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792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3.022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1.559cm"/>
    </style:style>
    <style:style style:name="co20" style:family="table-column">
      <style:table-column-properties fo:break-before="auto" style:column-width="1.452cm"/>
    </style:style>
    <style:style style:name="co21" style:family="table-column">
      <style:table-column-properties fo:break-before="auto" style:column-width="1.642cm"/>
    </style:style>
    <style:style style:name="co22" style:family="table-column">
      <style:table-column-properties fo:break-before="auto" style:column-width="1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color="#127622"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OverviewSLA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61.8" calcext:value-type="float">
            <text:p>61,8</text:p>
          </table:table-cell>
          <table:table-cell office:value-type="float" office:value="96.333333" calcext:value-type="float">
            <text:p>96,333333</text:p>
          </table:table-cell>
          <table:table-cell office:value-type="float" office:value="3.666667" calcext:value-type="float">
            <text:p>3,666667</text:p>
          </table:table-cell>
          <table:table-cell office:value-type="float" office:value="77.545455" calcext:value-type="float">
            <text:p>77,545455</text:p>
          </table:table-cell>
          <table:table-cell office:value-type="float" office:value="85.184343" calcext:value-type="float">
            <text:p>85,184343</text:p>
          </table:table-cell>
          <table:table-cell office:value-type="float" office:value="14.815657" calcext:value-type="float">
            <text:p>14,815657</text:p>
          </table:table-cell>
          <table:table-cell office:value-type="float" office:value="8.545455" calcext:value-type="float">
            <text:p>8,545455</text:p>
          </table:table-cell>
          <table:table-cell office:value-type="float" office:value="0.001341" calcext:value-type="float">
            <text:p>0,001341</text:p>
          </table:table-cell>
          <table:table-cell office:value-type="float" office:value="0" calcext:value-type="float">
            <text:p>0</text:p>
          </table:table-cell>
          <table:table-cell office:value-type="float" office:value="0.000203" calcext:value-type="float">
            <text:p>0,000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8.9" calcext:value-type="float">
            <text:p>498,9</text:p>
          </table:table-cell>
          <table:table-cell office:value-type="float" office:value="96.988728" calcext:value-type="float">
            <text:p>96,988728</text:p>
          </table:table-cell>
          <table:table-cell office:value-type="float" office:value="3.011272" calcext:value-type="float">
            <text:p>3,011272</text:p>
          </table:table-cell>
          <table:table-cell office:value-type="float" office:value="54.637681" calcext:value-type="float">
            <text:p>54,637681</text:p>
          </table:table-cell>
          <table:table-cell office:value-type="float" office:value="82.704011" calcext:value-type="float">
            <text:p>82,704011</text:p>
          </table:table-cell>
          <table:table-cell office:value-type="float" office:value="17.295989" calcext:value-type="float">
            <text:p>17,295989</text:p>
          </table:table-cell>
          <table:table-cell office:value-type="float" office:value="34.057971" calcext:value-type="float">
            <text:p>34,057971</text:p>
          </table:table-cell>
          <table:table-cell office:value-type="float" office:value="0.009582" calcext:value-type="float">
            <text:p>0,009582</text:p>
          </table:table-cell>
          <table:table-cell office:value-type="float" office:value="0" calcext:value-type="float">
            <text:p>0</text:p>
          </table:table-cell>
          <table:table-cell office:value-type="float" office:value="0.001308" calcext:value-type="float">
            <text:p>0,001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4.3" calcext:value-type="float">
            <text:p>12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048578" calcext:value-type="float">
            <text:p>41,048578</text:p>
          </table:table-cell>
          <table:table-cell office:value-type="float" office:value="95.904762" calcext:value-type="float">
            <text:p>95,904762</text:p>
          </table:table-cell>
          <table:table-cell office:value-type="float" office:value="4.095238" calcext:value-type="float">
            <text:p>4,095238</text:p>
          </table:table-cell>
          <table:table-cell office:value-type="float" office:value="56.982235" calcext:value-type="float">
            <text:p>56,982235</text:p>
          </table:table-cell>
          <table:table-cell office:value-type="float" office:value="0.003954" calcext:value-type="float">
            <text:p>0,003954</text:p>
          </table:table-cell>
          <table:table-cell office:value-type="float" office:value="0" calcext:value-type="float">
            <text:p>0</text:p>
          </table:table-cell>
          <table:table-cell office:value-type="float" office:value="0.005058" calcext:value-type="float">
            <text:p>0,0050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562.5" calcext:value-type="float">
            <text:p>562,5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852" calcext:value-type="float">
            <text:p>0,003852</text:p>
          </table:table-cell>
          <table:table-cell office:value-type="float" office:value="0" calcext:value-type="float">
            <text:p>0</text:p>
          </table:table-cell>
          <table:table-cell office:value-type="float" office:value="0.000152" calcext:value-type="float">
            <text:p>0,000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office:value-type="float" office:value="77.075472" calcext:value-type="float">
            <text:p>77,075472</text:p>
          </table:table-cell>
          <table:table-cell office:value-type="float" office:value="22.924528" calcext:value-type="float">
            <text:p>22,924528</text:p>
          </table:table-cell>
          <table:table-cell office:value-type="float" office:value="79.377358" calcext:value-type="float">
            <text:p>79,377358</text:p>
          </table:table-cell>
          <table:table-cell office:value-type="float" office:value="79.392053" calcext:value-type="float">
            <text:p>79,392053</text:p>
          </table:table-cell>
          <table:table-cell office:value-type="float" office:value="20.607947" calcext:value-type="float">
            <text:p>20,607947</text:p>
          </table:table-cell>
          <table:table-cell office:value-type="float" office:value="0.018868" calcext:value-type="float">
            <text:p>0,018868</text:p>
          </table:table-cell>
          <table:table-cell office:value-type="float" office:value="0.041605" calcext:value-type="float">
            <text:p>0,041605</text:p>
          </table:table-cell>
          <table:table-cell office:value-type="float" office:value="0" calcext:value-type="float">
            <text:p>0</text:p>
          </table:table-cell>
          <table:table-cell office:value-type="float" office:value="0.001663" calcext:value-type="float">
            <text:p>0,0016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.3" calcext:value-type="float">
            <text:p>325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.297634" calcext:value-type="float">
            <text:p>16,297634</text:p>
          </table:table-cell>
          <table:table-cell office:value-type="float" office:value="64.301587" calcext:value-type="float">
            <text:p>64,301587</text:p>
          </table:table-cell>
          <table:table-cell office:value-type="float" office:value="35.698413" calcext:value-type="float">
            <text:p>35,698413</text:p>
          </table:table-cell>
          <table:table-cell office:value-type="float" office:value="74.884481" calcext:value-type="float">
            <text:p>74,884481</text:p>
          </table:table-cell>
          <table:table-cell office:value-type="float" office:value="0.0069" calcext:value-type="float">
            <text:p>0,0069</text:p>
          </table:table-cell>
          <table:table-cell office:value-type="float" office:value="0" calcext:value-type="float">
            <text:p>0</text:p>
          </table:table-cell>
          <table:table-cell office:value-type="float" office:value="0.013461" calcext:value-type="float">
            <text:p>0,013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3171" calcext:value-type="float">
            <text:p>0,003171</text:p>
          </table:table-cell>
          <table:table-cell office:value-type="float" office:value="0" calcext:value-type="float">
            <text:p>0</text:p>
          </table:table-cell>
          <table:table-cell office:value-type="float" office:value="0.000186" calcext:value-type="float">
            <text:p>0,000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office:value-type="float" office:value="76.843714" calcext:value-type="float">
            <text:p>76,843714</text:p>
          </table:table-cell>
          <table:table-cell office:value-type="float" office:value="23.156286" calcext:value-type="float">
            <text:p>23,156286</text:p>
          </table:table-cell>
          <table:table-cell office:value-type="float" office:value="55.660342" calcext:value-type="float">
            <text:p>55,660342</text:p>
          </table:table-cell>
          <table:table-cell office:value-type="float" office:value="57.26173" calcext:value-type="float">
            <text:p>57,26173</text:p>
          </table:table-cell>
          <table:table-cell office:value-type="float" office:value="42.73827" calcext:value-type="float">
            <text:p>42,73827</text:p>
          </table:table-cell>
          <table:table-cell office:value-type="float" office:value="2.894009" calcext:value-type="float">
            <text:p>2,894009</text:p>
          </table:table-cell>
          <table:table-cell office:value-type="float" office:value="0.004605" calcext:value-type="float">
            <text:p>0,004605</text:p>
          </table:table-cell>
          <table:table-cell office:value-type="float" office:value="0" calcext:value-type="float">
            <text:p>0</text:p>
          </table:table-cell>
          <table:table-cell office:value-type="float" office:value="0.000484" calcext:value-type="float">
            <text:p>0,000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5419" calcext:value-type="float">
            <text:p>0,015419</text:p>
          </table:table-cell>
          <table:table-cell office:value-type="float" office:value="0" calcext:value-type="float">
            <text:p>0</text:p>
          </table:table-cell>
          <table:table-cell office:value-type="float" office:value="0.000762" calcext:value-type="float">
            <text:p>0,0007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9515" calcext:value-type="float">
            <text:p>0,089515</text:p>
          </table:table-cell>
          <table:table-cell office:value-type="float" office:value="0" calcext:value-type="float">
            <text:p>0</text:p>
          </table:table-cell>
          <table:table-cell office:value-type="float" office:value="0.006893" calcext:value-type="float">
            <text:p>0,0068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9.2" calcext:value-type="float">
            <text:p>259,2</text:p>
          </table:table-cell>
          <table:table-cell office:value-type="float" office:value="99.401583" calcext:value-type="float">
            <text:p>99,401583</text:p>
          </table:table-cell>
          <table:table-cell office:value-type="float" office:value="0.598417" calcext:value-type="float">
            <text:p>0,598417</text:p>
          </table:table-cell>
          <table:table-cell office:value-type="float" office:value="18.191721" calcext:value-type="float">
            <text:p>18,191721</text:p>
          </table:table-cell>
          <table:table-cell office:value-type="float" office:value="63.8557" calcext:value-type="float">
            <text:p>63,8557</text:p>
          </table:table-cell>
          <table:table-cell office:value-type="float" office:value="36.1443" calcext:value-type="float">
            <text:p>36,1443</text:p>
          </table:table-cell>
          <table:table-cell office:value-type="float" office:value="71.677075" calcext:value-type="float">
            <text:p>71,677075</text:p>
          </table:table-cell>
          <table:table-cell office:value-type="float" office:value="0.005672" calcext:value-type="float">
            <text:p>0,005672</text:p>
          </table:table-cell>
          <table:table-cell office:value-type="float" office:value="0" calcext:value-type="float">
            <text:p>0</text:p>
          </table:table-cell>
          <table:table-cell office:value-type="float" office:value="0.000957" calcext:value-type="float">
            <text:p>0,0009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744.3" calcext:value-type="float">
            <text:p>744,3</text:p>
          </table:table-cell>
          <table:table-cell office:value-type="float" office:value="79.550488" calcext:value-type="float">
            <text:p>79,550488</text:p>
          </table:table-cell>
          <table:table-cell office:value-type="float" office:value="20.449512" calcext:value-type="float">
            <text:p>20,449512</text:p>
          </table:table-cell>
          <table:table-cell office:value-type="float" office:value="33.069498" calcext:value-type="float">
            <text:p>33,069498</text:p>
          </table:table-cell>
          <table:table-cell office:value-type="float" office:value="44.823399" calcext:value-type="float">
            <text:p>44,823399</text:p>
          </table:table-cell>
          <table:table-cell office:value-type="float" office:value="55.176601" calcext:value-type="float">
            <text:p>55,176601</text:p>
          </table:table-cell>
          <table:table-cell office:value-type="float" office:value="26.199669" calcext:value-type="float">
            <text:p>26,199669</text:p>
          </table:table-cell>
          <table:table-cell office:value-type="float" office:value="0.016903" calcext:value-type="float">
            <text:p>0,016903</text:p>
          </table:table-cell>
          <table:table-cell office:value-type="float" office:value="0" calcext:value-type="float">
            <text:p>0</text:p>
          </table:table-cell>
          <table:table-cell office:value-type="float" office:value="0.001333" calcext:value-type="float">
            <text:p>0,001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7" calcext:value-type="float">
            <text:p>522,7</text:p>
          </table:table-cell>
          <table:table-cell office:value-type="float" office:value="98.553309" calcext:value-type="float">
            <text:p>98,553309</text:p>
          </table:table-cell>
          <table:table-cell office:value-type="float" office:value="1.446691" calcext:value-type="float">
            <text:p>1,446691</text:p>
          </table:table-cell>
          <table:table-cell office:value-type="float" office:value="40.722462" calcext:value-type="float">
            <text:p>40,722462</text:p>
          </table:table-cell>
          <table:table-cell office:value-type="float" office:value="85.515537" calcext:value-type="float">
            <text:p>85,515537</text:p>
          </table:table-cell>
          <table:table-cell office:value-type="float" office:value="14.484463" calcext:value-type="float">
            <text:p>14,484463</text:p>
          </table:table-cell>
          <table:table-cell office:value-type="float" office:value="52.366406" calcext:value-type="float">
            <text:p>52,366406</text:p>
          </table:table-cell>
          <table:table-cell office:value-type="float" office:value="0.011125" calcext:value-type="float">
            <text:p>0,011125</text:p>
          </table:table-cell>
          <table:table-cell office:value-type="float" office:value="0" calcext:value-type="float">
            <text:p>0</text:p>
          </table:table-cell>
          <table:table-cell office:value-type="float" office:value="0.001389" calcext:value-type="float">
            <text:p>0,001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322.2" calcext:value-type="float">
            <text:p>32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0.563492" calcext:value-type="float">
            <text:p>0,56349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9.436508" calcext:value-type="float">
            <text:p>99,436508</text:p>
          </table:table-cell>
          <table:table-cell office:value-type="float" office:value="0.012797" calcext:value-type="float">
            <text:p>0,012797</text:p>
          </table:table-cell>
          <table:table-cell office:value-type="float" office:value="0" calcext:value-type="float">
            <text:p>0</text:p>
          </table:table-cell>
          <table:table-cell office:value-type="float" office:value="0.001197" calcext:value-type="float">
            <text:p>0,001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169.5" calcext:value-type="float">
            <text:p>169,5</text:p>
          </table:table-cell>
          <table:table-cell office:value-type="float" office:value="93.651017" calcext:value-type="float">
            <text:p>93,651017</text:p>
          </table:table-cell>
          <table:table-cell office:value-type="float" office:value="6.348983" calcext:value-type="float">
            <text:p>6,348983</text:p>
          </table:table-cell>
          <table:table-cell office:value-type="float" office:value="79.465241" calcext:value-type="float">
            <text:p>79,465241</text:p>
          </table:table-cell>
          <table:table-cell office:value-type="float" office:value="81.957694" calcext:value-type="float">
            <text:p>81,957694</text:p>
          </table:table-cell>
          <table:table-cell office:value-type="float" office:value="18.042306" calcext:value-type="float">
            <text:p>18,042306</text:p>
          </table:table-cell>
          <table:table-cell office:value-type="float" office:value="2.98574" calcext:value-type="float">
            <text:p>2,98574</text:p>
          </table:table-cell>
          <table:table-cell office:value-type="float" office:value="0.004324" calcext:value-type="float">
            <text:p>0,004324</text:p>
          </table:table-cell>
          <table:table-cell office:value-type="float" office:value="0" calcext:value-type="float">
            <text:p>0</text:p>
          </table:table-cell>
          <table:table-cell office:value-type="float" office:value="0.000308" calcext:value-type="float">
            <text:p>0,000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81.7" calcext:value-type="float">
            <text:p>81,7</text:p>
          </table:table-cell>
          <table:table-cell office:value-type="float" office:value="77.315372" calcext:value-type="float">
            <text:p>77,315372</text:p>
          </table:table-cell>
          <table:table-cell office:value-type="float" office:value="22.684628" calcext:value-type="float">
            <text:p>22,684628</text:p>
          </table:table-cell>
          <table:table-cell office:value-type="float" office:value="61.157256" calcext:value-type="float">
            <text:p>61,157256</text:p>
          </table:table-cell>
          <table:table-cell office:value-type="float" office:value="64.832612" calcext:value-type="float">
            <text:p>64,832612</text:p>
          </table:table-cell>
          <table:table-cell office:value-type="float" office:value="35.167388" calcext:value-type="float">
            <text:p>35,167388</text:p>
          </table:table-cell>
          <table:table-cell office:value-type="float" office:value="5.946358" calcext:value-type="float">
            <text:p>5,946358</text:p>
          </table:table-cell>
          <table:table-cell office:value-type="float" office:value="0.0027" calcext:value-type="float">
            <text:p>0,0027</text:p>
          </table:table-cell>
          <table:table-cell office:value-type="float" office:value="0" calcext:value-type="float">
            <text:p>0</text:p>
          </table:table-cell>
          <table:table-cell office:value-type="float" office:value="0.000429" calcext:value-type="float">
            <text:p>0,000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51.7" calcext:value-type="float">
            <text:p>51,7</text:p>
          </table:table-cell>
          <table:table-cell office:value-type="float" office:value="80.282872" calcext:value-type="float">
            <text:p>80,282872</text:p>
          </table:table-cell>
          <table:table-cell office:value-type="float" office:value="19.717128" calcext:value-type="float">
            <text:p>19,717128</text:p>
          </table:table-cell>
          <table:table-cell office:value-type="float" office:value="70.612903" calcext:value-type="float">
            <text:p>70,612903</text:p>
          </table:table-cell>
          <table:table-cell office:value-type="float" office:value="71.570263" calcext:value-type="float">
            <text:p>71,570263</text:p>
          </table:table-cell>
          <table:table-cell office:value-type="float" office:value="28.429737" calcext:value-type="float">
            <text:p>28,429737</text:p>
          </table:table-cell>
          <table:table-cell office:value-type="float" office:value="1.311828" calcext:value-type="float">
            <text:p>1,311828</text:p>
          </table:table-cell>
          <table:table-cell office:value-type="float" office:value="0.003512" calcext:value-type="float">
            <text:p>0,003512</text:p>
          </table:table-cell>
          <table:table-cell office:value-type="float" office:value="0" calcext:value-type="float">
            <text:p>0</text:p>
          </table:table-cell>
          <table:table-cell office:value-type="float" office:value="0.000158" calcext:value-type="float">
            <text:p>0,000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2032" calcext:value-type="float">
            <text:p>0,002032</text:p>
          </table:table-cell>
          <table:table-cell office:value-type="float" office:value="0" calcext:value-type="float">
            <text:p>0</text:p>
          </table:table-cell>
          <table:table-cell office:value-type="float" office:value="0.000078" calcext:value-type="float">
            <text:p>0,0000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6" calcext:value-type="float">
            <text:p>235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1.851852" calcext:value-type="float">
            <text:p>21,851852</text:p>
          </table:table-cell>
          <table:table-cell office:value-type="float" office:value="86.455988" calcext:value-type="float">
            <text:p>86,455988</text:p>
          </table:table-cell>
          <table:table-cell office:value-type="float" office:value="13.544012" calcext:value-type="float">
            <text:p>13,544012</text:p>
          </table:table-cell>
          <table:table-cell office:value-type="float" office:value="74.814815" calcext:value-type="float">
            <text:p>74,814815</text:p>
          </table:table-cell>
          <table:table-cell office:value-type="float" office:value="0.003943" calcext:value-type="float">
            <text:p>0,003943</text:p>
          </table:table-cell>
          <table:table-cell office:value-type="float" office:value="0" calcext:value-type="float">
            <text:p>0</text:p>
          </table:table-cell>
          <table:table-cell office:value-type="float" office:value="0.000453" calcext:value-type="float">
            <text:p>0,000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71.2" calcext:value-type="float">
            <text:p>71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.588745" calcext:value-type="float">
            <text:p>15,58874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84.411255" calcext:value-type="float">
            <text:p>84,411255</text:p>
          </table:table-cell>
          <table:table-cell office:value-type="float" office:value="0.002248" calcext:value-type="float">
            <text:p>0,002248</text:p>
          </table:table-cell>
          <table:table-cell office:value-type="float" office:value="0" calcext:value-type="float">
            <text:p>0</text:p>
          </table:table-cell>
          <table:table-cell office:value-type="float" office:value="0.000482" calcext:value-type="float">
            <text:p>0,000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4371" calcext:value-type="float">
            <text:p>0,004371</text:p>
          </table:table-cell>
          <table:table-cell office:value-type="float" office:value="0" calcext:value-type="float">
            <text:p>0</text:p>
          </table:table-cell>
          <table:table-cell office:value-type="float" office:value="0.00033" calcext:value-type="float">
            <text:p>0,00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74.3" calcext:value-type="float">
            <text:p>274,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4.190476" calcext:value-type="float">
            <text:p>34,190476</text:p>
          </table:table-cell>
          <table:table-cell office:value-type="float" office:value="98.571429" calcext:value-type="float">
            <text:p>98,571429</text:p>
          </table:table-cell>
          <table:table-cell office:value-type="float" office:value="1.428571" calcext:value-type="float">
            <text:p>1,428571</text:p>
          </table:table-cell>
          <table:table-cell office:value-type="float" office:value="65.238095" calcext:value-type="float">
            <text:p>65,238095</text:p>
          </table:table-cell>
          <table:table-cell office:value-type="float" office:value="0.011801" calcext:value-type="float">
            <text:p>0,011801</text:p>
          </table:table-cell>
          <table:table-cell office:value-type="float" office:value="0" calcext:value-type="float">
            <text:p>0</text:p>
          </table:table-cell>
          <table:table-cell office:value-type="float" office:value="0.01141" calcext:value-type="float">
            <text:p>0,01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5.5" calcext:value-type="float">
            <text:p>45,5</text:p>
          </table:table-cell>
          <table:table-cell office:value-type="float" office:value="95.62963" calcext:value-type="float">
            <text:p>95,62963</text:p>
          </table:table-cell>
          <table:table-cell office:value-type="float" office:value="4.37037" calcext:value-type="float">
            <text:p>4,37037</text:p>
          </table:table-cell>
          <table:table-cell table:number-columns-repeated="2" office:value-type="float" office:value="94.666667" calcext:value-type="float">
            <text:p>94,666667</text:p>
          </table:table-cell>
          <table:table-cell office:value-type="float" office:value="5.333333" calcext:value-type="float">
            <text:p>5,333333</text:p>
          </table:table-cell>
          <table:table-cell office:value-type="float" office:value="0" calcext:value-type="float">
            <text:p>0</text:p>
          </table:table-cell>
          <table:table-cell office:value-type="float" office:value="0.001273" calcext:value-type="float">
            <text:p>0,001273</text:p>
          </table:table-cell>
          <table:table-cell office:value-type="float" office:value="0" calcext:value-type="float">
            <text:p>0</text:p>
          </table:table-cell>
          <table:table-cell office:value-type="float" office:value="0.000077" calcext:value-type="float">
            <text:p>0,0000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66" calcext:value-type="float">
            <text:p>0,00366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,00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94.6" calcext:value-type="float">
            <text:p>294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.777778" calcext:value-type="float">
            <text:p>22,77777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77.222222" calcext:value-type="float">
            <text:p>77,222222</text:p>
          </table:table-cell>
          <table:table-cell office:value-type="float" office:value="0.041163" calcext:value-type="float">
            <text:p>0,041163</text:p>
          </table:table-cell>
          <table:table-cell office:value-type="float" office:value="0" calcext:value-type="float">
            <text:p>0</text:p>
          </table:table-cell>
          <table:table-cell office:value-type="float" office:value="0.031118" calcext:value-type="float">
            <text:p>0,031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office:value-type="float" office:value="95.349073" calcext:value-type="float">
            <text:p>95,349073</text:p>
          </table:table-cell>
          <table:table-cell office:value-type="float" office:value="4.650927" calcext:value-type="float">
            <text:p>4,650927</text:p>
          </table:table-cell>
          <table:table-cell office:value-type="float" office:value="95.324675" calcext:value-type="float">
            <text:p>95,324675</text:p>
          </table:table-cell>
          <table:table-cell office:value-type="float" office:value="96.209957" calcext:value-type="float">
            <text:p>96,209957</text:p>
          </table:table-cell>
          <table:table-cell office:value-type="float" office:value="3.790043" calcext:value-type="float">
            <text:p>3,790043</text:p>
          </table:table-cell>
          <table:table-cell office:value-type="float" office:value="0.930736" calcext:value-type="float">
            <text:p>0,930736</text:p>
          </table:table-cell>
          <table:table-cell office:value-type="float" office:value="0.001728" calcext:value-type="float">
            <text:p>0,001728</text:p>
          </table:table-cell>
          <table:table-cell office:value-type="float" office:value="0" calcext:value-type="float">
            <text:p>0</text:p>
          </table:table-cell>
          <table:table-cell office:value-type="float" office:value="0.000107" calcext:value-type="float">
            <text:p>0,000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office:value-type="float" office:value="90.957999" calcext:value-type="float">
            <text:p>90,957999</text:p>
          </table:table-cell>
          <table:table-cell office:value-type="float" office:value="9.042001" calcext:value-type="float">
            <text:p>9,042001</text:p>
          </table:table-cell>
          <table:table-cell office:value-type="float" office:value="66.036025" calcext:value-type="float">
            <text:p>66,036025</text:p>
          </table:table-cell>
          <table:table-cell office:value-type="float" office:value="68.289905" calcext:value-type="float">
            <text:p>68,289905</text:p>
          </table:table-cell>
          <table:table-cell office:value-type="float" office:value="31.710095" calcext:value-type="float">
            <text:p>31,710095</text:p>
          </table:table-cell>
          <table:table-cell office:value-type="float" office:value="3.258803" calcext:value-type="float">
            <text:p>3,258803</text:p>
          </table:table-cell>
          <table:table-cell office:value-type="float" office:value="0.011631" calcext:value-type="float">
            <text:p>0,011631</text:p>
          </table:table-cell>
          <table:table-cell office:value-type="float" office:value="0" calcext:value-type="float">
            <text:p>0</text:p>
          </table:table-cell>
          <table:table-cell office:value-type="float" office:value="0.001458" calcext:value-type="float">
            <text:p>0,001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9.5" calcext:value-type="float">
            <text:p>5059,5</text:p>
          </table:table-cell>
          <table:table-cell office:value-type="float" office:value="99.367868" calcext:value-type="float">
            <text:p>99,367868</text:p>
          </table:table-cell>
          <table:table-cell office:value-type="float" office:value="0.632132" calcext:value-type="float">
            <text:p>0,632132</text:p>
          </table:table-cell>
          <table:table-cell office:value-type="float" office:value="54.621622" calcext:value-type="float">
            <text:p>54,621622</text:p>
          </table:table-cell>
          <table:table-cell office:value-type="float" office:value="79.058468" calcext:value-type="float">
            <text:p>79,058468</text:p>
          </table:table-cell>
          <table:table-cell office:value-type="float" office:value="20.941532" calcext:value-type="float">
            <text:p>20,941532</text:p>
          </table:table-cell>
          <table:table-cell office:value-type="float" office:value="30.905405" calcext:value-type="float">
            <text:p>30,905405</text:p>
          </table:table-cell>
          <table:table-cell office:value-type="float" office:value="0.187305" calcext:value-type="float">
            <text:p>0,187305</text:p>
          </table:table-cell>
          <table:table-cell office:value-type="float" office:value="0" calcext:value-type="float">
            <text:p>0</text:p>
          </table:table-cell>
          <table:table-cell office:value-type="float" office:value="0.197609" calcext:value-type="float">
            <text:p>0,197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4.9" calcext:value-type="float">
            <text:p>884,9</text:p>
          </table:table-cell>
          <table:table-cell office:value-type="float" office:value="95.661376" calcext:value-type="float">
            <text:p>95,661376</text:p>
          </table:table-cell>
          <table:table-cell office:value-type="float" office:value="4.338624" calcext:value-type="float">
            <text:p>4,338624</text:p>
          </table:table-cell>
          <table:table-cell office:value-type="float" office:value="90.38961" calcext:value-type="float">
            <text:p>90,38961</text:p>
          </table:table-cell>
          <table:table-cell office:value-type="float" office:value="93.421572" calcext:value-type="float">
            <text:p>93,421572</text:p>
          </table:table-cell>
          <table:table-cell office:value-type="float" office:value="6.578428" calcext:value-type="float">
            <text:p>6,578428</text:p>
          </table:table-cell>
          <table:table-cell office:value-type="float" office:value="3.246753" calcext:value-type="float">
            <text:p>3,246753</text:p>
          </table:table-cell>
          <table:table-cell office:value-type="float" office:value="0.056064" calcext:value-type="float">
            <text:p>0,056064</text:p>
          </table:table-cell>
          <table:table-cell office:value-type="float" office:value="0" calcext:value-type="float">
            <text:p>0</text:p>
          </table:table-cell>
          <table:table-cell office:value-type="float" office:value="0.021725" calcext:value-type="float">
            <text:p>0,0217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87.2" calcext:value-type="float">
            <text:p>187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3154" calcext:value-type="float">
            <text:p>0,013154</text:p>
          </table:table-cell>
          <table:table-cell office:value-type="float" office:value="0" calcext:value-type="float">
            <text:p>0</text:p>
          </table:table-cell>
          <table:table-cell office:value-type="float" office:value="0.013559" calcext:value-type="float">
            <text:p>0,0135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1.2" calcext:value-type="float">
            <text:p>941,2</text:p>
          </table:table-cell>
          <table:table-cell office:value-type="float" office:value="94.237654" calcext:value-type="float">
            <text:p>94,237654</text:p>
          </table:table-cell>
          <table:table-cell office:value-type="float" office:value="5.762346" calcext:value-type="float">
            <text:p>5,762346</text:p>
          </table:table-cell>
          <table:table-cell office:value-type="float" office:value="91.958333" calcext:value-type="float">
            <text:p>91,958333</text:p>
          </table:table-cell>
          <table:table-cell office:value-type="float" office:value="93.213789" calcext:value-type="float">
            <text:p>93,213789</text:p>
          </table:table-cell>
          <table:table-cell office:value-type="float" office:value="6.786211" calcext:value-type="float">
            <text:p>6,786211</text:p>
          </table:table-cell>
          <table:table-cell office:value-type="float" office:value="1.347222" calcext:value-type="float">
            <text:p>1,347222</text:p>
          </table:table-cell>
          <table:table-cell office:value-type="float" office:value="0.152594" calcext:value-type="float">
            <text:p>0,152594</text:p>
          </table:table-cell>
          <table:table-cell office:value-type="float" office:value="0" calcext:value-type="float">
            <text:p>0</text:p>
          </table:table-cell>
          <table:table-cell office:value-type="float" office:value="0.016031" calcext:value-type="float">
            <text:p>0,0160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8" calcext:value-type="float">
            <text:p>707,8</text:p>
          </table:table-cell>
          <table:table-cell office:value-type="float" office:value="98.502713" calcext:value-type="float">
            <text:p>98,502713</text:p>
          </table:table-cell>
          <table:table-cell office:value-type="float" office:value="1.497287" calcext:value-type="float">
            <text:p>1,497287</text:p>
          </table:table-cell>
          <table:table-cell office:value-type="float" office:value="51.890756" calcext:value-type="float">
            <text:p>51,890756</text:p>
          </table:table-cell>
          <table:table-cell office:value-type="float" office:value="63.478057" calcext:value-type="float">
            <text:p>63,478057</text:p>
          </table:table-cell>
          <table:table-cell office:value-type="float" office:value="36.521943" calcext:value-type="float">
            <text:p>36,521943</text:p>
          </table:table-cell>
          <table:table-cell office:value-type="float" office:value="18.333333" calcext:value-type="float">
            <text:p>18,333333</text:p>
          </table:table-cell>
          <table:table-cell office:value-type="float" office:value="0.023865" calcext:value-type="float">
            <text:p>0,023865</text:p>
          </table:table-cell>
          <table:table-cell office:value-type="float" office:value="0" calcext:value-type="float">
            <text:p>0</text:p>
          </table:table-cell>
          <table:table-cell office:value-type="float" office:value="0.023197" calcext:value-type="float">
            <text:p>0,023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7" calcext:value-type="float">
            <text:p>649,7</text:p>
          </table:table-cell>
          <table:table-cell office:value-type="float" office:value="98.765432" calcext:value-type="float">
            <text:p>98,765432</text:p>
          </table:table-cell>
          <table:table-cell office:value-type="float" office:value="1.234568" calcext:value-type="float">
            <text:p>1,234568</text:p>
          </table:table-cell>
          <table:table-cell office:value-type="float" office:value="93.434343" calcext:value-type="float">
            <text:p>93,434343</text:p>
          </table:table-cell>
          <table:table-cell office:value-type="float" office:value="93.71779" calcext:value-type="float">
            <text:p>93,71779</text:p>
          </table:table-cell>
          <table:table-cell office:value-type="float" office:value="6.28221" calcext:value-type="float">
            <text:p>6,28221</text:p>
          </table:table-cell>
          <table:table-cell office:value-type="float" office:value="0.30303" calcext:value-type="float">
            <text:p>0,30303</text:p>
          </table:table-cell>
          <table:table-cell office:value-type="float" office:value="0.014307" calcext:value-type="float">
            <text:p>0,014307</text:p>
          </table:table-cell>
          <table:table-cell office:value-type="float" office:value="0" calcext:value-type="float">
            <text:p>0</text:p>
          </table:table-cell>
          <table:table-cell office:value-type="float" office:value="0.002998" calcext:value-type="float">
            <text:p>0,0029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510.4" calcext:value-type="float">
            <text:p>510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7.252506" calcext:value-type="float">
            <text:p>37,252506</text:p>
          </table:table-cell>
          <table:table-cell office:value-type="float" office:value="92.914815" calcext:value-type="float">
            <text:p>92,914815</text:p>
          </table:table-cell>
          <table:table-cell office:value-type="float" office:value="7.085185" calcext:value-type="float">
            <text:p>7,085185</text:p>
          </table:table-cell>
          <table:table-cell office:value-type="float" office:value="59.927945" calcext:value-type="float">
            <text:p>59,927945</text:p>
          </table:table-cell>
          <table:table-cell office:value-type="float" office:value="0.014553" calcext:value-type="float">
            <text:p>0,014553</text:p>
          </table:table-cell>
          <table:table-cell office:value-type="float" office:value="0" calcext:value-type="float">
            <text:p>0</text:p>
          </table:table-cell>
          <table:table-cell office:value-type="float" office:value="0.024145" calcext:value-type="float">
            <text:p>0,024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59.4" calcext:value-type="float">
            <text:p>15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398693" calcext:value-type="float">
            <text:p>58,398693</text:p>
          </table:table-cell>
          <table:table-cell office:value-type="float" office:value="98.257576" calcext:value-type="float">
            <text:p>98,257576</text:p>
          </table:table-cell>
          <table:table-cell office:value-type="float" office:value="1.742424" calcext:value-type="float">
            <text:p>1,742424</text:p>
          </table:table-cell>
          <table:table-cell office:value-type="float" office:value="40.490196" calcext:value-type="float">
            <text:p>40,490196</text:p>
          </table:table-cell>
          <table:table-cell office:value-type="float" office:value="0.002271" calcext:value-type="float">
            <text:p>0,002271</text:p>
          </table:table-cell>
          <table:table-cell office:value-type="float" office:value="0" calcext:value-type="float">
            <text:p>0</text:p>
          </table:table-cell>
          <table:table-cell office:value-type="float" office:value="0.003767" calcext:value-type="float">
            <text:p>0,0037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6699" calcext:value-type="float">
            <text:p>0,006699</text:p>
          </table:table-cell>
          <table:table-cell office:value-type="float" office:value="0" calcext:value-type="float">
            <text:p>0</text:p>
          </table:table-cell>
          <table:table-cell office:value-type="float" office:value="0.00043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2197" calcext:value-type="float">
            <text:p>0,002197</text:p>
          </table:table-cell>
          <table:table-cell office:value-type="float" office:value="0" calcext:value-type="float">
            <text:p>0</text:p>
          </table:table-cell>
          <table:table-cell office:value-type="float" office:value="0.000148" calcext:value-type="float">
            <text:p>0,000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,5</text:p>
          </table:table-cell>
          <table:table-cell office:value-type="float" office:value="85.115132" calcext:value-type="float">
            <text:p>85,115132</text:p>
          </table:table-cell>
          <table:table-cell office:value-type="float" office:value="14.884868" calcext:value-type="float">
            <text:p>14,8848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255" calcext:value-type="float">
            <text:p>0,001255</text:p>
          </table:table-cell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56.3" calcext:value-type="float">
            <text:p>256,3</text:p>
          </table:table-cell>
          <table:table-cell office:value-type="float" office:value="91.94847" calcext:value-type="float">
            <text:p>91,94847</text:p>
          </table:table-cell>
          <table:table-cell office:value-type="float" office:value="8.05153" calcext:value-type="float">
            <text:p>8,05153</text:p>
          </table:table-cell>
          <table:table-cell office:value-type="float" office:value="76.086957" calcext:value-type="float">
            <text:p>76,086957</text:p>
          </table:table-cell>
          <table:table-cell office:value-type="float" office:value="84.451474" calcext:value-type="float">
            <text:p>84,451474</text:p>
          </table:table-cell>
          <table:table-cell office:value-type="float" office:value="15.548526" calcext:value-type="float">
            <text:p>15,548526</text:p>
          </table:table-cell>
          <table:table-cell office:value-type="float" office:value="10" calcext:value-type="float">
            <text:p>10</text:p>
          </table:table-cell>
          <table:table-cell office:value-type="float" office:value="0.011286" calcext:value-type="float">
            <text:p>0,011286</text:p>
          </table:table-cell>
          <table:table-cell office:value-type="float" office:value="0" calcext:value-type="float">
            <text:p>0</text:p>
          </table:table-cell>
          <table:table-cell office:value-type="float" office:value="0.001126" calcext:value-type="float">
            <text:p>0,001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97.556229" calcext:value-type="float">
            <text:p>97,556229</text:p>
          </table:table-cell>
          <table:table-cell office:value-type="float" office:value="2.443771" calcext:value-type="float">
            <text:p>2,443771</text:p>
          </table:table-cell>
          <table:table-cell office:value-type="float" office:value="43.332625" calcext:value-type="float">
            <text:p>43,332625</text:p>
          </table:table-cell>
          <table:table-cell office:value-type="float" office:value="78.037518" calcext:value-type="float">
            <text:p>78,037518</text:p>
          </table:table-cell>
          <table:table-cell office:value-type="float" office:value="21.962482" calcext:value-type="float">
            <text:p>21,962482</text:p>
          </table:table-cell>
          <table:table-cell office:value-type="float" office:value="44.166048" calcext:value-type="float">
            <text:p>44,166048</text:p>
          </table:table-cell>
          <table:table-cell office:value-type="float" office:value="0.003716" calcext:value-type="float">
            <text:p>0,003716</text:p>
          </table:table-cell>
          <table:table-cell office:value-type="float" office:value="0" calcext:value-type="float">
            <text:p>0</text:p>
          </table:table-cell>
          <table:table-cell office:value-type="float" office:value="0.004524" calcext:value-type="float">
            <text:p>0,004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10.1" calcext:value-type="float">
            <text:p>10,1</text:p>
          </table:table-cell>
          <table:table-cell office:value-type="float" office:value="72.782136" calcext:value-type="float">
            <text:p>72,782136</text:p>
          </table:table-cell>
          <table:table-cell office:value-type="float" office:value="27.217864" calcext:value-type="float">
            <text:p>27,217864</text:p>
          </table:table-cell>
          <table:table-cell office:value-type="float" office:value="84.968607" calcext:value-type="float">
            <text:p>84,968607</text:p>
          </table:table-cell>
          <table:table-cell office:value-type="float" office:value="85.818613" calcext:value-type="float">
            <text:p>85,818613</text:p>
          </table:table-cell>
          <table:table-cell office:value-type="float" office:value="14.181387" calcext:value-type="float">
            <text:p>14,181387</text:p>
          </table:table-cell>
          <table:table-cell office:value-type="float" office:value="0.96535" calcext:value-type="float">
            <text:p>0,96535</text:p>
          </table:table-cell>
          <table:table-cell office:value-type="float" office:value="0.003997" calcext:value-type="float">
            <text:p>0,003997</text:p>
          </table:table-cell>
          <table:table-cell office:value-type="float" office:value="0" calcext:value-type="float">
            <text:p>0</text:p>
          </table:table-cell>
          <table:table-cell office:value-type="float" office:value="0.000191" calcext:value-type="float">
            <text:p>0,000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60.188679" calcext:value-type="float">
            <text:p>60,188679</text:p>
          </table:table-cell>
          <table:table-cell office:value-type="float" office:value="39.811321" calcext:value-type="float">
            <text:p>39,811321</text:p>
          </table:table-cell>
          <table:table-cell table:number-columns-repeated="2" office:value-type="float" office:value="51.716981" calcext:value-type="float">
            <text:p>51,716981</text:p>
          </table:table-cell>
          <table:table-cell office:value-type="float" office:value="48.283019" calcext:value-type="float">
            <text:p>48,283019</text:p>
          </table:table-cell>
          <table:table-cell office:value-type="float" office:value="0" calcext:value-type="float">
            <text:p>0</text:p>
          </table:table-cell>
          <table:table-cell office:value-type="float" office:value="0.040398" calcext:value-type="float">
            <text:p>0,040398</text:p>
          </table:table-cell>
          <table:table-cell office:value-type="float" office:value="0" calcext:value-type="float">
            <text:p>0</text:p>
          </table:table-cell>
          <table:table-cell office:value-type="float" office:value="0.001923" calcext:value-type="float">
            <text:p>0,0019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13.4" calcext:value-type="float">
            <text:p>213,4</text:p>
          </table:table-cell>
          <table:table-cell office:value-type="float" office:value="86.303206" calcext:value-type="float">
            <text:p>86,303206</text:p>
          </table:table-cell>
          <table:table-cell office:value-type="float" office:value="13.696794" calcext:value-type="float">
            <text:p>13,696794</text:p>
          </table:table-cell>
          <table:table-cell office:value-type="float" office:value="63.064215" calcext:value-type="float">
            <text:p>63,064215</text:p>
          </table:table-cell>
          <table:table-cell office:value-type="float" office:value="63.941192" calcext:value-type="float">
            <text:p>63,941192</text:p>
          </table:table-cell>
          <table:table-cell office:value-type="float" office:value="36.058808" calcext:value-type="float">
            <text:p>36,058808</text:p>
          </table:table-cell>
          <table:table-cell office:value-type="float" office:value="1.439279" calcext:value-type="float">
            <text:p>1,439279</text:p>
          </table:table-cell>
          <table:table-cell office:value-type="float" office:value="0.008677" calcext:value-type="float">
            <text:p>0,008677</text:p>
          </table:table-cell>
          <table:table-cell office:value-type="float" office:value="0" calcext:value-type="float">
            <text:p>0</text:p>
          </table:table-cell>
          <table:table-cell office:value-type="float" office:value="0.007515" calcext:value-type="float">
            <text:p>0,0075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276" calcext:value-type="float">
            <text:p>0,00276</text:p>
          </table:table-cell>
          <table:table-cell office:value-type="float" office:value="0" calcext:value-type="float">
            <text:p>0</text:p>
          </table:table-cell>
          <table:table-cell office:value-type="float" office:value="0.000169" calcext:value-type="float">
            <text:p>0,000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7.4" calcext:value-type="float">
            <text:p>17,4</text:p>
          </table:table-cell>
          <table:table-cell office:value-type="float" office:value="59.74083" calcext:value-type="float">
            <text:p>59,74083</text:p>
          </table:table-cell>
          <table:table-cell office:value-type="float" office:value="40.25917" calcext:value-type="float">
            <text:p>40,25917</text:p>
          </table:table-cell>
          <table:table-cell table:number-columns-repeated="2" office:value-type="float" office:value="57.883979" calcext:value-type="float">
            <text:p>57,883979</text:p>
          </table:table-cell>
          <table:table-cell office:value-type="float" office:value="42.116021" calcext:value-type="float">
            <text:p>42,116021</text:p>
          </table:table-cell>
          <table:table-cell office:value-type="float" office:value="0" calcext:value-type="float">
            <text:p>0</text:p>
          </table:table-cell>
          <table:table-cell office:value-type="float" office:value="0.004521" calcext:value-type="float">
            <text:p>0,004521</text:p>
          </table:table-cell>
          <table:table-cell office:value-type="float" office:value="0" calcext:value-type="float">
            <text:p>0</text:p>
          </table:table-cell>
          <table:table-cell office:value-type="float" office:value="0.00034" calcext:value-type="float">
            <text:p>0,000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295" calcext:value-type="float">
            <text:p>0,017295</text:p>
          </table:table-cell>
          <table:table-cell office:value-type="float" office:value="0" calcext:value-type="float">
            <text:p>0</text:p>
          </table:table-cell>
          <table:table-cell office:value-type="float" office:value="0.000797" calcext:value-type="float">
            <text:p>0,0007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5534" calcext:value-type="float">
            <text:p>0,105534</text:p>
          </table:table-cell>
          <table:table-cell office:value-type="float" office:value="0" calcext:value-type="float">
            <text:p>0</text:p>
          </table:table-cell>
          <table:table-cell office:value-type="float" office:value="0.010136" calcext:value-type="float">
            <text:p>0,010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53.7" calcext:value-type="float">
            <text:p>153,7</text:p>
          </table:table-cell>
          <table:table-cell office:value-type="float" office:value="85.035689" calcext:value-type="float">
            <text:p>85,035689</text:p>
          </table:table-cell>
          <table:table-cell office:value-type="float" office:value="14.964311" calcext:value-type="float">
            <text:p>14,964311</text:p>
          </table:table-cell>
          <table:table-cell office:value-type="float" office:value="46.5736" calcext:value-type="float">
            <text:p>46,5736</text:p>
          </table:table-cell>
          <table:table-cell office:value-type="float" office:value="51.135163" calcext:value-type="float">
            <text:p>51,135163</text:p>
          </table:table-cell>
          <table:table-cell office:value-type="float" office:value="48.864837" calcext:value-type="float">
            <text:p>48,864837</text:p>
          </table:table-cell>
          <table:table-cell office:value-type="float" office:value="9.061338" calcext:value-type="float">
            <text:p>9,061338</text:p>
          </table:table-cell>
          <table:table-cell office:value-type="float" office:value="0.005199" calcext:value-type="float">
            <text:p>0,005199</text:p>
          </table:table-cell>
          <table:table-cell office:value-type="float" office:value="0" calcext:value-type="float">
            <text:p>0</text:p>
          </table:table-cell>
          <table:table-cell office:value-type="float" office:value="0.000686" calcext:value-type="float">
            <text:p>0,0006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435.6" calcext:value-type="float">
            <text:p>435,6</text:p>
          </table:table-cell>
          <table:table-cell office:value-type="float" office:value="65.618213" calcext:value-type="float">
            <text:p>65,618213</text:p>
          </table:table-cell>
          <table:table-cell office:value-type="float" office:value="34.381787" calcext:value-type="float">
            <text:p>34,381787</text:p>
          </table:table-cell>
          <table:table-cell office:value-type="float" office:value="28.583839" calcext:value-type="float">
            <text:p>28,583839</text:p>
          </table:table-cell>
          <table:table-cell office:value-type="float" office:value="38.367408" calcext:value-type="float">
            <text:p>38,367408</text:p>
          </table:table-cell>
          <table:table-cell office:value-type="float" office:value="61.632592" calcext:value-type="float">
            <text:p>61,632592</text:p>
          </table:table-cell>
          <table:table-cell office:value-type="float" office:value="25.458724" calcext:value-type="float">
            <text:p>25,458724</text:p>
          </table:table-cell>
          <table:table-cell office:value-type="float" office:value="0.021755" calcext:value-type="float">
            <text:p>0,021755</text:p>
          </table:table-cell>
          <table:table-cell office:value-type="float" office:value="0" calcext:value-type="float">
            <text:p>0</text:p>
          </table:table-cell>
          <table:table-cell office:value-type="float" office:value="0.001558" calcext:value-type="float">
            <text:p>0,0015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382.5" calcext:value-type="float">
            <text:p>382,5</text:p>
          </table:table-cell>
          <table:table-cell office:value-type="float" office:value="95.660996" calcext:value-type="float">
            <text:p>95,660996</text:p>
          </table:table-cell>
          <table:table-cell office:value-type="float" office:value="4.339004" calcext:value-type="float">
            <text:p>4,339004</text:p>
          </table:table-cell>
          <table:table-cell office:value-type="float" office:value="56.920398" calcext:value-type="float">
            <text:p>56,920398</text:p>
          </table:table-cell>
          <table:table-cell office:value-type="float" office:value="86.376625" calcext:value-type="float">
            <text:p>86,376625</text:p>
          </table:table-cell>
          <table:table-cell office:value-type="float" office:value="13.623375" calcext:value-type="float">
            <text:p>13,623375</text:p>
          </table:table-cell>
          <table:table-cell office:value-type="float" office:value="34.181889" calcext:value-type="float">
            <text:p>34,181889</text:p>
          </table:table-cell>
          <table:table-cell office:value-type="float" office:value="0.010397" calcext:value-type="float">
            <text:p>0,010397</text:p>
          </table:table-cell>
          <table:table-cell office:value-type="float" office:value="0" calcext:value-type="float">
            <text:p>0</text:p>
          </table:table-cell>
          <table:table-cell office:value-type="float" office:value="0.001302" calcext:value-type="float">
            <text:p>0,001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322.2" calcext:value-type="float">
            <text:p>32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1205" calcext:value-type="float">
            <text:p>0,011205</text:p>
          </table:table-cell>
          <table:table-cell office:value-type="float" office:value="0" calcext:value-type="float">
            <text:p>0</text:p>
          </table:table-cell>
          <table:table-cell office:value-type="float" office:value="0.001275" calcext:value-type="float">
            <text:p>0,001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33.1" calcext:value-type="float">
            <text:p>33,1</text:p>
          </table:table-cell>
          <table:table-cell office:value-type="float" office:value="73.512119" calcext:value-type="float">
            <text:p>73,512119</text:p>
          </table:table-cell>
          <table:table-cell office:value-type="float" office:value="26.487881" calcext:value-type="float">
            <text:p>26,487881</text:p>
          </table:table-cell>
          <table:table-cell office:value-type="float" office:value="70.87344" calcext:value-type="float">
            <text:p>70,87344</text:p>
          </table:table-cell>
          <table:table-cell office:value-type="float" office:value="71.105169" calcext:value-type="float">
            <text:p>71,105169</text:p>
          </table:table-cell>
          <table:table-cell office:value-type="float" office:value="28.894831" calcext:value-type="float">
            <text:p>28,894831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" calcext:value-type="float">
            <text:p>0</text:p>
          </table:table-cell>
          <table:table-cell office:value-type="float" office:value="0.000245" calcext:value-type="float">
            <text:p>0,000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29.3" calcext:value-type="float">
            <text:p>29,3</text:p>
          </table:table-cell>
          <table:table-cell office:value-type="float" office:value="61.787154" calcext:value-type="float">
            <text:p>61,787154</text:p>
          </table:table-cell>
          <table:table-cell office:value-type="float" office:value="38.212846" calcext:value-type="float">
            <text:p>38,212846</text:p>
          </table:table-cell>
          <table:table-cell office:value-type="float" office:value="47.700922" calcext:value-type="float">
            <text:p>47,700922</text:p>
          </table:table-cell>
          <table:table-cell office:value-type="float" office:value="47.878788" calcext:value-type="float">
            <text:p>47,878788</text:p>
          </table:table-cell>
          <table:table-cell office:value-type="float" office:value="52.121212" calcext:value-type="float">
            <text:p>52,121212</text:p>
          </table:table-cell>
          <table:table-cell office:value-type="float" office:value="0.434783" calcext:value-type="float">
            <text:p>0,434783</text:p>
          </table:table-cell>
          <table:table-cell office:value-type="float" office:value="0.003734" calcext:value-type="float">
            <text:p>0,003734</text:p>
          </table:table-cell>
          <table:table-cell office:value-type="float" office:value="0" calcext:value-type="float">
            <text:p>0</text:p>
          </table:table-cell>
          <table:table-cell office:value-type="float" office:value="0.000509" calcext:value-type="float">
            <text:p>0,0005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6.9" calcext:value-type="float">
            <text:p>6,9</text:p>
          </table:table-cell>
          <table:table-cell office:value-type="float" office:value="73.601976" calcext:value-type="float">
            <text:p>73,601976</text:p>
          </table:table-cell>
          <table:table-cell office:value-type="float" office:value="26.398024" calcext:value-type="float">
            <text:p>26,398024</text:p>
          </table:table-cell>
          <table:table-cell table:number-columns-repeated="2" office:value-type="float" office:value="72.870968" calcext:value-type="float">
            <text:p>72,870968</text:p>
          </table:table-cell>
          <table:table-cell office:value-type="float" office:value="27.129032" calcext:value-type="float">
            <text:p>27,129032</text:p>
          </table:table-cell>
          <table:table-cell office:value-type="float" office:value="0" calcext:value-type="float">
            <text:p>0</text:p>
          </table:table-cell>
          <table:table-cell office:value-type="float" office:value="0.002425" calcext:value-type="float">
            <text:p>0,002425</text:p>
          </table:table-cell>
          <table:table-cell office:value-type="float" office:value="0" calcext:value-type="float">
            <text:p>0</text:p>
          </table:table-cell>
          <table:table-cell office:value-type="float" office:value="0.000109" calcext:value-type="float">
            <text:p>0,000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034" calcext:value-type="float">
            <text:p>0,001034</text:p>
          </table:table-cell>
          <table:table-cell office:value-type="float" office:value="0" calcext:value-type="float">
            <text:p>0</text:p>
          </table:table-cell>
          <table:table-cell office:value-type="float" office:value="0.000039" calcext:value-type="float">
            <text:p>0,0000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05.4" calcext:value-type="float">
            <text:p>205,4</text:p>
          </table:table-cell>
          <table:table-cell office:value-type="float" office:value="98.971193" calcext:value-type="float">
            <text:p>98,971193</text:p>
          </table:table-cell>
          <table:table-cell office:value-type="float" office:value="1.028807" calcext:value-type="float">
            <text:p>1,028807</text:p>
          </table:table-cell>
          <table:table-cell office:value-type="float" office:value="44.444444" calcext:value-type="float">
            <text:p>44,444444</text:p>
          </table:table-cell>
          <table:table-cell office:value-type="float" office:value="78.061741" calcext:value-type="float">
            <text:p>78,061741</text:p>
          </table:table-cell>
          <table:table-cell office:value-type="float" office:value="21.938259" calcext:value-type="float">
            <text:p>21,938259</text:p>
          </table:table-cell>
          <table:table-cell office:value-type="float" office:value="43.703704" calcext:value-type="float">
            <text:p>43,703704</text:p>
          </table:table-cell>
          <table:table-cell office:value-type="float" office:value="0.005162" calcext:value-type="float">
            <text:p>0,005162</text:p>
          </table:table-cell>
          <table:table-cell office:value-type="float" office:value="0" calcext:value-type="float">
            <text:p>0</text:p>
          </table:table-cell>
          <table:table-cell office:value-type="float" office:value="0.000579" calcext:value-type="float">
            <text:p>0,0005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3.164502" calcext:value-type="float">
            <text:p>73,164502</text:p>
          </table:table-cell>
          <table:table-cell office:value-type="float" office:value="0.002214" calcext:value-type="float">
            <text:p>0,002214</text:p>
          </table:table-cell>
          <table:table-cell office:value-type="float" office:value="0" calcext:value-type="float">
            <text:p>0</text:p>
          </table:table-cell>
          <table:table-cell office:value-type="float" office:value="0.000438" calcext:value-type="float">
            <text:p>0,0004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2251" calcext:value-type="float">
            <text:p>0,002251</text:p>
          </table:table-cell>
          <table:table-cell office:value-type="float" office:value="0" calcext:value-type="float">
            <text:p>0</text:p>
          </table:table-cell>
          <table:table-cell office:value-type="float" office:value="0.000152" calcext:value-type="float">
            <text:p>0,000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50.2" calcext:value-type="float">
            <text:p>250,2</text:p>
          </table:table-cell>
          <table:table-cell office:value-type="float" office:value="98.385473" calcext:value-type="float">
            <text:p>98,385473</text:p>
          </table:table-cell>
          <table:table-cell office:value-type="float" office:value="1.614527" calcext:value-type="float">
            <text:p>1,614527</text:p>
          </table:table-cell>
          <table:table-cell office:value-type="float" office:value="56.674603" calcext:value-type="float">
            <text:p>56,674603</text:p>
          </table:table-cell>
          <table:table-cell office:value-type="float" office:value="84.340119" calcext:value-type="float">
            <text:p>84,340119</text:p>
          </table:table-cell>
          <table:table-cell office:value-type="float" office:value="15.659881" calcext:value-type="float">
            <text:p>15,659881</text:p>
          </table:table-cell>
          <table:table-cell office:value-type="float" office:value="32.769841" calcext:value-type="float">
            <text:p>32,769841</text:p>
          </table:table-cell>
          <table:table-cell office:value-type="float" office:value="0.009402" calcext:value-type="float">
            <text:p>0,009402</text:p>
          </table:table-cell>
          <table:table-cell office:value-type="float" office:value="0" calcext:value-type="float">
            <text:p>0</text:p>
          </table:table-cell>
          <table:table-cell office:value-type="float" office:value="0.01139" calcext:value-type="float">
            <text:p>0,01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,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9.333333" calcext:value-type="float">
            <text:p>89,333333</text:p>
          </table:table-cell>
          <table:table-cell office:value-type="float" office:value="10.666667" calcext:value-type="float">
            <text:p>10,666667</text:p>
          </table:table-cell>
          <table:table-cell office:value-type="float" office:value="0" calcext:value-type="float">
            <text:p>0</text:p>
          </table:table-cell>
          <table:table-cell office:value-type="float" office:value="0.001008" calcext:value-type="float">
            <text:p>0,001008</text:p>
          </table:table-cell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0,0000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456" calcext:value-type="float">
            <text:p>0,003456</text:p>
          </table:table-cell>
          <table:table-cell office:value-type="float" office:value="0" calcext:value-type="float">
            <text:p>0</text:p>
          </table:table-cell>
          <table:table-cell office:value-type="float" office:value="0.00016" calcext:value-type="float">
            <text:p>0,00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82.2" calcext:value-type="float">
            <text:p>282,2</text:p>
          </table:table-cell>
          <table:table-cell office:value-type="float" office:value="96.141975" calcext:value-type="float">
            <text:p>96,141975</text:p>
          </table:table-cell>
          <table:table-cell office:value-type="float" office:value="3.858025" calcext:value-type="float">
            <text:p>3,858025</text:p>
          </table:table-cell>
          <table:table-cell office:value-type="float" office:value="34.166667" calcext:value-type="float">
            <text:p>34,166667</text:p>
          </table:table-cell>
          <table:table-cell office:value-type="float" office:value="78.796569" calcext:value-type="float">
            <text:p>78,796569</text:p>
          </table:table-cell>
          <table:table-cell office:value-type="float" office:value="21.203431" calcext:value-type="float">
            <text:p>21,203431</text:p>
          </table:table-cell>
          <table:table-cell office:value-type="float" office:value="56.388889" calcext:value-type="float">
            <text:p>56,388889</text:p>
          </table:table-cell>
          <table:table-cell office:value-type="float" office:value="0.034712" calcext:value-type="float">
            <text:p>0,034712</text:p>
          </table:table-cell>
          <table:table-cell office:value-type="float" office:value="0" calcext:value-type="float">
            <text:p>0</text:p>
          </table:table-cell>
          <table:table-cell office:value-type="float" office:value="0.024674" calcext:value-type="float">
            <text:p>0,0246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85.116714" calcext:value-type="float">
            <text:p>85,116714</text:p>
          </table:table-cell>
          <table:table-cell office:value-type="float" office:value="14.883286" calcext:value-type="float">
            <text:p>14,883286</text:p>
          </table:table-cell>
          <table:table-cell table:number-columns-repeated="2" office:value-type="float" office:value="84.69697" calcext:value-type="float">
            <text:p>84,69697</text:p>
          </table:table-cell>
          <table:table-cell office:value-type="float" office:value="15.30303" calcext:value-type="float">
            <text:p>15,30303</text:p>
          </table:table-cell>
          <table:table-cell office:value-type="float" office:value="0" calcext:value-type="float">
            <text:p>0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4.2" calcext:value-type="float">
            <text:p>44,2</text:p>
          </table:table-cell>
          <table:table-cell office:value-type="float" office:value="70.572815" calcext:value-type="float">
            <text:p>70,572815</text:p>
          </table:table-cell>
          <table:table-cell office:value-type="float" office:value="29.427185" calcext:value-type="float">
            <text:p>29,427185</text:p>
          </table:table-cell>
          <table:table-cell table:number-columns-repeated="2" office:value-type="float" office:value="69.019796" calcext:value-type="float">
            <text:p>69,019796</text:p>
          </table:table-cell>
          <table:table-cell office:value-type="float" office:value="30.980204" calcext:value-type="float">
            <text:p>30,980204</text:p>
          </table:table-cell>
          <table:table-cell office:value-type="float" office:value="0" calcext:value-type="float">
            <text:p>0</text:p>
          </table:table-cell>
          <table:table-cell office:value-type="float" office:value="0.008303" calcext:value-type="float">
            <text:p>0,008303</text:p>
          </table:table-cell>
          <table:table-cell office:value-type="float" office:value="0" calcext:value-type="float">
            <text:p>0</text:p>
          </table:table-cell>
          <table:table-cell office:value-type="float" office:value="0.001014" calcext:value-type="float">
            <text:p>0,0010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159" calcext:value-type="float">
            <text:p>6159</text:p>
          </table:table-cell>
          <table:table-cell office:value-type="float" office:value="99.246246" calcext:value-type="float">
            <text:p>99,246246</text:p>
          </table:table-cell>
          <table:table-cell office:value-type="float" office:value="0.753754" calcext:value-type="float">
            <text:p>0,753754</text:p>
          </table:table-cell>
          <table:table-cell office:value-type="float" office:value="73.027027" calcext:value-type="float">
            <text:p>73,027027</text:p>
          </table:table-cell>
          <table:table-cell office:value-type="float" office:value="74.630303" calcext:value-type="float">
            <text:p>74,630303</text:p>
          </table:table-cell>
          <table:table-cell office:value-type="float" office:value="25.369697" calcext:value-type="float">
            <text:p>25,369697</text:p>
          </table:table-cell>
          <table:table-cell office:value-type="float" office:value="2.148649" calcext:value-type="float">
            <text:p>2,148649</text:p>
          </table:table-cell>
          <table:table-cell office:value-type="float" office:value="0.159638" calcext:value-type="float">
            <text:p>0,159638</text:p>
          </table:table-cell>
          <table:table-cell office:value-type="float" office:value="0" calcext:value-type="float">
            <text:p>0</text:p>
          </table:table-cell>
          <table:table-cell office:value-type="float" office:value="0.21361" calcext:value-type="float">
            <text:p>0,21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97.9" calcext:value-type="float">
            <text:p>97,9</text:p>
          </table:table-cell>
          <table:table-cell office:value-type="float" office:value="80.976431" calcext:value-type="float">
            <text:p>80,976431</text:p>
          </table:table-cell>
          <table:table-cell office:value-type="float" office:value="19.023569" calcext:value-type="float">
            <text:p>19,023569</text:p>
          </table:table-cell>
          <table:table-cell office:value-type="float" office:value="78.008658" calcext:value-type="float">
            <text:p>78,008658</text:p>
          </table:table-cell>
          <table:table-cell office:value-type="float" office:value="78.040843" calcext:value-type="float">
            <text:p>78,040843</text:p>
          </table:table-cell>
          <table:table-cell office:value-type="float" office:value="21.959157" calcext:value-type="float">
            <text:p>21,959157</text:p>
          </table:table-cell>
          <table:table-cell office:value-type="float" office:value="0.04329" calcext:value-type="float">
            <text:p>0,04329</text:p>
          </table:table-cell>
          <table:table-cell office:value-type="float" office:value="0.047322" calcext:value-type="float">
            <text:p>0,047322</text:p>
          </table:table-cell>
          <table:table-cell office:value-type="float" office:value="0" calcext:value-type="float">
            <text:p>0</text:p>
          </table:table-cell>
          <table:table-cell office:value-type="float" office:value="0.01396" calcext:value-type="float">
            <text:p>0,01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71.2" calcext:value-type="float">
            <text:p>171,2</text:p>
          </table:table-cell>
          <table:table-cell office:value-type="float" office:value="97.756571" calcext:value-type="float">
            <text:p>97,756571</text:p>
          </table:table-cell>
          <table:table-cell office:value-type="float" office:value="2.243429" calcext:value-type="float">
            <text:p>2,243429</text:p>
          </table:table-cell>
          <table:table-cell office:value-type="float" office:value="40.809524" calcext:value-type="float">
            <text:p>40,809524</text:p>
          </table:table-cell>
          <table:table-cell office:value-type="float" office:value="78.108392" calcext:value-type="float">
            <text:p>78,108392</text:p>
          </table:table-cell>
          <table:table-cell office:value-type="float" office:value="21.891608" calcext:value-type="float">
            <text:p>21,891608</text:p>
          </table:table-cell>
          <table:table-cell office:value-type="float" office:value="48.095238" calcext:value-type="float">
            <text:p>48,095238</text:p>
          </table:table-cell>
          <table:table-cell office:value-type="float" office:value="0.012193" calcext:value-type="float">
            <text:p>0,012193</text:p>
          </table:table-cell>
          <table:table-cell office:value-type="float" office:value="0" calcext:value-type="float">
            <text:p>0</text:p>
          </table:table-cell>
          <table:table-cell office:value-type="float" office:value="0.010915" calcext:value-type="float">
            <text:p>0,0109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59" calcext:value-type="float">
            <text:p>259</text:p>
          </table:table-cell>
          <table:table-cell office:value-type="float" office:value="92.902778" calcext:value-type="float">
            <text:p>92,902778</text:p>
          </table:table-cell>
          <table:table-cell office:value-type="float" office:value="7.097222" calcext:value-type="float">
            <text:p>7,097222</text:p>
          </table:table-cell>
          <table:table-cell office:value-type="float" office:value="91.805556" calcext:value-type="float">
            <text:p>91,805556</text:p>
          </table:table-cell>
          <table:table-cell office:value-type="float" office:value="92.537878" calcext:value-type="float">
            <text:p>92,537878</text:p>
          </table:table-cell>
          <table:table-cell office:value-type="float" office:value="7.462122" calcext:value-type="float">
            <text:p>7,462122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16036" calcext:value-type="float">
            <text:p>0,16036</text:p>
          </table:table-cell>
          <table:table-cell office:value-type="float" office:value="0" calcext:value-type="float">
            <text:p>0</text:p>
          </table:table-cell>
          <table:table-cell office:value-type="float" office:value="0.015904" calcext:value-type="float">
            <text:p>0,015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95.5" calcext:value-type="float">
            <text:p>195,5</text:p>
          </table:table-cell>
          <table:table-cell office:value-type="float" office:value="63.448995" calcext:value-type="float">
            <text:p>63,448995</text:p>
          </table:table-cell>
          <table:table-cell office:value-type="float" office:value="36.551005" calcext:value-type="float">
            <text:p>36,551005</text:p>
          </table:table-cell>
          <table:table-cell table:number-columns-repeated="2" office:value-type="float" office:value="58.408964" calcext:value-type="float">
            <text:p>58,408964</text:p>
          </table:table-cell>
          <table:table-cell office:value-type="float" office:value="41.591036" calcext:value-type="float">
            <text:p>41,591036</text:p>
          </table:table-cell>
          <table:table-cell office:value-type="float" office:value="0" calcext:value-type="float">
            <text:p>0</text:p>
          </table:table-cell>
          <table:table-cell office:value-type="float" office:value="0.015921" calcext:value-type="float">
            <text:p>0,015921</text:p>
          </table:table-cell>
          <table:table-cell office:value-type="float" office:value="0" calcext:value-type="float">
            <text:p>0</text:p>
          </table:table-cell>
          <table:table-cell office:value-type="float" office:value="0.014999" calcext:value-type="float">
            <text:p>0,0149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38.5" calcext:value-type="float">
            <text:p>338,5</text:p>
          </table:table-cell>
          <table:table-cell office:value-type="float" office:value="84.309764" calcext:value-type="float">
            <text:p>84,309764</text:p>
          </table:table-cell>
          <table:table-cell office:value-type="float" office:value="15.690236" calcext:value-type="float">
            <text:p>15,690236</text:p>
          </table:table-cell>
          <table:table-cell table:number-columns-repeated="2" office:value-type="float" office:value="72.323232" calcext:value-type="float">
            <text:p>72,323232</text:p>
          </table:table-cell>
          <table:table-cell office:value-type="float" office:value="27.676768" calcext:value-type="float">
            <text:p>27,676768</text:p>
          </table:table-cell>
          <table:table-cell office:value-type="float" office:value="0" calcext:value-type="float">
            <text:p>0</text:p>
          </table:table-cell>
          <table:table-cell office:value-type="float" office:value="0.02045" calcext:value-type="float">
            <text:p>0,02045</text:p>
          </table:table-cell>
          <table:table-cell office:value-type="float" office:value="0" calcext:value-type="float">
            <text:p>0</text:p>
          </table:table-cell>
          <table:table-cell office:value-type="float" office:value="0.008761" calcext:value-type="float">
            <text:p>0,0087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165.9" calcext:value-type="float">
            <text:p>165,9</text:p>
          </table:table-cell>
          <table:table-cell office:value-type="float" office:value="94.005087" calcext:value-type="float">
            <text:p>94,005087</text:p>
          </table:table-cell>
          <table:table-cell office:value-type="float" office:value="5.994913" calcext:value-type="float">
            <text:p>5,994913</text:p>
          </table:table-cell>
          <table:table-cell office:value-type="float" office:value="89.805764" calcext:value-type="float">
            <text:p>89,805764</text:p>
          </table:table-cell>
          <table:table-cell office:value-type="float" office:value="92.431606" calcext:value-type="float">
            <text:p>92,431606</text:p>
          </table:table-cell>
          <table:table-cell office:value-type="float" office:value="7.568394" calcext:value-type="float">
            <text:p>7,568394</text:p>
          </table:table-cell>
          <table:table-cell office:value-type="float" office:value="2.816416" calcext:value-type="float">
            <text:p>2,816416</text:p>
          </table:table-cell>
          <table:table-cell office:value-type="float" office:value="0.013212" calcext:value-type="float">
            <text:p>0,013212</text:p>
          </table:table-cell>
          <table:table-cell office:value-type="float" office:value="0" calcext:value-type="float">
            <text:p>0</text:p>
          </table:table-cell>
          <table:table-cell office:value-type="float" office:value="0.01376" calcext:value-type="float">
            <text:p>0,01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15.2" calcext:value-type="float">
            <text:p>115,2</text:p>
          </table:table-cell>
          <table:table-cell office:value-type="float" office:value="97.440994" calcext:value-type="float">
            <text:p>97,440994</text:p>
          </table:table-cell>
          <table:table-cell office:value-type="float" office:value="2.559006" calcext:value-type="float">
            <text:p>2,559006</text:p>
          </table:table-cell>
          <table:table-cell table:number-columns-repeated="2" office:value-type="float" office:value="86.535948" calcext:value-type="float">
            <text:p>86,535948</text:p>
          </table:table-cell>
          <table:table-cell office:value-type="float" office:value="13.464052" calcext:value-type="float">
            <text:p>13,464052</text:p>
          </table:table-cell>
          <table:table-cell office:value-type="float" office:value="0" calcext:value-type="float">
            <text:p>0</text:p>
          </table:table-cell>
          <table:table-cell office:value-type="float" office:value="0.003167" calcext:value-type="float">
            <text:p>0,003167</text:p>
          </table:table-cell>
          <table:table-cell office:value-type="float" office:value="0" calcext:value-type="float">
            <text:p>0</text:p>
          </table:table-cell>
          <table:table-cell office:value-type="float" office:value="0.002358" calcext:value-type="float">
            <text:p>0,002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659" calcext:value-type="float">
            <text:p>0,00659</text:p>
          </table:table-cell>
          <table:table-cell office:value-type="float" office:value="0" calcext:value-type="float">
            <text:p>0</text:p>
          </table:table-cell>
          <table:table-cell office:value-type="float" office:value="0.000434" calcext:value-type="float">
            <text:p>0,0004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1019" calcext:value-type="float">
            <text:p>0,001019</text:p>
          </table:table-cell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0,0000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AllContinuous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13.5" calcext:value-type="float">
            <text:p>13,5</text:p>
          </table:table-cell>
          <table:table-cell office:value-type="float" office:value="85.115132" calcext:value-type="float">
            <text:p>85,115132</text:p>
          </table:table-cell>
          <table:table-cell office:value-type="float" office:value="14.884868" calcext:value-type="float">
            <text:p>14,884868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1637" calcext:value-type="float">
            <text:p>0,001637</text:p>
          </table:table-cell>
          <table:table-cell office:value-type="float" office:value="0" calcext:value-type="float">
            <text:p>0</text:p>
          </table:table-cell>
          <table:table-cell office:value-type="float" office:value="0.000128" calcext:value-type="float">
            <text:p>0,000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256.3" calcext:value-type="float">
            <text:p>256,3</text:p>
          </table:table-cell>
          <table:table-cell office:value-type="float" office:value="91.94847" calcext:value-type="float">
            <text:p>91,94847</text:p>
          </table:table-cell>
          <table:table-cell office:value-type="float" office:value="8.05153" calcext:value-type="float">
            <text:p>8,05153</text:p>
          </table:table-cell>
          <table:table-cell office:value-type="float" office:value="76.086957" calcext:value-type="float">
            <text:p>76,086957</text:p>
          </table:table-cell>
          <table:table-cell office:value-type="float" office:value="84.451474" calcext:value-type="float">
            <text:p>84,451474</text:p>
          </table:table-cell>
          <table:table-cell office:value-type="float" office:value="15.548526" calcext:value-type="float">
            <text:p>15,548526</text:p>
          </table:table-cell>
          <table:table-cell office:value-type="float" office:value="10" calcext:value-type="float">
            <text:p>10</text:p>
          </table:table-cell>
          <table:table-cell office:value-type="float" office:value="0.009657" calcext:value-type="float">
            <text:p>0,009657</text:p>
          </table:table-cell>
          <table:table-cell office:value-type="float" office:value="0" calcext:value-type="float">
            <text:p>0</text:p>
          </table:table-cell>
          <table:table-cell office:value-type="float" office:value="0.000831" calcext:value-type="float">
            <text:p>0,0008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16" calcext:value-type="float">
            <text:p>116</text:p>
          </table:table-cell>
          <table:table-cell office:value-type="float" office:value="97.556229" calcext:value-type="float">
            <text:p>97,556229</text:p>
          </table:table-cell>
          <table:table-cell office:value-type="float" office:value="2.443771" calcext:value-type="float">
            <text:p>2,443771</text:p>
          </table:table-cell>
          <table:table-cell office:value-type="float" office:value="43.332625" calcext:value-type="float">
            <text:p>43,332625</text:p>
          </table:table-cell>
          <table:table-cell office:value-type="float" office:value="78.037518" calcext:value-type="float">
            <text:p>78,037518</text:p>
          </table:table-cell>
          <table:table-cell office:value-type="float" office:value="21.962482" calcext:value-type="float">
            <text:p>21,962482</text:p>
          </table:table-cell>
          <table:table-cell office:value-type="float" office:value="44.166048" calcext:value-type="float">
            <text:p>44,166048</text:p>
          </table:table-cell>
          <table:table-cell office:value-type="float" office:value="0.003867" calcext:value-type="float">
            <text:p>0,003867</text:p>
          </table:table-cell>
          <table:table-cell office:value-type="float" office:value="0" calcext:value-type="float">
            <text:p>0</text:p>
          </table:table-cell>
          <table:table-cell office:value-type="float" office:value="0.004748" calcext:value-type="float">
            <text:p>0,0047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10.1" calcext:value-type="float">
            <text:p>10,1</text:p>
          </table:table-cell>
          <table:table-cell office:value-type="float" office:value="72.782136" calcext:value-type="float">
            <text:p>72,782136</text:p>
          </table:table-cell>
          <table:table-cell office:value-type="float" office:value="27.217864" calcext:value-type="float">
            <text:p>27,217864</text:p>
          </table:table-cell>
          <table:table-cell office:value-type="float" office:value="84.968607" calcext:value-type="float">
            <text:p>84,968607</text:p>
          </table:table-cell>
          <table:table-cell office:value-type="float" office:value="85.818613" calcext:value-type="float">
            <text:p>85,818613</text:p>
          </table:table-cell>
          <table:table-cell office:value-type="float" office:value="14.181387" calcext:value-type="float">
            <text:p>14,181387</text:p>
          </table:table-cell>
          <table:table-cell office:value-type="float" office:value="0.96535" calcext:value-type="float">
            <text:p>0,96535</text:p>
          </table:table-cell>
          <table:table-cell office:value-type="float" office:value="0.004514" calcext:value-type="float">
            <text:p>0,004514</text:p>
          </table:table-cell>
          <table:table-cell office:value-type="float" office:value="0" calcext:value-type="float">
            <text:p>0</text:p>
          </table:table-cell>
          <table:table-cell office:value-type="float" office:value="0.000217" calcext:value-type="float">
            <text:p>0,000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60.188679" calcext:value-type="float">
            <text:p>60,188679</text:p>
          </table:table-cell>
          <table:table-cell office:value-type="float" office:value="39.811321" calcext:value-type="float">
            <text:p>39,811321</text:p>
          </table:table-cell>
          <table:table-cell table:number-columns-repeated="2" office:value-type="float" office:value="51.716981" calcext:value-type="float">
            <text:p>51,716981</text:p>
          </table:table-cell>
          <table:table-cell office:value-type="float" office:value="48.283019" calcext:value-type="float">
            <text:p>48,283019</text:p>
          </table:table-cell>
          <table:table-cell office:value-type="float" office:value="0" calcext:value-type="float">
            <text:p>0</text:p>
          </table:table-cell>
          <table:table-cell office:value-type="float" office:value="0.03456" calcext:value-type="float">
            <text:p>0,03456</text:p>
          </table:table-cell>
          <table:table-cell office:value-type="float" office:value="0" calcext:value-type="float">
            <text:p>0</text:p>
          </table:table-cell>
          <table:table-cell office:value-type="float" office:value="0.001493" calcext:value-type="float">
            <text:p>0,001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13.4" calcext:value-type="float">
            <text:p>213,4</text:p>
          </table:table-cell>
          <table:table-cell office:value-type="float" office:value="86.303206" calcext:value-type="float">
            <text:p>86,303206</text:p>
          </table:table-cell>
          <table:table-cell office:value-type="float" office:value="13.696794" calcext:value-type="float">
            <text:p>13,696794</text:p>
          </table:table-cell>
          <table:table-cell office:value-type="float" office:value="63.064215" calcext:value-type="float">
            <text:p>63,064215</text:p>
          </table:table-cell>
          <table:table-cell office:value-type="float" office:value="63.941192" calcext:value-type="float">
            <text:p>63,941192</text:p>
          </table:table-cell>
          <table:table-cell office:value-type="float" office:value="36.058808" calcext:value-type="float">
            <text:p>36,058808</text:p>
          </table:table-cell>
          <table:table-cell office:value-type="float" office:value="1.439279" calcext:value-type="float">
            <text:p>1,439279</text:p>
          </table:table-cell>
          <table:table-cell office:value-type="float" office:value="0.007867" calcext:value-type="float">
            <text:p>0,007867</text:p>
          </table:table-cell>
          <table:table-cell office:value-type="float" office:value="0" calcext:value-type="float">
            <text:p>0</text:p>
          </table:table-cell>
          <table:table-cell office:value-type="float" office:value="0.008333" calcext:value-type="float">
            <text:p>0,008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4285" calcext:value-type="float">
            <text:p>0,004285</text:p>
          </table:table-cell>
          <table:table-cell office:value-type="float" office:value="0" calcext:value-type="float">
            <text:p>0</text:p>
          </table:table-cell>
          <table:table-cell office:value-type="float" office:value="0.000284" calcext:value-type="float">
            <text:p>0,000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7.4" calcext:value-type="float">
            <text:p>17,4</text:p>
          </table:table-cell>
          <table:table-cell office:value-type="float" office:value="59.74083" calcext:value-type="float">
            <text:p>59,74083</text:p>
          </table:table-cell>
          <table:table-cell office:value-type="float" office:value="40.25917" calcext:value-type="float">
            <text:p>40,25917</text:p>
          </table:table-cell>
          <table:table-cell table:number-columns-repeated="2" office:value-type="float" office:value="57.883979" calcext:value-type="float">
            <text:p>57,883979</text:p>
          </table:table-cell>
          <table:table-cell office:value-type="float" office:value="42.116021" calcext:value-type="float">
            <text:p>42,116021</text:p>
          </table:table-cell>
          <table:table-cell office:value-type="float" office:value="0" calcext:value-type="float">
            <text:p>0</text:p>
          </table:table-cell>
          <table:table-cell office:value-type="float" office:value="0.003605" calcext:value-type="float">
            <text:p>0,003605</text:p>
          </table:table-cell>
          <table:table-cell office:value-type="float" office:value="0" calcext:value-type="float">
            <text:p>0</text:p>
          </table:table-cell>
          <table:table-cell office:value-type="float" office:value="0.000296" calcext:value-type="float">
            <text:p>0,000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7455" calcext:value-type="float">
            <text:p>0,017455</text:p>
          </table:table-cell>
          <table:table-cell office:value-type="float" office:value="0" calcext:value-type="float">
            <text:p>0</text:p>
          </table:table-cell>
          <table:table-cell office:value-type="float" office:value="0.000959" calcext:value-type="float">
            <text:p>0,0009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04972" calcext:value-type="float">
            <text:p>0,104972</text:p>
          </table:table-cell>
          <table:table-cell office:value-type="float" office:value="0" calcext:value-type="float">
            <text:p>0</text:p>
          </table:table-cell>
          <table:table-cell office:value-type="float" office:value="0.009879" calcext:value-type="float">
            <text:p>0,0098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153.7" calcext:value-type="float">
            <text:p>153,7</text:p>
          </table:table-cell>
          <table:table-cell office:value-type="float" office:value="85.035689" calcext:value-type="float">
            <text:p>85,035689</text:p>
          </table:table-cell>
          <table:table-cell office:value-type="float" office:value="14.964311" calcext:value-type="float">
            <text:p>14,964311</text:p>
          </table:table-cell>
          <table:table-cell office:value-type="float" office:value="46.5736" calcext:value-type="float">
            <text:p>46,5736</text:p>
          </table:table-cell>
          <table:table-cell office:value-type="float" office:value="51.135163" calcext:value-type="float">
            <text:p>51,135163</text:p>
          </table:table-cell>
          <table:table-cell office:value-type="float" office:value="48.864837" calcext:value-type="float">
            <text:p>48,864837</text:p>
          </table:table-cell>
          <table:table-cell office:value-type="float" office:value="9.061338" calcext:value-type="float">
            <text:p>9,061338</text:p>
          </table:table-cell>
          <table:table-cell office:value-type="float" office:value="0.003934" calcext:value-type="float">
            <text:p>0,003934</text:p>
          </table:table-cell>
          <table:table-cell office:value-type="float" office:value="0" calcext:value-type="float">
            <text:p>0</text:p>
          </table:table-cell>
          <table:table-cell office:value-type="float" office:value="0.000568" calcext:value-type="float">
            <text:p>0,000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435.6" calcext:value-type="float">
            <text:p>435,6</text:p>
          </table:table-cell>
          <table:table-cell office:value-type="float" office:value="65.618213" calcext:value-type="float">
            <text:p>65,618213</text:p>
          </table:table-cell>
          <table:table-cell office:value-type="float" office:value="34.381787" calcext:value-type="float">
            <text:p>34,381787</text:p>
          </table:table-cell>
          <table:table-cell office:value-type="float" office:value="28.583839" calcext:value-type="float">
            <text:p>28,583839</text:p>
          </table:table-cell>
          <table:table-cell office:value-type="float" office:value="38.367408" calcext:value-type="float">
            <text:p>38,367408</text:p>
          </table:table-cell>
          <table:table-cell office:value-type="float" office:value="61.632592" calcext:value-type="float">
            <text:p>61,632592</text:p>
          </table:table-cell>
          <table:table-cell office:value-type="float" office:value="25.458724" calcext:value-type="float">
            <text:p>25,458724</text:p>
          </table:table-cell>
          <table:table-cell office:value-type="float" office:value="0.015101" calcext:value-type="float">
            <text:p>0,015101</text:p>
          </table:table-cell>
          <table:table-cell office:value-type="float" office:value="0" calcext:value-type="float">
            <text:p>0</text:p>
          </table:table-cell>
          <table:table-cell office:value-type="float" office:value="0.001236" calcext:value-type="float">
            <text:p>0,001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382.5" calcext:value-type="float">
            <text:p>382,5</text:p>
          </table:table-cell>
          <table:table-cell office:value-type="float" office:value="95.660996" calcext:value-type="float">
            <text:p>95,660996</text:p>
          </table:table-cell>
          <table:table-cell office:value-type="float" office:value="4.339004" calcext:value-type="float">
            <text:p>4,339004</text:p>
          </table:table-cell>
          <table:table-cell office:value-type="float" office:value="56.920398" calcext:value-type="float">
            <text:p>56,920398</text:p>
          </table:table-cell>
          <table:table-cell office:value-type="float" office:value="86.376625" calcext:value-type="float">
            <text:p>86,376625</text:p>
          </table:table-cell>
          <table:table-cell office:value-type="float" office:value="13.623375" calcext:value-type="float">
            <text:p>13,623375</text:p>
          </table:table-cell>
          <table:table-cell office:value-type="float" office:value="34.181889" calcext:value-type="float">
            <text:p>34,181889</text:p>
          </table:table-cell>
          <table:table-cell office:value-type="float" office:value="0.01231" calcext:value-type="float">
            <text:p>0,01231</text:p>
          </table:table-cell>
          <table:table-cell office:value-type="float" office:value="0" calcext:value-type="float">
            <text:p>0</text:p>
          </table:table-cell>
          <table:table-cell office:value-type="float" office:value="0.001271" calcext:value-type="float">
            <text:p>0,001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322.2" calcext:value-type="float">
            <text:p>322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4362" calcext:value-type="float">
            <text:p>0,014362</text:p>
          </table:table-cell>
          <table:table-cell office:value-type="float" office:value="0" calcext:value-type="float">
            <text:p>0</text:p>
          </table:table-cell>
          <table:table-cell office:value-type="float" office:value="0.001516" calcext:value-type="float">
            <text:p>0,001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33.1" calcext:value-type="float">
            <text:p>33,1</text:p>
          </table:table-cell>
          <table:table-cell office:value-type="float" office:value="73.512119" calcext:value-type="float">
            <text:p>73,512119</text:p>
          </table:table-cell>
          <table:table-cell office:value-type="float" office:value="26.487881" calcext:value-type="float">
            <text:p>26,487881</text:p>
          </table:table-cell>
          <table:table-cell office:value-type="float" office:value="70.87344" calcext:value-type="float">
            <text:p>70,87344</text:p>
          </table:table-cell>
          <table:table-cell office:value-type="float" office:value="71.105169" calcext:value-type="float">
            <text:p>71,105169</text:p>
          </table:table-cell>
          <table:table-cell office:value-type="float" office:value="28.894831" calcext:value-type="float">
            <text:p>28,894831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3957" calcext:value-type="float">
            <text:p>0,003957</text:p>
          </table:table-cell>
          <table:table-cell office:value-type="float" office:value="0" calcext:value-type="float">
            <text:p>0</text:p>
          </table:table-cell>
          <table:table-cell office:value-type="float" office:value="0.000296" calcext:value-type="float">
            <text:p>0,000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29.3" calcext:value-type="float">
            <text:p>29,3</text:p>
          </table:table-cell>
          <table:table-cell office:value-type="float" office:value="61.787154" calcext:value-type="float">
            <text:p>61,787154</text:p>
          </table:table-cell>
          <table:table-cell office:value-type="float" office:value="38.212846" calcext:value-type="float">
            <text:p>38,212846</text:p>
          </table:table-cell>
          <table:table-cell office:value-type="float" office:value="47.700922" calcext:value-type="float">
            <text:p>47,700922</text:p>
          </table:table-cell>
          <table:table-cell office:value-type="float" office:value="47.878788" calcext:value-type="float">
            <text:p>47,878788</text:p>
          </table:table-cell>
          <table:table-cell office:value-type="float" office:value="52.121212" calcext:value-type="float">
            <text:p>52,121212</text:p>
          </table:table-cell>
          <table:table-cell office:value-type="float" office:value="0.434783" calcext:value-type="float">
            <text:p>0,434783</text:p>
          </table:table-cell>
          <table:table-cell office:value-type="float" office:value="0.003689" calcext:value-type="float">
            <text:p>0,003689</text:p>
          </table:table-cell>
          <table:table-cell office:value-type="float" office:value="0" calcext:value-type="float">
            <text:p>0</text:p>
          </table:table-cell>
          <table:table-cell office:value-type="float" office:value="0.000548" calcext:value-type="float">
            <text:p>0,0005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6.9" calcext:value-type="float">
            <text:p>6,9</text:p>
          </table:table-cell>
          <table:table-cell office:value-type="float" office:value="73.601976" calcext:value-type="float">
            <text:p>73,601976</text:p>
          </table:table-cell>
          <table:table-cell office:value-type="float" office:value="26.398024" calcext:value-type="float">
            <text:p>26,398024</text:p>
          </table:table-cell>
          <table:table-cell table:number-columns-repeated="2" office:value-type="float" office:value="72.870968" calcext:value-type="float">
            <text:p>72,870968</text:p>
          </table:table-cell>
          <table:table-cell office:value-type="float" office:value="27.129032" calcext:value-type="float">
            <text:p>27,129032</text:p>
          </table:table-cell>
          <table:table-cell office:value-type="float" office:value="0" calcext:value-type="float">
            <text:p>0</text:p>
          </table:table-cell>
          <table:table-cell office:value-type="float" office:value="0.00169" calcext:value-type="float">
            <text:p>0,00169</text:p>
          </table:table-cell>
          <table:table-cell office:value-type="float" office:value="0" calcext:value-type="float">
            <text:p>0</text:p>
          </table:table-cell>
          <table:table-cell office:value-type="float" office:value="0.000073" calcext:value-type="float">
            <text:p>0,000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584" calcext:value-type="float">
            <text:p>0,001584</text:p>
          </table:table-cell>
          <table:table-cell office:value-type="float" office:value="0" calcext:value-type="float">
            <text:p>0</text:p>
          </table:table-cell>
          <table:table-cell office:value-type="float" office:value="0.000073" calcext:value-type="float">
            <text:p>0,000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05.4" calcext:value-type="float">
            <text:p>205,4</text:p>
          </table:table-cell>
          <table:table-cell office:value-type="float" office:value="98.971193" calcext:value-type="float">
            <text:p>98,971193</text:p>
          </table:table-cell>
          <table:table-cell office:value-type="float" office:value="1.028807" calcext:value-type="float">
            <text:p>1,028807</text:p>
          </table:table-cell>
          <table:table-cell office:value-type="float" office:value="44.444444" calcext:value-type="float">
            <text:p>44,444444</text:p>
          </table:table-cell>
          <table:table-cell office:value-type="float" office:value="78.061741" calcext:value-type="float">
            <text:p>78,061741</text:p>
          </table:table-cell>
          <table:table-cell office:value-type="float" office:value="21.938259" calcext:value-type="float">
            <text:p>21,938259</text:p>
          </table:table-cell>
          <table:table-cell office:value-type="float" office:value="43.703704" calcext:value-type="float">
            <text:p>43,703704</text:p>
          </table:table-cell>
          <table:table-cell office:value-type="float" office:value="0.004357" calcext:value-type="float">
            <text:p>0,00435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,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3.164502" calcext:value-type="float">
            <text:p>73,164502</text:p>
          </table:table-cell>
          <table:table-cell office:value-type="float" office:value="0.002193" calcext:value-type="float">
            <text:p>0,002193</text:p>
          </table:table-cell>
          <table:table-cell office:value-type="float" office:value="0" calcext:value-type="float">
            <text:p>0</text:p>
          </table:table-cell>
          <table:table-cell office:value-type="float" office:value="0.000446" calcext:value-type="float">
            <text:p>0,000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4557" calcext:value-type="float">
            <text:p>0,004557</text:p>
          </table:table-cell>
          <table:table-cell office:value-type="float" office:value="0" calcext:value-type="float">
            <text:p>0</text:p>
          </table:table-cell>
          <table:table-cell office:value-type="float" office:value="0.000313" calcext:value-type="float">
            <text:p>0,00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250.2" calcext:value-type="float">
            <text:p>250,2</text:p>
          </table:table-cell>
          <table:table-cell office:value-type="float" office:value="98.385473" calcext:value-type="float">
            <text:p>98,385473</text:p>
          </table:table-cell>
          <table:table-cell office:value-type="float" office:value="1.614527" calcext:value-type="float">
            <text:p>1,614527</text:p>
          </table:table-cell>
          <table:table-cell office:value-type="float" office:value="56.674603" calcext:value-type="float">
            <text:p>56,674603</text:p>
          </table:table-cell>
          <table:table-cell office:value-type="float" office:value="84.340119" calcext:value-type="float">
            <text:p>84,340119</text:p>
          </table:table-cell>
          <table:table-cell office:value-type="float" office:value="15.659881" calcext:value-type="float">
            <text:p>15,659881</text:p>
          </table:table-cell>
          <table:table-cell office:value-type="float" office:value="32.769841" calcext:value-type="float">
            <text:p>32,769841</text:p>
          </table:table-cell>
          <table:table-cell office:value-type="float" office:value="0.009177" calcext:value-type="float">
            <text:p>0,009177</text:p>
          </table:table-cell>
          <table:table-cell office:value-type="float" office:value="0" calcext:value-type="float">
            <text:p>0</text:p>
          </table:table-cell>
          <table:table-cell office:value-type="float" office:value="0.011076" calcext:value-type="float">
            <text:p>0,011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8.8" calcext:value-type="float">
            <text:p>8,8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9.333333" calcext:value-type="float">
            <text:p>89,333333</text:p>
          </table:table-cell>
          <table:table-cell office:value-type="float" office:value="10.666667" calcext:value-type="float">
            <text:p>10,666667</text:p>
          </table:table-cell>
          <table:table-cell office:value-type="float" office:value="0" calcext:value-type="float">
            <text:p>0</text:p>
          </table:table-cell>
          <table:table-cell office:value-type="float" office:value="0.001475" calcext:value-type="float">
            <text:p>0,001475</text:p>
          </table:table-cell>
          <table:table-cell office:value-type="float" office:value="0" calcext:value-type="float">
            <text:p>0</text:p>
          </table:table-cell>
          <table:table-cell office:value-type="float" office:value="0.000081" calcext:value-type="float">
            <text:p>0,000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961" calcext:value-type="float">
            <text:p>0,003961</text:p>
          </table:table-cell>
          <table:table-cell office:value-type="float" office:value="0" calcext:value-type="float">
            <text:p>0</text:p>
          </table:table-cell>
          <table:table-cell office:value-type="float" office:value="0.000225" calcext:value-type="float">
            <text:p>0,000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282.2" calcext:value-type="float">
            <text:p>282,2</text:p>
          </table:table-cell>
          <table:table-cell office:value-type="float" office:value="96.141975" calcext:value-type="float">
            <text:p>96,141975</text:p>
          </table:table-cell>
          <table:table-cell office:value-type="float" office:value="3.858025" calcext:value-type="float">
            <text:p>3,858025</text:p>
          </table:table-cell>
          <table:table-cell office:value-type="float" office:value="34.166667" calcext:value-type="float">
            <text:p>34,166667</text:p>
          </table:table-cell>
          <table:table-cell office:value-type="float" office:value="78.796569" calcext:value-type="float">
            <text:p>78,796569</text:p>
          </table:table-cell>
          <table:table-cell office:value-type="float" office:value="21.203431" calcext:value-type="float">
            <text:p>21,203431</text:p>
          </table:table-cell>
          <table:table-cell office:value-type="float" office:value="56.388889" calcext:value-type="float">
            <text:p>56,388889</text:p>
          </table:table-cell>
          <table:table-cell office:value-type="float" office:value="0.039689" calcext:value-type="float">
            <text:p>0,039689</text:p>
          </table:table-cell>
          <table:table-cell office:value-type="float" office:value="0" calcext:value-type="float">
            <text:p>0</text:p>
          </table:table-cell>
          <table:table-cell office:value-type="float" office:value="0.026073" calcext:value-type="float">
            <text:p>0,0260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7" calcext:value-type="float">
            <text:p>7</text:p>
          </table:table-cell>
          <table:table-cell office:value-type="float" office:value="85.116714" calcext:value-type="float">
            <text:p>85,116714</text:p>
          </table:table-cell>
          <table:table-cell office:value-type="float" office:value="14.883286" calcext:value-type="float">
            <text:p>14,883286</text:p>
          </table:table-cell>
          <table:table-cell table:number-columns-repeated="2" office:value-type="float" office:value="84.69697" calcext:value-type="float">
            <text:p>84,69697</text:p>
          </table:table-cell>
          <table:table-cell office:value-type="float" office:value="15.30303" calcext:value-type="float">
            <text:p>15,30303</text:p>
          </table:table-cell>
          <table:table-cell office:value-type="float" office:value="0" calcext:value-type="float">
            <text:p>0</text:p>
          </table:table-cell>
          <table:table-cell office:value-type="float" office:value="0.00129" calcext:value-type="float">
            <text:p>0,00129</text:p>
          </table:table-cell>
          <table:table-cell office:value-type="float" office:value="0" calcext:value-type="float">
            <text:p>0</text:p>
          </table:table-cell>
          <table:table-cell office:value-type="float" office:value="0.000074" calcext:value-type="float">
            <text:p>0,0000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4.2" calcext:value-type="float">
            <text:p>44,2</text:p>
          </table:table-cell>
          <table:table-cell office:value-type="float" office:value="70.572815" calcext:value-type="float">
            <text:p>70,572815</text:p>
          </table:table-cell>
          <table:table-cell office:value-type="float" office:value="29.427185" calcext:value-type="float">
            <text:p>29,427185</text:p>
          </table:table-cell>
          <table:table-cell table:number-columns-repeated="2" office:value-type="float" office:value="69.019796" calcext:value-type="float">
            <text:p>69,019796</text:p>
          </table:table-cell>
          <table:table-cell office:value-type="float" office:value="30.980204" calcext:value-type="float">
            <text:p>30,980204</text:p>
          </table:table-cell>
          <table:table-cell office:value-type="float" office:value="0" calcext:value-type="float">
            <text:p>0</text:p>
          </table:table-cell>
          <table:table-cell office:value-type="float" office:value="0.00628" calcext:value-type="float">
            <text:p>0,00628</text:p>
          </table:table-cell>
          <table:table-cell office:value-type="float" office:value="0" calcext:value-type="float">
            <text:p>0</text:p>
          </table:table-cell>
          <table:table-cell office:value-type="float" office:value="0.000729" calcext:value-type="float">
            <text:p>0,0007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159" calcext:value-type="float">
            <text:p>6159</text:p>
          </table:table-cell>
          <table:table-cell office:value-type="float" office:value="99.246246" calcext:value-type="float">
            <text:p>99,246246</text:p>
          </table:table-cell>
          <table:table-cell office:value-type="float" office:value="0.753754" calcext:value-type="float">
            <text:p>0,753754</text:p>
          </table:table-cell>
          <table:table-cell office:value-type="float" office:value="73.027027" calcext:value-type="float">
            <text:p>73,027027</text:p>
          </table:table-cell>
          <table:table-cell office:value-type="float" office:value="74.630303" calcext:value-type="float">
            <text:p>74,630303</text:p>
          </table:table-cell>
          <table:table-cell office:value-type="float" office:value="25.369697" calcext:value-type="float">
            <text:p>25,369697</text:p>
          </table:table-cell>
          <table:table-cell office:value-type="float" office:value="2.148649" calcext:value-type="float">
            <text:p>2,148649</text:p>
          </table:table-cell>
          <table:table-cell office:value-type="float" office:value="0.192624" calcext:value-type="float">
            <text:p>0,192624</text:p>
          </table:table-cell>
          <table:table-cell office:value-type="float" office:value="0" calcext:value-type="float">
            <text:p>0</text:p>
          </table:table-cell>
          <table:table-cell office:value-type="float" office:value="0.229646" calcext:value-type="float">
            <text:p>0,2296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97.9" calcext:value-type="float">
            <text:p>97,9</text:p>
          </table:table-cell>
          <table:table-cell office:value-type="float" office:value="80.976431" calcext:value-type="float">
            <text:p>80,976431</text:p>
          </table:table-cell>
          <table:table-cell office:value-type="float" office:value="19.023569" calcext:value-type="float">
            <text:p>19,023569</text:p>
          </table:table-cell>
          <table:table-cell office:value-type="float" office:value="78.008658" calcext:value-type="float">
            <text:p>78,008658</text:p>
          </table:table-cell>
          <table:table-cell office:value-type="float" office:value="78.040843" calcext:value-type="float">
            <text:p>78,040843</text:p>
          </table:table-cell>
          <table:table-cell office:value-type="float" office:value="21.959157" calcext:value-type="float">
            <text:p>21,959157</text:p>
          </table:table-cell>
          <table:table-cell office:value-type="float" office:value="0.04329" calcext:value-type="float">
            <text:p>0,04329</text:p>
          </table:table-cell>
          <table:table-cell office:value-type="float" office:value="0.042585" calcext:value-type="float">
            <text:p>0,042585</text:p>
          </table:table-cell>
          <table:table-cell office:value-type="float" office:value="0" calcext:value-type="float">
            <text:p>0</text:p>
          </table:table-cell>
          <table:table-cell office:value-type="float" office:value="0.013899" calcext:value-type="float">
            <text:p>0,0138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171.2" calcext:value-type="float">
            <text:p>171,2</text:p>
          </table:table-cell>
          <table:table-cell office:value-type="float" office:value="97.756571" calcext:value-type="float">
            <text:p>97,756571</text:p>
          </table:table-cell>
          <table:table-cell office:value-type="float" office:value="2.243429" calcext:value-type="float">
            <text:p>2,243429</text:p>
          </table:table-cell>
          <table:table-cell office:value-type="float" office:value="40.809524" calcext:value-type="float">
            <text:p>40,809524</text:p>
          </table:table-cell>
          <table:table-cell office:value-type="float" office:value="78.108392" calcext:value-type="float">
            <text:p>78,108392</text:p>
          </table:table-cell>
          <table:table-cell office:value-type="float" office:value="21.891608" calcext:value-type="float">
            <text:p>21,891608</text:p>
          </table:table-cell>
          <table:table-cell office:value-type="float" office:value="48.095238" calcext:value-type="float">
            <text:p>48,095238</text:p>
          </table:table-cell>
          <table:table-cell office:value-type="float" office:value="0.015696" calcext:value-type="float">
            <text:p>0,015696</text:p>
          </table:table-cell>
          <table:table-cell office:value-type="float" office:value="0" calcext:value-type="float">
            <text:p>0</text:p>
          </table:table-cell>
          <table:table-cell office:value-type="float" office:value="0.010867" calcext:value-type="float">
            <text:p>0,010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259" calcext:value-type="float">
            <text:p>259</text:p>
          </table:table-cell>
          <table:table-cell office:value-type="float" office:value="92.902778" calcext:value-type="float">
            <text:p>92,902778</text:p>
          </table:table-cell>
          <table:table-cell office:value-type="float" office:value="7.097222" calcext:value-type="float">
            <text:p>7,097222</text:p>
          </table:table-cell>
          <table:table-cell office:value-type="float" office:value="91.805556" calcext:value-type="float">
            <text:p>91,805556</text:p>
          </table:table-cell>
          <table:table-cell office:value-type="float" office:value="92.537878" calcext:value-type="float">
            <text:p>92,537878</text:p>
          </table:table-cell>
          <table:table-cell office:value-type="float" office:value="7.462122" calcext:value-type="float">
            <text:p>7,462122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128421" calcext:value-type="float">
            <text:p>0,128421</text:p>
          </table:table-cell>
          <table:table-cell office:value-type="float" office:value="0" calcext:value-type="float">
            <text:p>0</text:p>
          </table:table-cell>
          <table:table-cell office:value-type="float" office:value="0.013875" calcext:value-type="float">
            <text:p>0,0138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95.5" calcext:value-type="float">
            <text:p>195,5</text:p>
          </table:table-cell>
          <table:table-cell office:value-type="float" office:value="63.448995" calcext:value-type="float">
            <text:p>63,448995</text:p>
          </table:table-cell>
          <table:table-cell office:value-type="float" office:value="36.551005" calcext:value-type="float">
            <text:p>36,551005</text:p>
          </table:table-cell>
          <table:table-cell table:number-columns-repeated="2" office:value-type="float" office:value="58.408964" calcext:value-type="float">
            <text:p>58,408964</text:p>
          </table:table-cell>
          <table:table-cell office:value-type="float" office:value="41.591036" calcext:value-type="float">
            <text:p>41,591036</text:p>
          </table:table-cell>
          <table:table-cell office:value-type="float" office:value="0" calcext:value-type="float">
            <text:p>0</text:p>
          </table:table-cell>
          <table:table-cell office:value-type="float" office:value="0.015912" calcext:value-type="float">
            <text:p>0,015912</text:p>
          </table:table-cell>
          <table:table-cell office:value-type="float" office:value="0" calcext:value-type="float">
            <text:p>0</text:p>
          </table:table-cell>
          <table:table-cell office:value-type="float" office:value="0.01622" calcext:value-type="float">
            <text:p>0,016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338.5" calcext:value-type="float">
            <text:p>338,5</text:p>
          </table:table-cell>
          <table:table-cell office:value-type="float" office:value="84.309764" calcext:value-type="float">
            <text:p>84,309764</text:p>
          </table:table-cell>
          <table:table-cell office:value-type="float" office:value="15.690236" calcext:value-type="float">
            <text:p>15,690236</text:p>
          </table:table-cell>
          <table:table-cell table:number-columns-repeated="2" office:value-type="float" office:value="72.323232" calcext:value-type="float">
            <text:p>72,323232</text:p>
          </table:table-cell>
          <table:table-cell office:value-type="float" office:value="27.676768" calcext:value-type="float">
            <text:p>27,676768</text:p>
          </table:table-cell>
          <table:table-cell office:value-type="float" office:value="0" calcext:value-type="float">
            <text:p>0</text:p>
          </table:table-cell>
          <table:table-cell office:value-type="float" office:value="0.017769" calcext:value-type="float">
            <text:p>0,017769</text:p>
          </table:table-cell>
          <table:table-cell office:value-type="float" office:value="0" calcext:value-type="float">
            <text:p>0</text:p>
          </table:table-cell>
          <table:table-cell office:value-type="float" office:value="0.006502" calcext:value-type="float">
            <text:p>0,0065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165.9" calcext:value-type="float">
            <text:p>165,9</text:p>
          </table:table-cell>
          <table:table-cell office:value-type="float" office:value="94.005087" calcext:value-type="float">
            <text:p>94,005087</text:p>
          </table:table-cell>
          <table:table-cell office:value-type="float" office:value="5.994913" calcext:value-type="float">
            <text:p>5,994913</text:p>
          </table:table-cell>
          <table:table-cell office:value-type="float" office:value="89.805764" calcext:value-type="float">
            <text:p>89,805764</text:p>
          </table:table-cell>
          <table:table-cell office:value-type="float" office:value="92.431606" calcext:value-type="float">
            <text:p>92,431606</text:p>
          </table:table-cell>
          <table:table-cell office:value-type="float" office:value="7.568394" calcext:value-type="float">
            <text:p>7,568394</text:p>
          </table:table-cell>
          <table:table-cell office:value-type="float" office:value="2.816416" calcext:value-type="float">
            <text:p>2,816416</text:p>
          </table:table-cell>
          <table:table-cell office:value-type="float" office:value="0.020144" calcext:value-type="float">
            <text:p>0,020144</text:p>
          </table:table-cell>
          <table:table-cell office:value-type="float" office:value="0" calcext:value-type="float">
            <text:p>0</text:p>
          </table:table-cell>
          <table:table-cell office:value-type="float" office:value="0.015956" calcext:value-type="float">
            <text:p>0,0159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115.2" calcext:value-type="float">
            <text:p>115,2</text:p>
          </table:table-cell>
          <table:table-cell office:value-type="float" office:value="97.440994" calcext:value-type="float">
            <text:p>97,440994</text:p>
          </table:table-cell>
          <table:table-cell office:value-type="float" office:value="2.559006" calcext:value-type="float">
            <text:p>2,559006</text:p>
          </table:table-cell>
          <table:table-cell table:number-columns-repeated="2" office:value-type="float" office:value="86.535948" calcext:value-type="float">
            <text:p>86,535948</text:p>
          </table:table-cell>
          <table:table-cell office:value-type="float" office:value="13.464052" calcext:value-type="float">
            <text:p>13,464052</text:p>
          </table:table-cell>
          <table:table-cell office:value-type="float" office:value="0" calcext:value-type="float">
            <text:p>0</text:p>
          </table:table-cell>
          <table:table-cell office:value-type="float" office:value="0.003113" calcext:value-type="float">
            <text:p>0,003113</text:p>
          </table:table-cell>
          <table:table-cell office:value-type="float" office:value="0" calcext:value-type="float">
            <text:p>0</text:p>
          </table:table-cell>
          <table:table-cell office:value-type="float" office:value="0.002102" calcext:value-type="float">
            <text:p>0,002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8591" calcext:value-type="float">
            <text:p>0,008591</text:p>
          </table:table-cell>
          <table:table-cell office:value-type="float" office:value="0" calcext:value-type="float">
            <text:p>0</text:p>
          </table:table-cell>
          <table:table-cell office:value-type="float" office:value="0.000578" calcext:value-type="float">
            <text:p>0,0005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1809" calcext:value-type="float">
            <text:p>0,001809</text:p>
          </table:table-cell>
          <table:table-cell office:value-type="float" office:value="0" calcext:value-type="float">
            <text:p>0</text:p>
          </table:table-cell>
          <table:table-cell office:value-type="float" office:value="0.000139" calcext:value-type="float">
            <text:p>0,000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AllContinuous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79.287725" calcext:value-type="float">
            <text:p>79,287725</text:p>
          </table:table-cell>
          <table:table-cell office:value-type="float" office:value="20.712275" calcext:value-type="float">
            <text:p>20,712275</text:p>
          </table:table-cell>
          <table:table-cell table:number-columns-repeated="2" office:value-type="float" office:value="85.909091" calcext:value-type="float">
            <text:p>85,909091</text:p>
          </table:table-cell>
          <table:table-cell office:value-type="float" office:value="14.090909" calcext:value-type="float">
            <text:p>14,090909</text:p>
          </table:table-cell>
          <table:table-cell office:value-type="float" office:value="0" calcext:value-type="float">
            <text:p>0</text:p>
          </table:table-cell>
          <table:table-cell office:value-type="float" office:value="0.002098" calcext:value-type="float">
            <text:p>0,002098</text:p>
          </table:table-cell>
          <table:table-cell office:value-type="float" office:value="0" calcext:value-type="float">
            <text:p>0</text:p>
          </table:table-cell>
          <table:table-cell office:value-type="float" office:value="0.000081" calcext:value-type="float">
            <text:p>0,0000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3685.5" calcext:value-type="float">
            <text:p>3685,5</text:p>
          </table:table-cell>
          <table:table-cell office:value-type="float" office:value="90.11051" calcext:value-type="float">
            <text:p>90,11051</text:p>
          </table:table-cell>
          <table:table-cell office:value-type="float" office:value="9.88949" calcext:value-type="float">
            <text:p>9,88949</text:p>
          </table:table-cell>
          <table:table-cell office:value-type="float" office:value="76.376812" calcext:value-type="float">
            <text:p>76,376812</text:p>
          </table:table-cell>
          <table:table-cell office:value-type="float" office:value="83.977386" calcext:value-type="float">
            <text:p>83,977386</text:p>
          </table:table-cell>
          <table:table-cell office:value-type="float" office:value="16.022614" calcext:value-type="float">
            <text:p>16,022614</text:p>
          </table:table-cell>
          <table:table-cell office:value-type="float" office:value="9.130435" calcext:value-type="float">
            <text:p>9,130435</text:p>
          </table:table-cell>
          <table:table-cell office:value-type="float" office:value="0.019725" calcext:value-type="float">
            <text:p>0,019725</text:p>
          </table:table-cell>
          <table:table-cell office:value-type="float" office:value="0" calcext:value-type="float">
            <text:p>0</text:p>
          </table:table-cell>
          <table:table-cell office:value-type="float" office:value="0.000628" calcext:value-type="float">
            <text:p>0,0006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2859.8" calcext:value-type="float">
            <text:p>12859,8</text:p>
          </table:table-cell>
          <table:table-cell office:value-type="float" office:value="96.738615" calcext:value-type="float">
            <text:p>96,738615</text:p>
          </table:table-cell>
          <table:table-cell office:value-type="float" office:value="3.261385" calcext:value-type="float">
            <text:p>3,261385</text:p>
          </table:table-cell>
          <table:table-cell office:value-type="float" office:value="47.661462" calcext:value-type="float">
            <text:p>47,661462</text:p>
          </table:table-cell>
          <table:table-cell office:value-type="float" office:value="84.596487" calcext:value-type="float">
            <text:p>84,596487</text:p>
          </table:table-cell>
          <table:table-cell office:value-type="float" office:value="15.403513" calcext:value-type="float">
            <text:p>15,403513</text:p>
          </table:table-cell>
          <table:table-cell office:value-type="float" office:value="43.084177" calcext:value-type="float">
            <text:p>43,084177</text:p>
          </table:table-cell>
          <table:table-cell office:value-type="float" office:value="0.040654" calcext:value-type="float">
            <text:p>0,040654</text:p>
          </table:table-cell>
          <table:table-cell office:value-type="float" office:value="0" calcext:value-type="float">
            <text:p>0</text:p>
          </table:table-cell>
          <table:table-cell office:value-type="float" office:value="0.004065" calcext:value-type="float">
            <text:p>0,0040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61.359646" calcext:value-type="float">
            <text:p>61,359646</text:p>
          </table:table-cell>
          <table:table-cell office:value-type="float" office:value="38.640354" calcext:value-type="float">
            <text:p>38,640354</text:p>
          </table:table-cell>
          <table:table-cell office:value-type="float" office:value="85.119572" calcext:value-type="float">
            <text:p>85,119572</text:p>
          </table:table-cell>
          <table:table-cell office:value-type="float" office:value="85.964021" calcext:value-type="float">
            <text:p>85,964021</text:p>
          </table:table-cell>
          <table:table-cell office:value-type="float" office:value="14.035979" calcext:value-type="float">
            <text:p>14,035979</text:p>
          </table:table-cell>
          <table:table-cell office:value-type="float" office:value="0.96535" calcext:value-type="float">
            <text:p>0,96535</text:p>
          </table:table-cell>
          <table:table-cell office:value-type="float" office:value="0.005963" calcext:value-type="float">
            <text:p>0,005963</text:p>
          </table:table-cell>
          <table:table-cell office:value-type="float" office:value="0" calcext:value-type="float">
            <text:p>0</text:p>
          </table:table-cell>
          <table:table-cell office:value-type="float" office:value="0.000262" calcext:value-type="float">
            <text:p>0,000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4" calcext:value-type="float">
            <text:p>4</text:p>
          </table:table-cell>
          <table:table-cell office:value-type="float" office:value="55.170787" calcext:value-type="float">
            <text:p>55,170787</text:p>
          </table:table-cell>
          <table:table-cell office:value-type="float" office:value="44.829213" calcext:value-type="float">
            <text:p>44,829213</text:p>
          </table:table-cell>
          <table:table-cell table:number-columns-repeated="2" office:value-type="float" office:value="55.169811" calcext:value-type="float">
            <text:p>55,169811</text:p>
          </table:table-cell>
          <table:table-cell office:value-type="float" office:value="44.830189" calcext:value-type="float">
            <text:p>44,830189</text:p>
          </table:table-cell>
          <table:table-cell office:value-type="float" office:value="0" calcext:value-type="float">
            <text:p>0</text:p>
          </table:table-cell>
          <table:table-cell office:value-type="float" office:value="0.039081" calcext:value-type="float">
            <text:p>0,039081</text:p>
          </table:table-cell>
          <table:table-cell office:value-type="float" office:value="0" calcext:value-type="float">
            <text:p>0</text:p>
          </table:table-cell>
          <table:table-cell office:value-type="float" office:value="0.001587" calcext:value-type="float">
            <text:p>0,0015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12973.1" calcext:value-type="float">
            <text:p>12973,1</text:p>
          </table:table-cell>
          <table:table-cell office:value-type="float" office:value="73.458706" calcext:value-type="float">
            <text:p>73,458706</text:p>
          </table:table-cell>
          <table:table-cell office:value-type="float" office:value="26.541294" calcext:value-type="float">
            <text:p>26,541294</text:p>
          </table:table-cell>
          <table:table-cell office:value-type="float" office:value="64.354535" calcext:value-type="float">
            <text:p>64,354535</text:p>
          </table:table-cell>
          <table:table-cell office:value-type="float" office:value="64.548083" calcext:value-type="float">
            <text:p>64,548083</text:p>
          </table:table-cell>
          <table:table-cell office:value-type="float" office:value="35.451917" calcext:value-type="float">
            <text:p>35,451917</text:p>
          </table:table-cell>
          <table:table-cell office:value-type="float" office:value="0.322581" calcext:value-type="float">
            <text:p>0,322581</text:p>
          </table:table-cell>
          <table:table-cell office:value-type="float" office:value="0.1024" calcext:value-type="float">
            <text:p>0,1024</text:p>
          </table:table-cell>
          <table:table-cell office:value-type="float" office:value="0" calcext:value-type="float">
            <text:p>0</text:p>
          </table:table-cell>
          <table:table-cell office:value-type="float" office:value="0.007803" calcext:value-type="float">
            <text:p>0,0078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2997" calcext:value-type="float">
            <text:p>0,002997</text:p>
          </table:table-cell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63.6" calcext:value-type="float">
            <text:p>63,6</text:p>
          </table:table-cell>
          <table:table-cell office:value-type="float" office:value="57.346629" calcext:value-type="float">
            <text:p>57,346629</text:p>
          </table:table-cell>
          <table:table-cell office:value-type="float" office:value="42.653371" calcext:value-type="float">
            <text:p>42,653371</text:p>
          </table:table-cell>
          <table:table-cell table:number-columns-repeated="2" office:value-type="float" office:value="57.892383" calcext:value-type="float">
            <text:p>57,892383</text:p>
          </table:table-cell>
          <table:table-cell office:value-type="float" office:value="42.107617" calcext:value-type="float">
            <text:p>42,107617</text:p>
          </table:table-cell>
          <table:table-cell office:value-type="float" office:value="0" calcext:value-type="float">
            <text:p>0</text:p>
          </table:table-cell>
          <table:table-cell office:value-type="float" office:value="0.005178" calcext:value-type="float">
            <text:p>0,005178</text:p>
          </table:table-cell>
          <table:table-cell office:value-type="float" office:value="0" calcext:value-type="float">
            <text:p>0</text:p>
          </table:table-cell>
          <table:table-cell office:value-type="float" office:value="0.000248" calcext:value-type="float">
            <text:p>0,000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2785" calcext:value-type="float">
            <text:p>0,012785</text:p>
          </table:table-cell>
          <table:table-cell office:value-type="float" office:value="0" calcext:value-type="float">
            <text:p>0</text:p>
          </table:table-cell>
          <table:table-cell office:value-type="float" office:value="0.000566" calcext:value-type="float">
            <text:p>0,0005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8971" calcext:value-type="float">
            <text:p>0,08971</text:p>
          </table:table-cell>
          <table:table-cell office:value-type="float" office:value="0" calcext:value-type="float">
            <text:p>0</text:p>
          </table:table-cell>
          <table:table-cell office:value-type="float" office:value="0.009164" calcext:value-type="float">
            <text:p>0,009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126.3" calcext:value-type="float">
            <text:p>2126,3</text:p>
          </table:table-cell>
          <table:table-cell office:value-type="float" office:value="72.293337" calcext:value-type="float">
            <text:p>72,293337</text:p>
          </table:table-cell>
          <table:table-cell office:value-type="float" office:value="27.706663" calcext:value-type="float">
            <text:p>27,706663</text:p>
          </table:table-cell>
          <table:table-cell office:value-type="float" office:value="53.24175" calcext:value-type="float">
            <text:p>53,24175</text:p>
          </table:table-cell>
          <table:table-cell office:value-type="float" office:value="54.041422" calcext:value-type="float">
            <text:p>54,041422</text:p>
          </table:table-cell>
          <table:table-cell office:value-type="float" office:value="45.958578" calcext:value-type="float">
            <text:p>45,958578</text:p>
          </table:table-cell>
          <table:table-cell office:value-type="float" office:value="1.344828" calcext:value-type="float">
            <text:p>1,344828</text:p>
          </table:table-cell>
          <table:table-cell office:value-type="float" office:value="0.010175" calcext:value-type="float">
            <text:p>0,010175</text:p>
          </table:table-cell>
          <table:table-cell office:value-type="float" office:value="0" calcext:value-type="float">
            <text:p>0</text:p>
          </table:table-cell>
          <table:table-cell office:value-type="float" office:value="0.000394" calcext:value-type="float">
            <text:p>0,000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1213.4" calcext:value-type="float">
            <text:p>1213,4</text:p>
          </table:table-cell>
          <table:table-cell office:value-type="float" office:value="58.468121" calcext:value-type="float">
            <text:p>58,468121</text:p>
          </table:table-cell>
          <table:table-cell office:value-type="float" office:value="41.531879" calcext:value-type="float">
            <text:p>41,531879</text:p>
          </table:table-cell>
          <table:table-cell office:value-type="float" office:value="28.241405" calcext:value-type="float">
            <text:p>28,241405</text:p>
          </table:table-cell>
          <table:table-cell office:value-type="float" office:value="39.934678" calcext:value-type="float">
            <text:p>39,934678</text:p>
          </table:table-cell>
          <table:table-cell office:value-type="float" office:value="60.065322" calcext:value-type="float">
            <text:p>60,065322</text:p>
          </table:table-cell>
          <table:table-cell office:value-type="float" office:value="29.061868" calcext:value-type="float">
            <text:p>29,061868</text:p>
          </table:table-cell>
          <table:table-cell office:value-type="float" office:value="0.026469" calcext:value-type="float">
            <text:p>0,026469</text:p>
          </table:table-cell>
          <table:table-cell office:value-type="float" office:value="0" calcext:value-type="float">
            <text:p>0</text:p>
          </table:table-cell>
          <table:table-cell office:value-type="float" office:value="0.00131" calcext:value-type="float">
            <text:p>0,00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315.4" calcext:value-type="float">
            <text:p>5315,4</text:p>
          </table:table-cell>
          <table:table-cell office:value-type="float" office:value="94.983526" calcext:value-type="float">
            <text:p>94,983526</text:p>
          </table:table-cell>
          <table:table-cell office:value-type="float" office:value="5.016474" calcext:value-type="float">
            <text:p>5,016474</text:p>
          </table:table-cell>
          <table:table-cell office:value-type="float" office:value="57.685342" calcext:value-type="float">
            <text:p>57,685342</text:p>
          </table:table-cell>
          <table:table-cell office:value-type="float" office:value="87.307047" calcext:value-type="float">
            <text:p>87,307047</text:p>
          </table:table-cell>
          <table:table-cell office:value-type="float" office:value="12.692953" calcext:value-type="float">
            <text:p>12,692953</text:p>
          </table:table-cell>
          <table:table-cell office:value-type="float" office:value="33.878789" calcext:value-type="float">
            <text:p>33,878789</text:p>
          </table:table-cell>
          <table:table-cell office:value-type="float" office:value="0.021553" calcext:value-type="float">
            <text:p>0,021553</text:p>
          </table:table-cell>
          <table:table-cell office:value-type="float" office:value="0" calcext:value-type="float">
            <text:p>0</text:p>
          </table:table-cell>
          <table:table-cell office:value-type="float" office:value="0.000936" calcext:value-type="float">
            <text:p>0,000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639.4" calcext:value-type="float">
            <text:p>639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1355" calcext:value-type="float">
            <text:p>0,011355</text:p>
          </table:table-cell>
          <table:table-cell office:value-type="float" office:value="0" calcext:value-type="float">
            <text:p>0</text:p>
          </table:table-cell>
          <table:table-cell office:value-type="float" office:value="0.001349" calcext:value-type="float">
            <text:p>0,001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59.8" calcext:value-type="float">
            <text:p>59,8</text:p>
          </table:table-cell>
          <table:table-cell office:value-type="float" office:value="46.312372" calcext:value-type="float">
            <text:p>46,312372</text:p>
          </table:table-cell>
          <table:table-cell office:value-type="float" office:value="53.687628" calcext:value-type="float">
            <text:p>53,687628</text:p>
          </table:table-cell>
          <table:table-cell office:value-type="float" office:value="60.124777" calcext:value-type="float">
            <text:p>60,124777</text:p>
          </table:table-cell>
          <table:table-cell office:value-type="float" office:value="60.311943" calcext:value-type="float">
            <text:p>60,311943</text:p>
          </table:table-cell>
          <table:table-cell office:value-type="float" office:value="39.688057" calcext:value-type="float">
            <text:p>39,688057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429" calcext:value-type="float">
            <text:p>0,00429</text:p>
          </table:table-cell>
          <table:table-cell office:value-type="float" office:value="0" calcext:value-type="float">
            <text:p>0</text:p>
          </table:table-cell>
          <table:table-cell office:value-type="float" office:value="0.00022" calcext:value-type="float">
            <text:p>0,000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245.6" calcext:value-type="float">
            <text:p>245,6</text:p>
          </table:table-cell>
          <table:table-cell office:value-type="float" office:value="45.917265" calcext:value-type="float">
            <text:p>45,917265</text:p>
          </table:table-cell>
          <table:table-cell office:value-type="float" office:value="54.082735" calcext:value-type="float">
            <text:p>54,082735</text:p>
          </table:table-cell>
          <table:table-cell table:number-columns-repeated="2" office:value-type="float" office:value="45.449526" calcext:value-type="float">
            <text:p>45,449526</text:p>
          </table:table-cell>
          <table:table-cell office:value-type="float" office:value="54.550474" calcext:value-type="float">
            <text:p>54,550474</text:p>
          </table:table-cell>
          <table:table-cell office:value-type="float" office:value="0" calcext:value-type="float">
            <text:p>0</text:p>
          </table:table-cell>
          <table:table-cell office:value-type="float" office:value="0.008627" calcext:value-type="float">
            <text:p>0,008627</text:p>
          </table:table-cell>
          <table:table-cell office:value-type="float" office:value="0" calcext:value-type="float">
            <text:p>0</text:p>
          </table:table-cell>
          <table:table-cell office:value-type="float" office:value="0.00043" calcext:value-type="float">
            <text:p>0,000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67.722203" calcext:value-type="float">
            <text:p>67,722203</text:p>
          </table:table-cell>
          <table:table-cell office:value-type="float" office:value="32.277797" calcext:value-type="float">
            <text:p>32,277797</text:p>
          </table:table-cell>
          <table:table-cell table:number-columns-repeated="2" office:value-type="float" office:value="73.526882" calcext:value-type="float">
            <text:p>73,526882</text:p>
          </table:table-cell>
          <table:table-cell office:value-type="float" office:value="26.473118" calcext:value-type="float">
            <text:p>26,473118</text:p>
          </table:table-cell>
          <table:table-cell office:value-type="float" office:value="0" calcext:value-type="float">
            <text:p>0</text:p>
          </table:table-cell>
          <table:table-cell office:value-type="float" office:value="0.003696" calcext:value-type="float">
            <text:p>0,003696</text:p>
          </table:table-cell>
          <table:table-cell office:value-type="float" office:value="0" calcext:value-type="float">
            <text:p>0</text:p>
          </table:table-cell>
          <table:table-cell office:value-type="float" office:value="0.000151" calcext:value-type="float">
            <text:p>0,000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" calcext:value-type="float">
            <text:p>0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521.7" calcext:value-type="float">
            <text:p>2521,7</text:p>
          </table:table-cell>
          <table:table-cell office:value-type="float" office:value="95.559101" calcext:value-type="float">
            <text:p>95,559101</text:p>
          </table:table-cell>
          <table:table-cell office:value-type="float" office:value="4.440899" calcext:value-type="float">
            <text:p>4,440899</text:p>
          </table:table-cell>
          <table:table-cell office:value-type="float" office:value="45.925926" calcext:value-type="float">
            <text:p>45,925926</text:p>
          </table:table-cell>
          <table:table-cell office:value-type="float" office:value="80.43394" calcext:value-type="float">
            <text:p>80,43394</text:p>
          </table:table-cell>
          <table:table-cell office:value-type="float" office:value="19.56606" calcext:value-type="float">
            <text:p>19,56606</text:p>
          </table:table-cell>
          <table:table-cell office:value-type="float" office:value="43.333333" calcext:value-type="float">
            <text:p>43,333333</text:p>
          </table:table-cell>
          <table:table-cell office:value-type="float" office:value="0.011605" calcext:value-type="float">
            <text:p>0,011605</text:p>
          </table:table-cell>
          <table:table-cell office:value-type="float" office:value="0" calcext:value-type="float">
            <text:p>0</text:p>
          </table:table-cell>
          <table:table-cell office:value-type="float" office:value="0.000496" calcext:value-type="float">
            <text:p>0,000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1331" calcext:value-type="float">
            <text:p>1331</text:p>
          </table:table-cell>
          <table:table-cell office:value-type="float" office:value="99.365849" calcext:value-type="float">
            <text:p>99,365849</text:p>
          </table:table-cell>
          <table:table-cell office:value-type="float" office:value="0.634151" calcext:value-type="float">
            <text:p>0,634151</text:p>
          </table:table-cell>
          <table:table-cell office:value-type="float" office:value="25.316017" calcext:value-type="float">
            <text:p>25,316017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2.255411" calcext:value-type="float">
            <text:p>72,255411</text:p>
          </table:table-cell>
          <table:table-cell office:value-type="float" office:value="0.00513" calcext:value-type="float">
            <text:p>0,00513</text:p>
          </table:table-cell>
          <table:table-cell office:value-type="float" office:value="0" calcext:value-type="float">
            <text:p>0</text:p>
          </table:table-cell>
          <table:table-cell office:value-type="float" office:value="0.00035" calcext:value-type="float">
            <text:p>0,000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3064" calcext:value-type="float">
            <text:p>0,003064</text:p>
          </table:table-cell>
          <table:table-cell office:value-type="float" office:value="0" calcext:value-type="float">
            <text:p>0</text:p>
          </table:table-cell>
          <table:table-cell office:value-type="float" office:value="0.000248" calcext:value-type="float">
            <text:p>0,000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82304.6" calcext:value-type="float">
            <text:p>82304,6</text:p>
          </table:table-cell>
          <table:table-cell office:value-type="float" office:value="97.371624" calcext:value-type="float">
            <text:p>97,371624</text:p>
          </table:table-cell>
          <table:table-cell office:value-type="float" office:value="2.628376" calcext:value-type="float">
            <text:p>2,628376</text:p>
          </table:table-cell>
          <table:table-cell office:value-type="float" office:value="60.968254" calcext:value-type="float">
            <text:p>60,968254</text:p>
          </table:table-cell>
          <table:table-cell office:value-type="float" office:value="80.318432" calcext:value-type="float">
            <text:p>80,318432</text:p>
          </table:table-cell>
          <table:table-cell office:value-type="float" office:value="19.681568" calcext:value-type="float">
            <text:p>19,681568</text:p>
          </table:table-cell>
          <table:table-cell office:value-type="float" office:value="23.928571" calcext:value-type="float">
            <text:p>23,928571</text:p>
          </table:table-cell>
          <table:table-cell office:value-type="float" office:value="0.467708" calcext:value-type="float">
            <text:p>0,467708</text:p>
          </table:table-cell>
          <table:table-cell office:value-type="float" office:value="0" calcext:value-type="float">
            <text:p>0</text:p>
          </table:table-cell>
          <table:table-cell office:value-type="float" office:value="0.014736" calcext:value-type="float">
            <text:p>0,014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13.1" calcext:value-type="float">
            <text:p>13,1</text:p>
          </table:table-cell>
          <table:table-cell office:value-type="float" office:value="46.462063" calcext:value-type="float">
            <text:p>46,462063</text:p>
          </table:table-cell>
          <table:table-cell office:value-type="float" office:value="53.537937" calcext:value-type="float">
            <text:p>53,537937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.002128" calcext:value-type="float">
            <text:p>0,002128</text:p>
          </table:table-cell>
          <table:table-cell office:value-type="float" office:value="0" calcext:value-type="float">
            <text:p>0</text:p>
          </table:table-cell>
          <table:table-cell office:value-type="float" office:value="0.000096" calcext:value-type="float">
            <text:p>0,000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5569" calcext:value-type="float">
            <text:p>0,005569</text:p>
          </table:table-cell>
          <table:table-cell office:value-type="float" office:value="0" calcext:value-type="float">
            <text:p>0</text:p>
          </table:table-cell>
          <table:table-cell office:value-type="float" office:value="0.000284" calcext:value-type="float">
            <text:p>0,000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138051.8" calcext:value-type="float">
            <text:p>1138051,8</text:p>
          </table:table-cell>
          <table:table-cell office:value-type="float" office:value="95.964135" calcext:value-type="float">
            <text:p>95,964135</text:p>
          </table:table-cell>
          <table:table-cell office:value-type="float" office:value="4.035865" calcext:value-type="float">
            <text:p>4,035865</text:p>
          </table:table-cell>
          <table:table-cell office:value-type="float" office:value="46.111111" calcext:value-type="float">
            <text:p>46,111111</text:p>
          </table:table-cell>
          <table:table-cell office:value-type="float" office:value="74.715211" calcext:value-type="float">
            <text:p>74,715211</text:p>
          </table:table-cell>
          <table:table-cell office:value-type="float" office:value="25.284789" calcext:value-type="float">
            <text:p>25,284789</text:p>
          </table:table-cell>
          <table:table-cell office:value-type="float" office:value="38.055556" calcext:value-type="float">
            <text:p>38,055556</text:p>
          </table:table-cell>
          <table:table-cell office:value-type="float" office:value="21.666656" calcext:value-type="float">
            <text:p>21,666656</text:p>
          </table:table-cell>
          <table:table-cell office:value-type="float" office:value="0" calcext:value-type="float">
            <text:p>0</text:p>
          </table:table-cell>
          <table:table-cell office:value-type="float" office:value="0.037755" calcext:value-type="float">
            <text:p>0,037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27.3" calcext:value-type="float">
            <text:p>27,3</text:p>
          </table:table-cell>
          <table:table-cell office:value-type="float" office:value="55.245274" calcext:value-type="float">
            <text:p>55,245274</text:p>
          </table:table-cell>
          <table:table-cell office:value-type="float" office:value="44.754726" calcext:value-type="float">
            <text:p>44,754726</text:p>
          </table:table-cell>
          <table:table-cell table:number-columns-repeated="2" office:value-type="float" office:value="79.112554" calcext:value-type="float">
            <text:p>79,112554</text:p>
          </table:table-cell>
          <table:table-cell office:value-type="float" office:value="20.887446" calcext:value-type="float">
            <text:p>20,887446</text:p>
          </table:table-cell>
          <table:table-cell office:value-type="float" office:value="0" calcext:value-type="float">
            <text:p>0</text:p>
          </table:table-cell>
          <table:table-cell office:value-type="float" office:value="0.004019" calcext:value-type="float">
            <text:p>0,004019</text:p>
          </table:table-cell>
          <table:table-cell office:value-type="float" office:value="0" calcext:value-type="float">
            <text:p>0</text:p>
          </table:table-cell>
          <table:table-cell office:value-type="float" office:value="0.000123" calcext:value-type="float">
            <text:p>0,000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212.9" calcext:value-type="float">
            <text:p>212,9</text:p>
          </table:table-cell>
          <table:table-cell office:value-type="float" office:value="64.481332" calcext:value-type="float">
            <text:p>64,481332</text:p>
          </table:table-cell>
          <table:table-cell office:value-type="float" office:value="35.518668" calcext:value-type="float">
            <text:p>35,518668</text:p>
          </table:table-cell>
          <table:table-cell table:number-columns-repeated="2" office:value-type="float" office:value="67.194647" calcext:value-type="float">
            <text:p>67,194647</text:p>
          </table:table-cell>
          <table:table-cell office:value-type="float" office:value="32.805353" calcext:value-type="float">
            <text:p>32,805353</text:p>
          </table:table-cell>
          <table:table-cell office:value-type="float" office:value="0" calcext:value-type="float">
            <text:p>0</text:p>
          </table:table-cell>
          <table:table-cell office:value-type="float" office:value="0.027981" calcext:value-type="float">
            <text:p>0,027981</text:p>
          </table:table-cell>
          <table:table-cell office:value-type="float" office:value="0" calcext:value-type="float">
            <text:p>0</text:p>
          </table:table-cell>
          <table:table-cell office:value-type="float" office:value="0.00139" calcext:value-type="float">
            <text:p>0,00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3959.4" calcext:value-type="float">
            <text:p>503959,4</text:p>
          </table:table-cell>
          <table:table-cell office:value-type="float" office:value="80.071732" calcext:value-type="float">
            <text:p>80,071732</text:p>
          </table:table-cell>
          <table:table-cell office:value-type="float" office:value="19.928268" calcext:value-type="float">
            <text:p>19,928268</text:p>
          </table:table-cell>
          <table:table-cell table:number-columns-repeated="2" office:value-type="float" office:value="75.459459" calcext:value-type="float">
            <text:p>75,459459</text:p>
          </table:table-cell>
          <table:table-cell office:value-type="float" office:value="24.540541" calcext:value-type="float">
            <text:p>24,540541</text:p>
          </table:table-cell>
          <table:table-cell office:value-type="float" office:value="0" calcext:value-type="float">
            <text:p>0</text:p>
          </table:table-cell>
          <table:table-cell office:value-type="float" office:value="3.278994" calcext:value-type="float">
            <text:p>3,278994</text:p>
          </table:table-cell>
          <table:table-cell office:value-type="float" office:value="0" calcext:value-type="float">
            <text:p>0</text:p>
          </table:table-cell>
          <table:table-cell office:value-type="float" office:value="0.20222" calcext:value-type="float">
            <text:p>0,20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7294" calcext:value-type="float">
            <text:p>7294</text:p>
          </table:table-cell>
          <table:table-cell office:value-type="float" office:value="63.772577" calcext:value-type="float">
            <text:p>63,772577</text:p>
          </table:table-cell>
          <table:table-cell office:value-type="float" office:value="36.227423" calcext:value-type="float">
            <text:p>36,227423</text:p>
          </table:table-cell>
          <table:table-cell table:number-columns-repeated="2" office:value-type="float" office:value="73.679654" calcext:value-type="float">
            <text:p>73,679654</text:p>
          </table:table-cell>
          <table:table-cell office:value-type="float" office:value="26.320346" calcext:value-type="float">
            <text:p>26,320346</text:p>
          </table:table-cell>
          <table:table-cell office:value-type="float" office:value="0" calcext:value-type="float">
            <text:p>0</text:p>
          </table:table-cell>
          <table:table-cell office:value-type="float" office:value="0.527356" calcext:value-type="float">
            <text:p>0,527356</text:p>
          </table:table-cell>
          <table:table-cell office:value-type="float" office:value="0" calcext:value-type="float">
            <text:p>0</text:p>
          </table:table-cell>
          <table:table-cell office:value-type="float" office:value="0.018394" calcext:value-type="float">
            <text:p>0,018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293021" calcext:value-type="float">
            <text:p>293021</text:p>
          </table:table-cell>
          <table:table-cell office:value-type="float" office:value="97.045326" calcext:value-type="float">
            <text:p>97,045326</text:p>
          </table:table-cell>
          <table:table-cell office:value-type="float" office:value="2.954674" calcext:value-type="float">
            <text:p>2,954674</text:p>
          </table:table-cell>
          <table:table-cell office:value-type="float" office:value="54.857143" calcext:value-type="float">
            <text:p>54,857143</text:p>
          </table:table-cell>
          <table:table-cell office:value-type="float" office:value="76.670274" calcext:value-type="float">
            <text:p>76,670274</text:p>
          </table:table-cell>
          <table:table-cell office:value-type="float" office:value="23.329726" calcext:value-type="float">
            <text:p>23,329726</text:p>
          </table:table-cell>
          <table:table-cell office:value-type="float" office:value="27.880952" calcext:value-type="float">
            <text:p>27,880952</text:p>
          </table:table-cell>
          <table:table-cell office:value-type="float" office:value="2.82358" calcext:value-type="float">
            <text:p>2,82358</text:p>
          </table:table-cell>
          <table:table-cell office:value-type="float" office:value="0" calcext:value-type="float">
            <text:p>0</text:p>
          </table:table-cell>
          <table:table-cell office:value-type="float" office:value="0.016479" calcext:value-type="float">
            <text:p>0,0164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3832.8" calcext:value-type="float">
            <text:p>3832,8</text:p>
          </table:table-cell>
          <table:table-cell office:value-type="float" office:value="81.548978" calcext:value-type="float">
            <text:p>81,548978</text:p>
          </table:table-cell>
          <table:table-cell office:value-type="float" office:value="18.451022" calcext:value-type="float">
            <text:p>18,451022</text:p>
          </table:table-cell>
          <table:table-cell office:value-type="float" office:value="92.013889" calcext:value-type="float">
            <text:p>92,013889</text:p>
          </table:table-cell>
          <table:table-cell office:value-type="float" office:value="92.735009" calcext:value-type="float">
            <text:p>92,735009</text:p>
          </table:table-cell>
          <table:table-cell office:value-type="float" office:value="7.264991" calcext:value-type="float">
            <text:p>7,264991</text:p>
          </table:table-cell>
          <table:table-cell office:value-type="float" office:value="0.777778" calcext:value-type="float">
            <text:p>0,777778</text:p>
          </table:table-cell>
          <table:table-cell office:value-type="float" office:value="0.275968" calcext:value-type="float">
            <text:p>0,275968</text:p>
          </table:table-cell>
          <table:table-cell office:value-type="float" office:value="0" calcext:value-type="float">
            <text:p>0</text:p>
          </table:table-cell>
          <table:table-cell office:value-type="float" office:value="0.010066" calcext:value-type="float">
            <text:p>0,0100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13618.4" calcext:value-type="float">
            <text:p>13618,4</text:p>
          </table:table-cell>
          <table:table-cell office:value-type="float" office:value="53.61783" calcext:value-type="float">
            <text:p>53,61783</text:p>
          </table:table-cell>
          <table:table-cell office:value-type="float" office:value="46.38217" calcext:value-type="float">
            <text:p>46,38217</text:p>
          </table:table-cell>
          <table:table-cell table:number-columns-repeated="2" office:value-type="float" office:value="53.19888" calcext:value-type="float">
            <text:p>53,19888</text:p>
          </table:table-cell>
          <table:table-cell office:value-type="float" office:value="46.80112" calcext:value-type="float">
            <text:p>46,80112</text:p>
          </table:table-cell>
          <table:table-cell office:value-type="float" office:value="0" calcext:value-type="float">
            <text:p>0</text:p>
          </table:table-cell>
          <table:table-cell office:value-type="float" office:value="0.217428" calcext:value-type="float">
            <text:p>0,217428</text:p>
          </table:table-cell>
          <table:table-cell office:value-type="float" office:value="0" calcext:value-type="float">
            <text:p>0</text:p>
          </table:table-cell>
          <table:table-cell office:value-type="float" office:value="0.016504" calcext:value-type="float">
            <text:p>0,016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4171.6" calcext:value-type="float">
            <text:p>4171,6</text:p>
          </table:table-cell>
          <table:table-cell office:value-type="float" office:value="44.223187" calcext:value-type="float">
            <text:p>44,223187</text:p>
          </table:table-cell>
          <table:table-cell office:value-type="float" office:value="55.776813" calcext:value-type="float">
            <text:p>55,776813</text:p>
          </table:table-cell>
          <table:table-cell table:number-columns-repeated="2" office:value-type="float" office:value="61.818182" calcext:value-type="float">
            <text:p>61,818182</text:p>
          </table:table-cell>
          <table:table-cell office:value-type="float" office:value="38.181818" calcext:value-type="float">
            <text:p>38,181818</text:p>
          </table:table-cell>
          <table:table-cell office:value-type="float" office:value="0" calcext:value-type="float">
            <text:p>0</text:p>
          </table:table-cell>
          <table:table-cell office:value-type="float" office:value="0.096316" calcext:value-type="float">
            <text:p>0,096316</text:p>
          </table:table-cell>
          <table:table-cell office:value-type="float" office:value="0" calcext:value-type="float">
            <text:p>0</text:p>
          </table:table-cell>
          <table:table-cell office:value-type="float" office:value="0.011344" calcext:value-type="float">
            <text:p>0,011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59120.5" calcext:value-type="float">
            <text:p>59120,5</text:p>
          </table:table-cell>
          <table:table-cell office:value-type="float" office:value="91.745658" calcext:value-type="float">
            <text:p>91,745658</text:p>
          </table:table-cell>
          <table:table-cell office:value-type="float" office:value="8.254342" calcext:value-type="float">
            <text:p>8,254342</text:p>
          </table:table-cell>
          <table:table-cell office:value-type="float" office:value="86.81391" calcext:value-type="float">
            <text:p>86,81391</text:p>
          </table:table-cell>
          <table:table-cell office:value-type="float" office:value="87.117794" calcext:value-type="float">
            <text:p>87,117794</text:p>
          </table:table-cell>
          <table:table-cell office:value-type="float" office:value="12.882206" calcext:value-type="float">
            <text:p>12,882206</text:p>
          </table:table-cell>
          <table:table-cell office:value-type="float" office:value="0.350877" calcext:value-type="float">
            <text:p>0,350877</text:p>
          </table:table-cell>
          <table:table-cell office:value-type="float" office:value="0.660195" calcext:value-type="float">
            <text:p>0,660195</text:p>
          </table:table-cell>
          <table:table-cell office:value-type="float" office:value="0" calcext:value-type="float">
            <text:p>0</text:p>
          </table:table-cell>
          <table:table-cell office:value-type="float" office:value="0.014112" calcext:value-type="float">
            <text:p>0,014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3536.5" calcext:value-type="float">
            <text:p>3536,5</text:p>
          </table:table-cell>
          <table:table-cell office:value-type="float" office:value="83.858904" calcext:value-type="float">
            <text:p>83,858904</text:p>
          </table:table-cell>
          <table:table-cell office:value-type="float" office:value="16.141096" calcext:value-type="float">
            <text:p>16,141096</text:p>
          </table:table-cell>
          <table:table-cell table:number-columns-repeated="2" office:value-type="float" office:value="92.156863" calcext:value-type="float">
            <text:p>92,156863</text:p>
          </table:table-cell>
          <table:table-cell office:value-type="float" office:value="7.843137" calcext:value-type="float">
            <text:p>7,843137</text:p>
          </table:table-cell>
          <table:table-cell office:value-type="float" office:value="0" calcext:value-type="float">
            <text:p>0</text:p>
          </table:table-cell>
          <table:table-cell office:value-type="float" office:value="0.026891" calcext:value-type="float">
            <text:p>0,026891</text:p>
          </table:table-cell>
          <table:table-cell office:value-type="float" office:value="0" calcext:value-type="float">
            <text:p>0</text:p>
          </table:table-cell>
          <table:table-cell office:value-type="float" office:value="0.001933" calcext:value-type="float">
            <text:p>0,001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10045" calcext:value-type="float">
            <text:p>0,010045</text:p>
          </table:table-cell>
          <table:table-cell office:value-type="float" office:value="0" calcext:value-type="float">
            <text:p>0</text:p>
          </table:table-cell>
          <table:table-cell office:value-type="float" office:value="0.000657" calcext:value-type="float">
            <text:p>0,0006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2008" calcext:value-type="float">
            <text:p>0,002008</text:p>
          </table:table-cell>
          <table:table-cell office:value-type="float" office:value="0" calcext:value-type="float">
            <text:p>0</text:p>
          </table:table-cell>
          <table:table-cell office:value-type="float" office:value="0.000163" calcext:value-type="float">
            <text:p>0,000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-nlab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L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a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AllContinuous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OverviewSLAVEs,cs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106" calcext:value-type="float">
            <text:p>106</text:p>
          </table:table-cell>
          <table:table-cell office:value-type="float" office:value="400.2" calcext:value-type="float">
            <text:p>400,2</text:p>
          </table:table-cell>
          <table:table-cell office:value-type="float" office:value="86.633387" calcext:value-type="float">
            <text:p>86,633387</text:p>
          </table:table-cell>
          <table:table-cell office:value-type="float" office:value="13.366613" calcext:value-type="float">
            <text:p>13,366613</text:p>
          </table:table-cell>
          <table:table-cell table:number-columns-repeated="2" office:value-type="float" office:value="86.090909" calcext:value-type="float">
            <text:p>86,090909</text:p>
          </table:table-cell>
          <table:table-cell office:value-type="float" office:value="13.909091" calcext:value-type="float">
            <text:p>13,909091</text:p>
          </table:table-cell>
          <table:table-cell office:value-type="float" office:value="0" calcext:value-type="float">
            <text:p>0</text:p>
          </table:table-cell>
          <table:table-cell office:value-type="float" office:value="0.003642" calcext:value-type="float">
            <text:p>0,003642</text:p>
          </table:table-cell>
          <table:table-cell office:value-type="float" office:value="0" calcext:value-type="float">
            <text:p>0</text:p>
          </table:table-cell>
          <table:table-cell office:value-type="float" office:value="0.000123" calcext:value-type="float">
            <text:p>0,000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5090.2" calcext:value-type="float">
            <text:p>5090,2</text:p>
          </table:table-cell>
          <table:table-cell office:value-type="float" office:value="91.534428" calcext:value-type="float">
            <text:p>91,534428</text:p>
          </table:table-cell>
          <table:table-cell office:value-type="float" office:value="8.465572" calcext:value-type="float">
            <text:p>8,465572</text:p>
          </table:table-cell>
          <table:table-cell office:value-type="float" office:value="75.072464" calcext:value-type="float">
            <text:p>75,072464</text:p>
          </table:table-cell>
          <table:table-cell office:value-type="float" office:value="83.587582" calcext:value-type="float">
            <text:p>83,587582</text:p>
          </table:table-cell>
          <table:table-cell office:value-type="float" office:value="16.412418" calcext:value-type="float">
            <text:p>16,412418</text:p>
          </table:table-cell>
          <table:table-cell office:value-type="float" office:value="10.289855" calcext:value-type="float">
            <text:p>10,289855</text:p>
          </table:table-cell>
          <table:table-cell office:value-type="float" office:value="0.029486" calcext:value-type="float">
            <text:p>0,029486</text:p>
          </table:table-cell>
          <table:table-cell office:value-type="float" office:value="0" calcext:value-type="float">
            <text:p>0</text:p>
          </table:table-cell>
          <table:table-cell office:value-type="float" office:value="0.000833" calcext:value-type="float">
            <text:p>0,0008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lobal</text:p>
          </table:table-cell>
          <table:table-cell office:value-type="float" office:value="159" calcext:value-type="float">
            <text:p>159</text:p>
          </table:table-cell>
          <table:table-cell office:value-type="float" office:value="13070" calcext:value-type="float">
            <text:p>13070</text:p>
          </table:table-cell>
          <table:table-cell office:value-type="float" office:value="97.254917" calcext:value-type="float">
            <text:p>97,254917</text:p>
          </table:table-cell>
          <table:table-cell office:value-type="float" office:value="2.745083" calcext:value-type="float">
            <text:p>2,745083</text:p>
          </table:table-cell>
          <table:table-cell office:value-type="float" office:value="46.734758" calcext:value-type="float">
            <text:p>46,734758</text:p>
          </table:table-cell>
          <table:table-cell office:value-type="float" office:value="85.181457" calcext:value-type="float">
            <text:p>85,181457</text:p>
          </table:table-cell>
          <table:table-cell office:value-type="float" office:value="14.818543" calcext:value-type="float">
            <text:p>14,818543</text:p>
          </table:table-cell>
          <table:table-cell office:value-type="float" office:value="44.832715" calcext:value-type="float">
            <text:p>44,832715</text:p>
          </table:table-cell>
          <table:table-cell office:value-type="float" office:value="0.042109" calcext:value-type="float">
            <text:p>0,042109</text:p>
          </table:table-cell>
          <table:table-cell office:value-type="float" office:value="0" calcext:value-type="float">
            <text:p>0</text:p>
          </table:table-cell>
          <table:table-cell office:value-type="float" office:value="0.003715" calcext:value-type="float">
            <text:p>0,0037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625" calcext:value-type="float">
            <text:p>625</text:p>
          </table:table-cell>
          <table:table-cell office:value-type="float" office:value="66.5" calcext:value-type="float">
            <text:p>66,5</text:p>
          </table:table-cell>
          <table:table-cell office:value-type="float" office:value="77.378615" calcext:value-type="float">
            <text:p>77,378615</text:p>
          </table:table-cell>
          <table:table-cell office:value-type="float" office:value="22.621385" calcext:value-type="float">
            <text:p>22,621385</text:p>
          </table:table-cell>
          <table:table-cell office:value-type="float" office:value="90.242796" calcext:value-type="float">
            <text:p>90,242796</text:p>
          </table:table-cell>
          <table:table-cell office:value-type="float" office:value="92.17602" calcext:value-type="float">
            <text:p>92,17602</text:p>
          </table:table-cell>
          <table:table-cell office:value-type="float" office:value="7.82398" calcext:value-type="float">
            <text:p>7,82398</text:p>
          </table:table-cell>
          <table:table-cell office:value-type="float" office:value="2.086701" calcext:value-type="float">
            <text:p>2,086701</text:p>
          </table:table-cell>
          <table:table-cell office:value-type="float" office:value="0.006766" calcext:value-type="float">
            <text:p>0,006766</text:p>
          </table:table-cell>
          <table:table-cell office:value-type="float" office:value="0" calcext:value-type="float">
            <text:p>0</text:p>
          </table:table-cell>
          <table:table-cell office:value-type="float" office:value="0.000311" calcext:value-type="float">
            <text:p>0,000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9" calcext:value-type="float">
            <text:p>9</text:p>
          </table:table-cell>
          <table:table-cell office:value-type="float" office:value="53.835628" calcext:value-type="float">
            <text:p>53,835628</text:p>
          </table:table-cell>
          <table:table-cell office:value-type="float" office:value="46.164372" calcext:value-type="float">
            <text:p>46,164372</text:p>
          </table:table-cell>
          <table:table-cell table:number-columns-repeated="2" office:value-type="float" office:value="60.54717" calcext:value-type="float">
            <text:p>60,54717</text:p>
          </table:table-cell>
          <table:table-cell office:value-type="float" office:value="39.45283" calcext:value-type="float">
            <text:p>39,45283</text:p>
          </table:table-cell>
          <table:table-cell office:value-type="float" office:value="0" calcext:value-type="float">
            <text:p>0</text:p>
          </table:table-cell>
          <table:table-cell office:value-type="float" office:value="0.039976" calcext:value-type="float">
            <text:p>0,039976</text:p>
          </table:table-cell>
          <table:table-cell office:value-type="float" office:value="0" calcext:value-type="float">
            <text:p>0</text:p>
          </table:table-cell>
          <table:table-cell office:value-type="float" office:value="0.001755" calcext:value-type="float">
            <text:p>0,0017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26997.2" calcext:value-type="float">
            <text:p>26997,2</text:p>
          </table:table-cell>
          <table:table-cell office:value-type="float" office:value="86.381151" calcext:value-type="float">
            <text:p>86,381151</text:p>
          </table:table-cell>
          <table:table-cell office:value-type="float" office:value="13.618849" calcext:value-type="float">
            <text:p>13,618849</text:p>
          </table:table-cell>
          <table:table-cell office:value-type="float" office:value="68.963145" calcext:value-type="float">
            <text:p>68,963145</text:p>
          </table:table-cell>
          <table:table-cell office:value-type="float" office:value="69.50801" calcext:value-type="float">
            <text:p>69,50801</text:p>
          </table:table-cell>
          <table:table-cell office:value-type="float" office:value="30.49199" calcext:value-type="float">
            <text:p>30,49199</text:p>
          </table:table-cell>
          <table:table-cell office:value-type="float" office:value="0.895161" calcext:value-type="float">
            <text:p>0,895161</text:p>
          </table:table-cell>
          <table:table-cell office:value-type="float" office:value="0.109725" calcext:value-type="float">
            <text:p>0,109725</text:p>
          </table:table-cell>
          <table:table-cell office:value-type="float" office:value="0" calcext:value-type="float">
            <text:p>0</text:p>
          </table:table-cell>
          <table:table-cell office:value-type="float" office:value="0.004978" calcext:value-type="float">
            <text:p>0,0049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s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77" calcext:value-type="float">
            <text:p>277</text:p>
          </table:table-cell>
          <table:table-cell office:value-type="float" office:value="228.9" calcext:value-type="float">
            <text:p>228,9</text:p>
          </table:table-cell>
          <table:table-cell office:value-type="float" office:value="98.033539" calcext:value-type="float">
            <text:p>98,033539</text:p>
          </table:table-cell>
          <table:table-cell office:value-type="float" office:value="1.966461" calcext:value-type="float">
            <text:p>1,966461</text:p>
          </table:table-cell>
          <table:table-cell office:value-type="float" office:value="8.725169" calcext:value-type="float">
            <text:p>8,725169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87.224264" calcext:value-type="float">
            <text:p>87,224264</text:p>
          </table:table-cell>
          <table:table-cell office:value-type="float" office:value="0.002746" calcext:value-type="float">
            <text:p>0,002746</text:p>
          </table:table-cell>
          <table:table-cell office:value-type="float" office:value="0" calcext:value-type="float">
            <text:p>0</text:p>
          </table:table-cell>
          <table:table-cell office:value-type="float" office:value="0.000166" calcext:value-type="float">
            <text:p>0,000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269" calcext:value-type="float">
            <text:p>269</text:p>
          </table:table-cell>
          <table:table-cell office:value-type="float" office:value="58.033927" calcext:value-type="float">
            <text:p>58,033927</text:p>
          </table:table-cell>
          <table:table-cell office:value-type="float" office:value="41.966073" calcext:value-type="float">
            <text:p>41,966073</text:p>
          </table:table-cell>
          <table:table-cell table:number-columns-repeated="2" office:value-type="float" office:value="59.300895" calcext:value-type="float">
            <text:p>59,300895</text:p>
          </table:table-cell>
          <table:table-cell office:value-type="float" office:value="40.699105" calcext:value-type="float">
            <text:p>40,699105</text:p>
          </table:table-cell>
          <table:table-cell office:value-type="float" office:value="0" calcext:value-type="float">
            <text:p>0</text:p>
          </table:table-cell>
          <table:table-cell office:value-type="float" office:value="0.009565" calcext:value-type="float">
            <text:p>0,009565</text:p>
          </table:table-cell>
          <table:table-cell office:value-type="float" office:value="0" calcext:value-type="float">
            <text:p>0</text:p>
          </table:table-cell>
          <table:table-cell office:value-type="float" office:value="0.000583" calcext:value-type="float">
            <text:p>0,0005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728" calcext:value-type="float">
            <text:p>1728</text:p>
          </table:table-cell>
          <table:table-cell office:value-type="float" office:value="1555.2" calcext:value-type="float">
            <text:p>1555,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18544" calcext:value-type="float">
            <text:p>0,018544</text:p>
          </table:table-cell>
          <table:table-cell office:value-type="float" office:value="0" calcext:value-type="float">
            <text:p>0</text:p>
          </table:table-cell>
          <table:table-cell office:value-type="float" office:value="0.000949" calcext:value-type="float">
            <text:p>0,00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3196" calcext:value-type="float">
            <text:p>3196</text:p>
          </table:table-cell>
          <table:table-cell office:value-type="float" office:value="2876.4" calcext:value-type="float">
            <text:p>2876,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98358" calcext:value-type="float">
            <text:p>0,098358</text:p>
          </table:table-cell>
          <table:table-cell office:value-type="float" office:value="0" calcext:value-type="float">
            <text:p>0</text:p>
          </table:table-cell>
          <table:table-cell office:value-type="float" office:value="0.009886" calcext:value-type="float">
            <text:p>0,0098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3469.2" calcext:value-type="float">
            <text:p>3469,2</text:p>
          </table:table-cell>
          <table:table-cell office:value-type="float" office:value="88.242552" calcext:value-type="float">
            <text:p>88,242552</text:p>
          </table:table-cell>
          <table:table-cell office:value-type="float" office:value="11.757448" calcext:value-type="float">
            <text:p>11,757448</text:p>
          </table:table-cell>
          <table:table-cell office:value-type="float" office:value="44.897081" calcext:value-type="float">
            <text:p>44,897081</text:p>
          </table:table-cell>
          <table:table-cell office:value-type="float" office:value="54.902564" calcext:value-type="float">
            <text:p>54,902564</text:p>
          </table:table-cell>
          <table:table-cell office:value-type="float" office:value="45.097436" calcext:value-type="float">
            <text:p>45,097436</text:p>
          </table:table-cell>
          <table:table-cell office:value-type="float" office:value="18.188596" calcext:value-type="float">
            <text:p>18,188596</text:p>
          </table:table-cell>
          <table:table-cell office:value-type="float" office:value="0.015567" calcext:value-type="float">
            <text:p>0,015567</text:p>
          </table:table-cell>
          <table:table-cell office:value-type="float" office:value="0" calcext:value-type="float">
            <text:p>0</text:p>
          </table:table-cell>
          <table:table-cell office:value-type="float" office:value="0.000659" calcext:value-type="float">
            <text:p>0,0006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1473" calcext:value-type="float">
            <text:p>1473</text:p>
          </table:table-cell>
          <table:table-cell office:value-type="float" office:value="1465.9" calcext:value-type="float">
            <text:p>1465,9</text:p>
          </table:table-cell>
          <table:table-cell office:value-type="float" office:value="61.499398" calcext:value-type="float">
            <text:p>61,499398</text:p>
          </table:table-cell>
          <table:table-cell office:value-type="float" office:value="38.500602" calcext:value-type="float">
            <text:p>38,500602</text:p>
          </table:table-cell>
          <table:table-cell office:value-type="float" office:value="33.33701" calcext:value-type="float">
            <text:p>33,33701</text:p>
          </table:table-cell>
          <table:table-cell office:value-type="float" office:value="41.509905" calcext:value-type="float">
            <text:p>41,509905</text:p>
          </table:table-cell>
          <table:table-cell office:value-type="float" office:value="58.490095" calcext:value-type="float">
            <text:p>58,490095</text:p>
          </table:table-cell>
          <table:table-cell office:value-type="float" office:value="19.749494" calcext:value-type="float">
            <text:p>19,749494</text:p>
          </table:table-cell>
          <table:table-cell office:value-type="float" office:value="0.019193" calcext:value-type="float">
            <text:p>0,019193</text:p>
          </table:table-cell>
          <table:table-cell office:value-type="float" office:value="0" calcext:value-type="float">
            <text:p>0</text:p>
          </table:table-cell>
          <table:table-cell office:value-type="float" office:value="0.000843" calcext:value-type="float">
            <text:p>0,0008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885.2" calcext:value-type="float">
            <text:p>5885,2</text:p>
          </table:table-cell>
          <table:table-cell office:value-type="float" office:value="95.609717" calcext:value-type="float">
            <text:p>95,609717</text:p>
          </table:table-cell>
          <table:table-cell office:value-type="float" office:value="4.390283" calcext:value-type="float">
            <text:p>4,390283</text:p>
          </table:table-cell>
          <table:table-cell office:value-type="float" office:value="56.621751" calcext:value-type="float">
            <text:p>56,621751</text:p>
          </table:table-cell>
          <table:table-cell office:value-type="float" office:value="86.444" calcext:value-type="float">
            <text:p>86,444</text:p>
          </table:table-cell>
          <table:table-cell office:value-type="float" office:value="13.556" calcext:value-type="float">
            <text:p>13,556</text:p>
          </table:table-cell>
          <table:table-cell office:value-type="float" office:value="34.480463" calcext:value-type="float">
            <text:p>34,480463</text:p>
          </table:table-cell>
          <table:table-cell office:value-type="float" office:value="0.026801" calcext:value-type="float">
            <text:p>0,026801</text:p>
          </table:table-cell>
          <table:table-cell office:value-type="float" office:value="0" calcext:value-type="float">
            <text:p>0</text:p>
          </table:table-cell>
          <table:table-cell office:value-type="float" office:value="0.00106" calcext:value-type="float">
            <text:p>0,00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358" calcext:value-type="float">
            <text:p>358</text:p>
          </table:table-cell>
          <table:table-cell office:value-type="float" office:value="641" calcext:value-type="float">
            <text:p>6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.11154" calcext:value-type="float">
            <text:p>1,1115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8.88846" calcext:value-type="float">
            <text:p>98,88846</text:p>
          </table:table-cell>
          <table:table-cell office:value-type="float" office:value="0.016289" calcext:value-type="float">
            <text:p>0,016289</text:p>
          </table:table-cell>
          <table:table-cell office:value-type="float" office:value="0" calcext:value-type="float">
            <text:p>0</text:p>
          </table:table-cell>
          <table:table-cell office:value-type="float" office:value="0.001462" calcext:value-type="float">
            <text:p>0,001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336" calcext:value-type="float">
            <text:p>336</text:p>
          </table:table-cell>
          <table:table-cell office:value-type="float" office:value="281.5" calcext:value-type="float">
            <text:p>281,5</text:p>
          </table:table-cell>
          <table:table-cell office:value-type="float" office:value="64.790466" calcext:value-type="float">
            <text:p>64,790466</text:p>
          </table:table-cell>
          <table:table-cell office:value-type="float" office:value="35.209534" calcext:value-type="float">
            <text:p>35,209534</text:p>
          </table:table-cell>
          <table:table-cell office:value-type="float" office:value="75.285205" calcext:value-type="float">
            <text:p>75,285205</text:p>
          </table:table-cell>
          <table:table-cell office:value-type="float" office:value="75.543672" calcext:value-type="float">
            <text:p>75,543672</text:p>
          </table:table-cell>
          <table:table-cell office:value-type="float" office:value="24.456328" calcext:value-type="float">
            <text:p>24,456328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7705" calcext:value-type="float">
            <text:p>0,007705</text:p>
          </table:table-cell>
          <table:table-cell office:value-type="float" office:value="0" calcext:value-type="float">
            <text:p>0</text:p>
          </table:table-cell>
          <table:table-cell office:value-type="float" office:value="0.000292" calcext:value-type="float">
            <text:p>0,000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214" calcext:value-type="float">
            <text:p>214</text:p>
          </table:table-cell>
          <table:table-cell office:value-type="float" office:value="757.3" calcext:value-type="float">
            <text:p>757,3</text:p>
          </table:table-cell>
          <table:table-cell office:value-type="float" office:value="59.051304" calcext:value-type="float">
            <text:p>59,051304</text:p>
          </table:table-cell>
          <table:table-cell office:value-type="float" office:value="40.948696" calcext:value-type="float">
            <text:p>40,948696</text:p>
          </table:table-cell>
          <table:table-cell office:value-type="float" office:value="63.294937" calcext:value-type="float">
            <text:p>63,294937</text:p>
          </table:table-cell>
          <table:table-cell office:value-type="float" office:value="63.532091" calcext:value-type="float">
            <text:p>63,532091</text:p>
          </table:table-cell>
          <table:table-cell office:value-type="float" office:value="36.467909" calcext:value-type="float">
            <text:p>36,467909</text:p>
          </table:table-cell>
          <table:table-cell office:value-type="float" office:value="0.434783" calcext:value-type="float">
            <text:p>0,434783</text:p>
          </table:table-cell>
          <table:table-cell office:value-type="float" office:value="0.013132" calcext:value-type="float">
            <text:p>0,013132</text:p>
          </table:table-cell>
          <table:table-cell office:value-type="float" office:value="0" calcext:value-type="float">
            <text:p>0</text:p>
          </table:table-cell>
          <table:table-cell office:value-type="float" office:value="0.000711" calcext:value-type="float">
            <text:p>0,0007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lobal</text:p>
          </table:table-cell>
          <table:table-cell office:value-type="float" office:value="306" calcext:value-type="float">
            <text:p>306</text:p>
          </table:table-cell>
          <table:table-cell office:value-type="float" office:value="24.7" calcext:value-type="float">
            <text:p>24,7</text:p>
          </table:table-cell>
          <table:table-cell office:value-type="float" office:value="67.86261" calcext:value-type="float">
            <text:p>67,86261</text:p>
          </table:table-cell>
          <table:table-cell office:value-type="float" office:value="32.13739" calcext:value-type="float">
            <text:p>32,13739</text:p>
          </table:table-cell>
          <table:table-cell table:number-columns-repeated="2" office:value-type="float" office:value="73.526882" calcext:value-type="float">
            <text:p>73,526882</text:p>
          </table:table-cell>
          <table:table-cell office:value-type="float" office:value="26.473118" calcext:value-type="float">
            <text:p>26,473118</text:p>
          </table:table-cell>
          <table:table-cell office:value-type="float" office:value="0" calcext:value-type="float">
            <text:p>0</text:p>
          </table:table-cell>
          <table:table-cell office:value-type="float" office:value="0.003239" calcext:value-type="float">
            <text:p>0,003239</text:p>
          </table:table-cell>
          <table:table-cell office:value-type="float" office:value="0" calcext:value-type="float">
            <text:p>0</text:p>
          </table:table-cell>
          <table:table-cell office:value-type="float" office:value="0.000142" calcext:value-type="float">
            <text:p>0,000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60" calcext:value-type="float">
            <text:p>160</text:p>
          </table:table-cell>
          <table:table-cell office:value-type="float" office:value="74.9" calcext:value-type="float">
            <text:p>74,9</text:p>
          </table:table-cell>
          <table:table-cell office:value-type="float" office:value="91.666667" calcext:value-type="float">
            <text:p>91,666667</text:p>
          </table:table-cell>
          <table:table-cell office:value-type="float" office:value="8.333333" calcext:value-type="float">
            <text:p>8,333333</text:p>
          </table:table-cell>
          <table:table-cell office:value-type="float" office:value="47.5" calcext:value-type="float">
            <text:p>47,5</text:p>
          </table:table-cell>
          <table:table-cell office:value-type="float" office:value="82.035354" calcext:value-type="float">
            <text:p>82,035354</text:p>
          </table:table-cell>
          <table:table-cell office:value-type="float" office:value="17.964646" calcext:value-type="float">
            <text:p>17,964646</text:p>
          </table:table-cell>
          <table:table-cell office:value-type="float" office:value="41.25" calcext:value-type="float">
            <text:p>41,25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" calcext:value-type="float">
            <text:p>0</text:p>
          </table:table-cell>
          <table:table-cell office:value-type="float" office:value="0.000076" calcext:value-type="float">
            <text:p>0,0000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785.1" calcext:value-type="float">
            <text:p>2785,1</text:p>
          </table:table-cell>
          <table:table-cell office:value-type="float" office:value="97.130646" calcext:value-type="float">
            <text:p>97,130646</text:p>
          </table:table-cell>
          <table:table-cell office:value-type="float" office:value="2.869354" calcext:value-type="float">
            <text:p>2,869354</text:p>
          </table:table-cell>
          <table:table-cell office:value-type="float" office:value="45.925926" calcext:value-type="float">
            <text:p>45,925926</text:p>
          </table:table-cell>
          <table:table-cell office:value-type="float" office:value="82.278192" calcext:value-type="float">
            <text:p>82,278192</text:p>
          </table:table-cell>
          <table:table-cell office:value-type="float" office:value="17.721808" calcext:value-type="float">
            <text:p>17,721808</text:p>
          </table:table-cell>
          <table:table-cell office:value-type="float" office:value="44.444444" calcext:value-type="float">
            <text:p>44,444444</text:p>
          </table:table-cell>
          <table:table-cell office:value-type="float" office:value="0.011868" calcext:value-type="float">
            <text:p>0,011868</text:p>
          </table:table-cell>
          <table:table-cell office:value-type="float" office:value="0" calcext:value-type="float">
            <text:p>0</text:p>
          </table:table-cell>
          <table:table-cell office:value-type="float" office:value="0.00047" calcext:value-type="float">
            <text:p>0,00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80" calcext:value-type="float">
            <text:p>80</text:p>
          </table:table-cell>
          <table:table-cell office:value-type="float" office:value="1343.2" calcext:value-type="float">
            <text:p>1343,2</text:p>
          </table:table-cell>
          <table:table-cell office:value-type="float" office:value="99.412592" calcext:value-type="float">
            <text:p>99,412592</text:p>
          </table:table-cell>
          <table:table-cell office:value-type="float" office:value="0.587408" calcext:value-type="float">
            <text:p>0,587408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74.166667" calcext:value-type="float">
            <text:p>74,166667</text:p>
          </table:table-cell>
          <table:table-cell office:value-type="float" office:value="25.833333" calcext:value-type="float">
            <text:p>25,833333</text:p>
          </table:table-cell>
          <table:table-cell office:value-type="float" office:value="73.164502" calcext:value-type="float">
            <text:p>73,164502</text:p>
          </table:table-cell>
          <table:table-cell office:value-type="float" office:value="0.003904" calcext:value-type="float">
            <text:p>0,003904</text:p>
          </table:table-cell>
          <table:table-cell office:value-type="float" office:value="0" calcext:value-type="float">
            <text:p>0</text:p>
          </table:table-cell>
          <table:table-cell office:value-type="float" office:value="0.000261" calcext:value-type="float">
            <text:p>0,000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232" calcext:value-type="float">
            <text:p>232</text:p>
          </table:table-cell>
          <table:table-cell office:value-type="float" office:value="146.6" calcext:value-type="float">
            <text:p>146,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1.50627" calcext:value-type="float">
            <text:p>41,506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8.49373" calcext:value-type="float">
            <text:p>58,49373</text:p>
          </table:table-cell>
          <table:table-cell office:value-type="float" office:value="0.004871" calcext:value-type="float">
            <text:p>0,004871</text:p>
          </table:table-cell>
          <table:table-cell office:value-type="float" office:value="0" calcext:value-type="float">
            <text:p>0</text:p>
          </table:table-cell>
          <table:table-cell office:value-type="float" office:value="0.00042" calcext:value-type="float">
            <text:p>0,000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obal</text:p>
          </table:table-cell>
          <table:table-cell office:value-type="float" office:value="351" calcext:value-type="float">
            <text:p>351</text:p>
          </table:table-cell>
          <table:table-cell office:value-type="float" office:value="69740.2" calcext:value-type="float">
            <text:p>69740,2</text:p>
          </table:table-cell>
          <table:table-cell office:value-type="float" office:value="98.053526" calcext:value-type="float">
            <text:p>98,053526</text:p>
          </table:table-cell>
          <table:table-cell office:value-type="float" office:value="1.946474" calcext:value-type="float">
            <text:p>1,946474</text:p>
          </table:table-cell>
          <table:table-cell office:value-type="float" office:value="65.539683" calcext:value-type="float">
            <text:p>65,539683</text:p>
          </table:table-cell>
          <table:table-cell office:value-type="float" office:value="92.509409" calcext:value-type="float">
            <text:p>92,509409</text:p>
          </table:table-cell>
          <table:table-cell office:value-type="float" office:value="7.490591" calcext:value-type="float">
            <text:p>7,490591</text:p>
          </table:table-cell>
          <table:table-cell office:value-type="float" office:value="29.047619" calcext:value-type="float">
            <text:p>29,047619</text:p>
          </table:table-cell>
          <table:table-cell office:value-type="float" office:value="0.377726" calcext:value-type="float">
            <text:p>0,377726</text:p>
          </table:table-cell>
          <table:table-cell office:value-type="float" office:value="0" calcext:value-type="float">
            <text:p>0</text:p>
          </table:table-cell>
          <table:table-cell office:value-type="float" office:value="0.009371" calcext:value-type="float">
            <text:p>0,009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53.6" calcext:value-type="float">
            <text:p>53,6</text:p>
          </table:table-cell>
          <table:table-cell office:value-type="float" office:value="72.434491" calcext:value-type="float">
            <text:p>72,434491</text:p>
          </table:table-cell>
          <table:table-cell office:value-type="float" office:value="27.565509" calcext:value-type="float">
            <text:p>27,565509</text:p>
          </table:table-cell>
          <table:table-cell table:number-columns-repeated="2" office:value-type="float" office:value="93.333333" calcext:value-type="float">
            <text:p>93,333333</text:p>
          </table:table-cell>
          <table:table-cell office:value-type="float" office:value="6.666667" calcext:value-type="float">
            <text:p>6,666667</text:p>
          </table:table-cell>
          <table:table-cell office:value-type="float" office:value="0" calcext:value-type="float">
            <text:p>0</text:p>
          </table:table-cell>
          <table:table-cell office:value-type="float" office:value="0.002698" calcext:value-type="float">
            <text:p>0,002698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,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k-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432" calcext:value-type="float">
            <text:p>432</text:p>
          </table:table-cell>
          <table:table-cell office:value-type="float" office:value="388.8" calcext:value-type="float">
            <text:p>388,8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003729" calcext:value-type="float">
            <text:p>0,003729</text:p>
          </table:table-cell>
          <table:table-cell office:value-type="float" office:value="0" calcext:value-type="float">
            <text:p>0</text:p>
          </table:table-cell>
          <table:table-cell office:value-type="float" office:value="0.000192" calcext:value-type="float">
            <text:p>0,000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lobal</text:p>
          </table:table-cell>
          <table:table-cell office:value-type="float" office:value="360" calcext:value-type="float">
            <text:p>360</text:p>
          </table:table-cell>
          <table:table-cell office:value-type="float" office:value="1136231.4" calcext:value-type="float">
            <text:p>1136231,4</text:p>
          </table:table-cell>
          <table:table-cell office:value-type="float" office:value="99.134895" calcext:value-type="float">
            <text:p>99,134895</text:p>
          </table:table-cell>
          <table:table-cell office:value-type="float" office:value="0.865105" calcext:value-type="float">
            <text:p>0,865105</text:p>
          </table:table-cell>
          <table:table-cell office:value-type="float" office:value="40.277778" calcext:value-type="float">
            <text:p>40,277778</text:p>
          </table:table-cell>
          <table:table-cell office:value-type="float" office:value="83.56678" calcext:value-type="float">
            <text:p>83,56678</text:p>
          </table:table-cell>
          <table:table-cell office:value-type="float" office:value="16.43322" calcext:value-type="float">
            <text:p>16,43322</text:p>
          </table:table-cell>
          <table:table-cell office:value-type="float" office:value="51.388889" calcext:value-type="float">
            <text:p>51,388889</text:p>
          </table:table-cell>
          <table:table-cell office:value-type="float" office:value="21.201167" calcext:value-type="float">
            <text:p>21,201167</text:p>
          </table:table-cell>
          <table:table-cell office:value-type="float" office:value="0" calcext:value-type="float">
            <text:p>0</text:p>
          </table:table-cell>
          <table:table-cell office:value-type="float" office:value="0.040664" calcext:value-type="float">
            <text:p>0,040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101.3" calcext:value-type="float">
            <text:p>101,3</text:p>
          </table:table-cell>
          <table:table-cell office:value-type="float" office:value="74.617651" calcext:value-type="float">
            <text:p>74,617651</text:p>
          </table:table-cell>
          <table:table-cell office:value-type="float" office:value="25.382349" calcext:value-type="float">
            <text:p>25,382349</text:p>
          </table:table-cell>
          <table:table-cell table:number-columns-repeated="2" office:value-type="float" office:value="86.558442" calcext:value-type="float">
            <text:p>86,558442</text:p>
          </table:table-cell>
          <table:table-cell office:value-type="float" office:value="13.441558" calcext:value-type="float">
            <text:p>13,441558</text:p>
          </table:table-cell>
          <table:table-cell office:value-type="float" office:value="0" calcext:value-type="float">
            <text:p>0</text:p>
          </table:table-cell>
          <table:table-cell office:value-type="float" office:value="0.003183" calcext:value-type="float">
            <text:p>0,003183</text:p>
          </table:table-cell>
          <table:table-cell office:value-type="float" office:value="0" calcext:value-type="float">
            <text:p>0</text:p>
          </table:table-cell>
          <table:table-cell office:value-type="float" office:value="0.000095" calcext:value-type="float">
            <text:p>0,0000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1062.6" calcext:value-type="float">
            <text:p>1062,6</text:p>
          </table:table-cell>
          <table:table-cell office:value-type="float" office:value="70.397353" calcext:value-type="float">
            <text:p>70,397353</text:p>
          </table:table-cell>
          <table:table-cell office:value-type="float" office:value="29.602647" calcext:value-type="float">
            <text:p>29,602647</text:p>
          </table:table-cell>
          <table:table-cell table:number-columns-repeated="2" office:value-type="float" office:value="75.520401" calcext:value-type="float">
            <text:p>75,520401</text:p>
          </table:table-cell>
          <table:table-cell office:value-type="float" office:value="24.479599" calcext:value-type="float">
            <text:p>24,479599</text:p>
          </table:table-cell>
          <table:table-cell office:value-type="float" office:value="0" calcext:value-type="float">
            <text:p>0</text:p>
          </table:table-cell>
          <table:table-cell office:value-type="float" office:value="0.028354" calcext:value-type="float">
            <text:p>0,028354</text:p>
          </table:table-cell>
          <table:table-cell office:value-type="float" office:value="0" calcext:value-type="float">
            <text:p>0</text:p>
          </table:table-cell>
          <table:table-cell office:value-type="float" office:value="0.000907" calcext:value-type="float">
            <text:p>0,0009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145776.6" calcext:value-type="float">
            <text:p>145776,6</text:p>
          </table:table-cell>
          <table:table-cell office:value-type="float" office:value="79.915589" calcext:value-type="float">
            <text:p>79,915589</text:p>
          </table:table-cell>
          <table:table-cell office:value-type="float" office:value="20.084411" calcext:value-type="float">
            <text:p>20,084411</text:p>
          </table:table-cell>
          <table:table-cell table:number-columns-repeated="2" office:value-type="float" office:value="71.081081" calcext:value-type="float">
            <text:p>71,081081</text:p>
          </table:table-cell>
          <table:table-cell office:value-type="float" office:value="28.918919" calcext:value-type="float">
            <text:p>28,918919</text:p>
          </table:table-cell>
          <table:table-cell office:value-type="float" office:value="0" calcext:value-type="float">
            <text:p>0</text:p>
          </table:table-cell>
          <table:table-cell office:value-type="float" office:value="2.725922" calcext:value-type="float">
            <text:p>2,725922</text:p>
          </table:table-cell>
          <table:table-cell office:value-type="float" office:value="0" calcext:value-type="float">
            <text:p>0</text:p>
          </table:table-cell>
          <table:table-cell office:value-type="float" office:value="0.056867" calcext:value-type="float">
            <text:p>0,0568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29074.6" calcext:value-type="float">
            <text:p>29074,6</text:p>
          </table:table-cell>
          <table:table-cell office:value-type="float" office:value="79.703676" calcext:value-type="float">
            <text:p>79,703676</text:p>
          </table:table-cell>
          <table:table-cell office:value-type="float" office:value="20.296324" calcext:value-type="float">
            <text:p>20,296324</text:p>
          </table:table-cell>
          <table:table-cell table:number-columns-repeated="2" office:value-type="float" office:value="87.229437" calcext:value-type="float">
            <text:p>87,229437</text:p>
          </table:table-cell>
          <table:table-cell office:value-type="float" office:value="12.770563" calcext:value-type="float">
            <text:p>12,770563</text:p>
          </table:table-cell>
          <table:table-cell office:value-type="float" office:value="0" calcext:value-type="float">
            <text:p>0</text:p>
          </table:table-cell>
          <table:table-cell office:value-type="float" office:value="0.429962" calcext:value-type="float">
            <text:p>0,429962</text:p>
          </table:table-cell>
          <table:table-cell office:value-type="float" office:value="0" calcext:value-type="float">
            <text:p>0</text:p>
          </table:table-cell>
          <table:table-cell office:value-type="float" office:value="0.012185" calcext:value-type="float">
            <text:p>0,012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lobal</text:p>
          </table:table-cell>
          <table:table-cell office:value-type="float" office:value="208" calcext:value-type="float">
            <text:p>208</text:p>
          </table:table-cell>
          <table:table-cell office:value-type="float" office:value="329075" calcext:value-type="float">
            <text:p>3290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.071429" calcext:value-type="float">
            <text:p>11,07142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88.928571" calcext:value-type="float">
            <text:p>88,928571</text:p>
          </table:table-cell>
          <table:table-cell office:value-type="float" office:value="2.754061" calcext:value-type="float">
            <text:p>2,754061</text:p>
          </table:table-cell>
          <table:table-cell office:value-type="float" office:value="0" calcext:value-type="float">
            <text:p>0</text:p>
          </table:table-cell>
          <table:table-cell office:value-type="float" office:value="0.026131" calcext:value-type="float">
            <text:p>0,026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5570.6" calcext:value-type="float">
            <text:p>5570,6</text:p>
          </table:table-cell>
          <table:table-cell office:value-type="float" office:value="82.701654" calcext:value-type="float">
            <text:p>82,701654</text:p>
          </table:table-cell>
          <table:table-cell office:value-type="float" office:value="17.298346" calcext:value-type="float">
            <text:p>17,298346</text:p>
          </table:table-cell>
          <table:table-cell office:value-type="float" office:value="92.069444" calcext:value-type="float">
            <text:p>92,069444</text:p>
          </table:table-cell>
          <table:table-cell office:value-type="float" office:value="92.804284" calcext:value-type="float">
            <text:p>92,804284</text:p>
          </table:table-cell>
          <table:table-cell office:value-type="float" office:value="7.195716" calcext:value-type="float">
            <text:p>7,195716</text:p>
          </table:table-cell>
          <table:table-cell office:value-type="float" office:value="0.791667" calcext:value-type="float">
            <text:p>0,791667</text:p>
          </table:table-cell>
          <table:table-cell office:value-type="float" office:value="0.282067" calcext:value-type="float">
            <text:p>0,282067</text:p>
          </table:table-cell>
          <table:table-cell office:value-type="float" office:value="0" calcext:value-type="float">
            <text:p>0</text:p>
          </table:table-cell>
          <table:table-cell office:value-type="float" office:value="0.014033" calcext:value-type="float">
            <text:p>0,0140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38863.3" calcext:value-type="float">
            <text:p>38863,3</text:p>
          </table:table-cell>
          <table:table-cell office:value-type="float" office:value="71.171098" calcext:value-type="float">
            <text:p>71,171098</text:p>
          </table:table-cell>
          <table:table-cell office:value-type="float" office:value="28.828902" calcext:value-type="float">
            <text:p>28,828902</text:p>
          </table:table-cell>
          <table:table-cell office:value-type="float" office:value="65.008403" calcext:value-type="float">
            <text:p>65,008403</text:p>
          </table:table-cell>
          <table:table-cell office:value-type="float" office:value="65.081232" calcext:value-type="float">
            <text:p>65,081232</text:p>
          </table:table-cell>
          <table:table-cell office:value-type="float" office:value="34.918768" calcext:value-type="float">
            <text:p>34,918768</text:p>
          </table:table-cell>
          <table:table-cell office:value-type="float" office:value="0.117647" calcext:value-type="float">
            <text:p>0,117647</text:p>
          </table:table-cell>
          <table:table-cell office:value-type="float" office:value="0.226726" calcext:value-type="float">
            <text:p>0,226726</text:p>
          </table:table-cell>
          <table:table-cell office:value-type="float" office:value="0" calcext:value-type="float">
            <text:p>0</text:p>
          </table:table-cell>
          <table:table-cell office:value-type="float" office:value="0.014742" calcext:value-type="float">
            <text:p>0,0147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10299" calcext:value-type="float">
            <text:p>10299</text:p>
          </table:table-cell>
          <table:table-cell office:value-type="float" office:value="54.955749" calcext:value-type="float">
            <text:p>54,955749</text:p>
          </table:table-cell>
          <table:table-cell office:value-type="float" office:value="45.044251" calcext:value-type="float">
            <text:p>45,044251</text:p>
          </table:table-cell>
          <table:table-cell table:number-columns-repeated="2" office:value-type="float" office:value="79.393939" calcext:value-type="float">
            <text:p>79,393939</text:p>
          </table:table-cell>
          <table:table-cell office:value-type="float" office:value="20.606061" calcext:value-type="float">
            <text:p>20,606061</text:p>
          </table:table-cell>
          <table:table-cell office:value-type="float" office:value="0" calcext:value-type="float">
            <text:p>0</text:p>
          </table:table-cell>
          <table:table-cell office:value-type="float" office:value="0.099736" calcext:value-type="float">
            <text:p>0,099736</text:p>
          </table:table-cell>
          <table:table-cell office:value-type="float" office:value="0" calcext:value-type="float">
            <text:p>0</text:p>
          </table:table-cell>
          <table:table-cell office:value-type="float" office:value="0.004301" calcext:value-type="float">
            <text:p>0,004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obal</text:p>
          </table:table-cell>
          <table:table-cell office:value-type="float" office:value="569" calcext:value-type="float">
            <text:p>569</text:p>
          </table:table-cell>
          <table:table-cell office:value-type="float" office:value="163317.1" calcext:value-type="float">
            <text:p>163317,1</text:p>
          </table:table-cell>
          <table:table-cell office:value-type="float" office:value="98.576153" calcext:value-type="float">
            <text:p>98,576153</text:p>
          </table:table-cell>
          <table:table-cell office:value-type="float" office:value="1.423847" calcext:value-type="float">
            <text:p>1,423847</text:p>
          </table:table-cell>
          <table:table-cell office:value-type="float" office:value="93.323935" calcext:value-type="float">
            <text:p>93,323935</text:p>
          </table:table-cell>
          <table:table-cell office:value-type="float" office:value="95.504473" calcext:value-type="float">
            <text:p>95,504473</text:p>
          </table:table-cell>
          <table:table-cell office:value-type="float" office:value="4.495527" calcext:value-type="float">
            <text:p>4,495527</text:p>
          </table:table-cell>
          <table:table-cell office:value-type="float" office:value="2.283835" calcext:value-type="float">
            <text:p>2,283835</text:p>
          </table:table-cell>
          <table:table-cell office:value-type="float" office:value="0.779702" calcext:value-type="float">
            <text:p>0,779702</text:p>
          </table:table-cell>
          <table:table-cell office:value-type="float" office:value="0" calcext:value-type="float">
            <text:p>0</text:p>
          </table:table-cell>
          <table:table-cell office:value-type="float" office:value="0.020091" calcext:value-type="float">
            <text:p>0,0200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178" calcext:value-type="float">
            <text:p>178</text:p>
          </table:table-cell>
          <table:table-cell office:value-type="float" office:value="7496.9" calcext:value-type="float">
            <text:p>7496,9</text:p>
          </table:table-cell>
          <table:table-cell office:value-type="float" office:value="95.043455" calcext:value-type="float">
            <text:p>95,043455</text:p>
          </table:table-cell>
          <table:table-cell office:value-type="float" office:value="4.956545" calcext:value-type="float">
            <text:p>4,956545</text:p>
          </table:table-cell>
          <table:table-cell table:number-columns-repeated="2" office:value-type="float" office:value="94.96732" calcext:value-type="float">
            <text:p>94,96732</text:p>
          </table:table-cell>
          <table:table-cell office:value-type="float" office:value="5.03268" calcext:value-type="float">
            <text:p>5,03268</text:p>
          </table:table-cell>
          <table:table-cell office:value-type="float" office:value="0" calcext:value-type="float">
            <text:p>0</text:p>
          </table:table-cell>
          <table:table-cell office:value-type="float" office:value="0.025488" calcext:value-type="float">
            <text:p>0,025488</text:p>
          </table:table-cell>
          <table:table-cell office:value-type="float" office:value="0" calcext:value-type="float">
            <text:p>0</text:p>
          </table:table-cell>
          <table:table-cell office:value-type="float" office:value="0.000848" calcext:value-type="float">
            <text:p>0,000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683" calcext:value-type="float">
            <text:p>683</text:p>
          </table:table-cell>
          <table:table-cell office:value-type="float" office:value="408.4" calcext:value-type="float">
            <text:p>408,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.11029" calcext:value-type="float">
            <text:p>40,1102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9.88971" calcext:value-type="float">
            <text:p>59,88971</text:p>
          </table:table-cell>
          <table:table-cell office:value-type="float" office:value="0.007688" calcext:value-type="float">
            <text:p>0,007688</text:p>
          </table:table-cell>
          <table:table-cell office:value-type="float" office:value="0" calcext:value-type="float">
            <text:p>0</text:p>
          </table:table-cell>
          <table:table-cell office:value-type="float" office:value="0.000476" calcext:value-type="float">
            <text:p>0,000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obal</text:p>
          </table:table-cell>
          <table:table-cell office:value-type="float" office:value="101" calcext:value-type="float">
            <text:p>101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.5" calcext:value-type="float">
            <text:p>60,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,5</text:p>
          </table:table-cell>
          <table:table-cell office:value-type="float" office:value="0.001058" calcext:value-type="float">
            <text:p>0,001058</text:p>
          </table:table-cell>
          <table:table-cell office:value-type="float" office:value="0" calcext:value-type="float">
            <text:p>0</text:p>
          </table:table-cell>
          <table:table-cell office:value-type="float" office:value="0.000074" calcext:value-type="float">
            <text:p>0,000074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Qchi<text:span text:style-name="T1">3</text:span>-Mr<text:span text:style-name="T1">d=2</text:span></text:p>
          </table:table-cell>
          <table:table-cell table:style-name="ce1" office:value-type="string" calcext:value-type="string">
            <text:p>Qchi<text:span text:style-name="T1">2</text:span>-MR<text:span text:style-name="T1">_d=2</text:span></text:p>
          </table:table-cell>
          <table:table-cell table:style-name="ce1" office:value-type="string" calcext:value-type="string">
            <text:p>Qchi<text:span text:style-name="T1">2</text:span>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86.090909" calcext:value-type="float">
            <text:p>86,090909</text:p>
          </table:table-cell>
          <table:table-cell office:value-type="float" office:value="85.909091" calcext:value-type="float">
            <text:p>85,909091</text:p>
          </table:table-cell>
          <table:table-cell office:value-type="float" office:value="84" calcext:value-type="float">
            <text:p>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75.072464" calcext:value-type="float">
            <text:p>75,072464</text:p>
          </table:table-cell>
          <table:table-cell office:value-type="float" office:value="76.376812" calcext:value-type="float">
            <text:p>76,376812</text:p>
          </table:table-cell>
          <table:table-cell office:value-type="float" office:value="76.086957" calcext:value-type="float">
            <text:p>76,0869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46.734758" calcext:value-type="float">
            <text:p>46,734758</text:p>
          </table:table-cell>
          <table:table-cell office:value-type="float" office:value="47.661462" calcext:value-type="float">
            <text:p>47,661462</text:p>
          </table:table-cell>
          <table:table-cell office:value-type="float" office:value="43.332625" calcext:value-type="float">
            <text:p>43,3326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90.242796" calcext:value-type="float">
            <text:p>90,242796</text:p>
          </table:table-cell>
          <table:table-cell office:value-type="float" office:value="85.119572" calcext:value-type="float">
            <text:p>85,119572</text:p>
          </table:table-cell>
          <table:table-cell office:value-type="float" office:value="84.968607" calcext:value-type="float">
            <text:p>84,9686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60.54717" calcext:value-type="float">
            <text:p>60,54717</text:p>
          </table:table-cell>
          <table:table-cell office:value-type="float" office:value="55.169811" calcext:value-type="float">
            <text:p>55,169811</text:p>
          </table:table-cell>
          <table:table-cell office:value-type="float" office:value="51.716981" calcext:value-type="float">
            <text:p>51,7169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68.963145" calcext:value-type="float">
            <text:p>68,963145</text:p>
          </table:table-cell>
          <table:table-cell office:value-type="float" office:value="64.354535" calcext:value-type="float">
            <text:p>64,354535</text:p>
          </table:table-cell>
          <table:table-cell office:value-type="float" office:value="63.064215" calcext:value-type="float">
            <text:p>63,064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3" office:value-type="float" office:value="8.725169" calcext:value-type="float">
            <text:p>8,7251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9.300895" calcext:value-type="float">
            <text:p>59,300895</text:p>
          </table:table-cell>
          <table:table-cell office:value-type="float" office:value="57.892383" calcext:value-type="float">
            <text:p>57,892383</text:p>
          </table:table-cell>
          <table:table-cell office:value-type="float" office:value="57.883979" calcext:value-type="float">
            <text:p>57,883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es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44.897081" calcext:value-type="float">
            <text:p>44,897081</text:p>
          </table:table-cell>
          <table:table-cell office:value-type="float" office:value="53.24175" calcext:value-type="float">
            <text:p>53,24175</text:p>
          </table:table-cell>
          <table:table-cell office:value-type="float" office:value="46.5736" calcext:value-type="float">
            <text:p>46,57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33.33701" calcext:value-type="float">
            <text:p>33,33701</text:p>
          </table:table-cell>
          <table:table-cell office:value-type="float" office:value="28.241405" calcext:value-type="float">
            <text:p>28,241405</text:p>
          </table:table-cell>
          <table:table-cell office:value-type="float" office:value="28.583839" calcext:value-type="float">
            <text:p>28,5838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6.621751" calcext:value-type="float">
            <text:p>56,621751</text:p>
          </table:table-cell>
          <table:table-cell office:value-type="float" office:value="57.685342" calcext:value-type="float">
            <text:p>57,685342</text:p>
          </table:table-cell>
          <table:table-cell office:value-type="float" office:value="56.920398" calcext:value-type="float">
            <text:p>56,9203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table:number-columns-repeated="3" office:value-type="float" office:value="1.11154" calcext:value-type="float">
            <text:p>1,111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75.285205" calcext:value-type="float">
            <text:p>75,285205</text:p>
          </table:table-cell>
          <table:table-cell office:value-type="float" office:value="60.124777" calcext:value-type="float">
            <text:p>60,124777</text:p>
          </table:table-cell>
          <table:table-cell office:value-type="float" office:value="70.87344" calcext:value-type="float">
            <text:p>70,873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63.294937" calcext:value-type="float">
            <text:p>63,294937</text:p>
          </table:table-cell>
          <table:table-cell office:value-type="float" office:value="45.449526" calcext:value-type="float">
            <text:p>45,449526</text:p>
          </table:table-cell>
          <table:table-cell office:value-type="float" office:value="47.700922" calcext:value-type="float">
            <text:p>47,7009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2" office:value-type="float" office:value="73.526882" calcext:value-type="float">
            <text:p>73,526882</text:p>
          </table:table-cell>
          <table:table-cell office:value-type="float" office:value="72.870968" calcext:value-type="float">
            <text:p>72,870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-roth</text:p>
          </table:table-cell>
          <table:table-cell table:number-columns-repeated="3" office:value-type="float" office:value="47.5" calcext:value-type="float">
            <text:p>47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45.925926" calcext:value-type="float">
            <text:p>45,925926</text:p>
          </table:table-cell>
          <table:table-cell office:value-type="float" office:value="44.444444" calcext:value-type="float">
            <text:p>44,44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4.406926" calcext:value-type="float">
            <text:p>24,406926</text:p>
          </table:table-cell>
          <table:table-cell office:value-type="float" office:value="25.316017" calcext:value-type="float">
            <text:p>25,316017</text:p>
          </table:table-cell>
          <table:table-cell office:value-type="float" office:value="24.406926" calcext:value-type="float">
            <text:p>24,4069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table:number-columns-repeated="3" office:value-type="float" office:value="41.50627" calcext:value-type="float">
            <text:p>41,506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5.539683" calcext:value-type="float">
            <text:p>65,539683</text:p>
          </table:table-cell>
          <table:table-cell office:value-type="float" office:value="60.968254" calcext:value-type="float">
            <text:p>60,968254</text:p>
          </table:table-cell>
          <table:table-cell office:value-type="float" office:value="56.674603" calcext:value-type="float">
            <text:p>56,6746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3.333333" calcext:value-type="float">
            <text:p>93,333333</text:p>
          </table:table-cell>
          <table:table-cell office:value-type="float" office:value="66" calcext:value-type="float">
            <text:p>66</text:p>
          </table:table-cell>
          <table:table-cell office:value-type="float" office:value="89.333333" calcext:value-type="float">
            <text:p>89,3333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nk-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40.277778" calcext:value-type="float">
            <text:p>40,277778</text:p>
          </table:table-cell>
          <table:table-cell office:value-type="float" office:value="46.111111" calcext:value-type="float">
            <text:p>46,111111</text:p>
          </table:table-cell>
          <table:table-cell office:value-type="float" office:value="34.166667" calcext:value-type="float">
            <text:p>34,1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86.558442" calcext:value-type="float">
            <text:p>86,558442</text:p>
          </table:table-cell>
          <table:table-cell office:value-type="float" office:value="79.112554" calcext:value-type="float">
            <text:p>79,112554</text:p>
          </table:table-cell>
          <table:table-cell office:value-type="float" office:value="84.69697" calcext:value-type="float">
            <text:p>84,696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75.520401" calcext:value-type="float">
            <text:p>75,520401</text:p>
          </table:table-cell>
          <table:table-cell office:value-type="float" office:value="67.194647" calcext:value-type="float">
            <text:p>67,194647</text:p>
          </table:table-cell>
          <table:table-cell office:value-type="float" office:value="69.019796" calcext:value-type="float">
            <text:p>69,0197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71.081081" calcext:value-type="float">
            <text:p>71,081081</text:p>
          </table:table-cell>
          <table:table-cell office:value-type="float" office:value="75.459459" calcext:value-type="float">
            <text:p>75,459459</text:p>
          </table:table-cell>
          <table:table-cell office:value-type="float" office:value="73.027027" calcext:value-type="float">
            <text:p>73,0270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87.229437" calcext:value-type="float">
            <text:p>87,229437</text:p>
          </table:table-cell>
          <table:table-cell office:value-type="float" office:value="73.679654" calcext:value-type="float">
            <text:p>73,679654</text:p>
          </table:table-cell>
          <table:table-cell office:value-type="float" office:value="78.008658" calcext:value-type="float">
            <text:p>78,0086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11.071429" calcext:value-type="float">
            <text:p>11,071429</text:p>
          </table:table-cell>
          <table:table-cell office:value-type="float" office:value="54.857143" calcext:value-type="float">
            <text:p>54,857143</text:p>
          </table:table-cell>
          <table:table-cell office:value-type="float" office:value="40.809524" calcext:value-type="float">
            <text:p>40,8095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92.069444" calcext:value-type="float">
            <text:p>92,069444</text:p>
          </table:table-cell>
          <table:table-cell office:value-type="float" office:value="92.013889" calcext:value-type="float">
            <text:p>92,013889</text:p>
          </table:table-cell>
          <table:table-cell office:value-type="float" office:value="91.805556" calcext:value-type="float">
            <text:p>91,8055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5.008403" calcext:value-type="float">
            <text:p>65,008403</text:p>
          </table:table-cell>
          <table:table-cell office:value-type="float" office:value="53.19888" calcext:value-type="float">
            <text:p>53,19888</text:p>
          </table:table-cell>
          <table:table-cell office:value-type="float" office:value="58.408964" calcext:value-type="float">
            <text:p>58,4089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79.393939" calcext:value-type="float">
            <text:p>79,393939</text:p>
          </table:table-cell>
          <table:table-cell office:value-type="float" office:value="61.818182" calcext:value-type="float">
            <text:p>61,818182</text:p>
          </table:table-cell>
          <table:table-cell office:value-type="float" office:value="72.323232" calcext:value-type="float">
            <text:p>72,3232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93.323935" calcext:value-type="float">
            <text:p>93,323935</text:p>
          </table:table-cell>
          <table:table-cell office:value-type="float" office:value="86.81391" calcext:value-type="float">
            <text:p>86,81391</text:p>
          </table:table-cell>
          <table:table-cell office:value-type="float" office:value="89.805764" calcext:value-type="float">
            <text:p>89,8057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4.96732" calcext:value-type="float">
            <text:p>94,96732</text:p>
          </table:table-cell>
          <table:table-cell office:value-type="float" office:value="92.156863" calcext:value-type="float">
            <text:p>92,156863</text:p>
          </table:table-cell>
          <table:table-cell office:value-type="float" office:value="86.535948" calcext:value-type="float">
            <text:p>86,5359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3" office:value-type="float" office:value="40.11029" calcext:value-type="float">
            <text:p>40,110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table:number-columns-repeated="3" office:value-type="float" office:value="60.5" calcext:value-type="float">
            <text:p>60,5</text:p>
          </table:table-cell>
          <table:table-cell table:number-columns-repeated="1020"/>
        </table:table-row>
        <table:table-row table:style-name="ro1">
          <table:table-cell/>
          <table:table-cell table:style-name="ce2" table:formula="of:=AVERAGE([.B3:.B39])" office:value-type="float" office:value="55.6506959189189" calcext:value-type="float">
            <text:p>55,7</text:p>
          </table:table-cell>
          <table:table-cell table:style-name="ce2" table:formula="of:=AVERAGE([.C3:.C39])" office:value-type="float" office:value="53.2657596216216" calcext:value-type="float">
            <text:p>53,3</text:p>
          </table:table-cell>
          <table:table-cell table:style-name="ce2" table:formula="of:=AVERAGE([.D3:.D39])" office:value-type="float" office:value="53.4458705945946" calcext:value-type="float">
            <text:p>53,4</text:p>
          </table:table-cell>
          <table:table-cell table:number-columns-repeated="1020"/>
        </table:table-row>
      </table:table>
      <table:table table:name="Sheet3" table:style-name="ta1">
        <table:table-column table:style-name="co1" table:default-cell-style-name="Default"/>
        <table:table-column table:style-name="co9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ce3"/>
        <table:table-column table:style-name="co14" table:number-columns-repeated="1015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Logitboost</text:p>
          </table:table-cell>
          <table:table-cell table:style-name="ce1" office:value-type="string" calcext:value-type="string">
            <text:p>C4.5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SGERD</text:p>
          </table:table-cell>
          <table:table-cell table:style-name="ce1" office:value-type="string" calcext:value-type="string">
            <text:p>SLAVE</text:p>
          </table:table-cell>
          <table:table-cell table:style-name="ce1" office:value-type="string" calcext:value-type="string">
            <text:p>SLAVE2</text:p>
          </table:table-cell>
          <table:table-cell table:style-name="ce1" office:value-type="string" calcext:value-type="string">
            <text:p>NSLV</text:p>
          </table:table-cell>
          <table:table-cell table:style-name="ce4"/>
          <table:table-cell table:style-name="ce1" table:number-columns-repeated="1015"/>
        </table:table-row>
        <table:table-row table:style-name="ro1">
          <table:table-cell office:value-type="string" calcext:value-type="string">
            <text:p>appendicitis</text:p>
          </table:table-cell>
          <table:table-cell table:style-name="ce3" office:value-type="float" office:value="80.2" calcext:value-type="float">
            <text:p>80,2</text:p>
          </table:table-cell>
          <table:table-cell table:style-name="ce3" office:value-type="float" office:value="83.2" calcext:value-type="float">
            <text:p>83,2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83.1" calcext:value-type="float">
            <text:p>83,1</text:p>
          </table:table-cell>
          <table:table-cell table:style-name="ce3" office:value-type="float" office:value="84.2" calcext:value-type="float">
            <text:p>84,2</text:p>
          </table:table-cell>
          <table:table-cell table:number-columns-repeated="2" table:style-name="ce3" office:value-type="float" office:value="84.1" calcext:value-type="float">
            <text:p>84,1</text:p>
          </table:table-cell>
          <table:table-cell office:value-type="float" office:value="86.090909" calcext:value-type="float">
            <text:p>86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</text:p>
          </table:table-cell>
          <table:table-cell table:style-name="ce3" office:value-type="float" office:value="86" calcext:value-type="float">
            <text:p>86,0</text:p>
          </table:table-cell>
          <table:table-cell table:style-name="ce3" office:value-type="float" office:value="85.7" calcext:value-type="float">
            <text:p>85,7</text:p>
          </table:table-cell>
          <table:table-cell table:style-name="ce3" office:value-type="float" office:value="83.3" calcext:value-type="float">
            <text:p>83,3</text:p>
          </table:table-cell>
          <table:table-cell table:style-name="ce3" office:value-type="float" office:value="85.5" calcext:value-type="float">
            <text:p>85,5</text:p>
          </table:table-cell>
          <table:table-cell table:style-name="ce3" office:value-type="float" office:value="84.2" calcext:value-type="float">
            <text:p>84,2</text:p>
          </table:table-cell>
          <table:table-cell table:number-columns-repeated="2" table:style-name="ce3" office:value-type="float" office:value="85" calcext:value-type="float">
            <text:p>85,0</text:p>
          </table:table-cell>
          <table:table-cell office:value-type="float" office:value="75.072464" calcext:value-type="float">
            <text:p>75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tomobile</text:p>
          </table:table-cell>
          <table:table-cell table:style-name="ce3" office:value-type="float" office:value="43.6" calcext:value-type="float">
            <text:p>43,6</text:p>
          </table:table-cell>
          <table:table-cell table:style-name="ce3" office:value-type="float" office:value="80.9" calcext:value-type="float">
            <text:p>80,9</text:p>
          </table:table-cell>
          <table:table-cell table:style-name="ce3" office:value-type="float" office:value="75.6" calcext:value-type="float">
            <text:p>75,6</text:p>
          </table:table-cell>
          <table:table-cell table:style-name="ce3" office:value-type="float" office:value="47.5" calcext:value-type="float">
            <text:p>47,5</text:p>
          </table:table-cell>
          <table:table-cell table:style-name="ce3" office:value-type="float" office:value="72.9" calcext:value-type="float">
            <text:p>72,9</text:p>
          </table:table-cell>
          <table:table-cell table:style-name="ce3" office:value-type="float" office:value="77.8" calcext:value-type="float">
            <text:p>77,8</text:p>
          </table:table-cell>
          <table:table-cell table:style-name="ce3" office:value-type="float" office:value="78.5" calcext:value-type="float">
            <text:p>78,5</text:p>
          </table:table-cell>
          <table:table-cell office:value-type="float" office:value="46.734758" calcext:value-type="float">
            <text:p>46,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ance</text:p>
          </table:table-cell>
          <table:table-cell table:style-name="ce3" office:value-type="float" office:value="88.4" calcext:value-type="float">
            <text:p>88,4</text:p>
          </table:table-cell>
          <table:table-cell table:style-name="ce3" office:value-type="float" office:value="76.7" calcext:value-type="float">
            <text:p>76,7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75.9" calcext:value-type="float">
            <text:p>75,9</text:p>
          </table:table-cell>
          <table:table-cell table:style-name="ce3" office:value-type="float" office:value="66.2" calcext:value-type="float">
            <text:p>66,2</text:p>
          </table:table-cell>
          <table:table-cell table:style-name="ce3" office:value-type="float" office:value="66.8" calcext:value-type="float">
            <text:p>66,8</text:p>
          </table:table-cell>
          <table:table-cell table:style-name="ce3" office:value-type="float" office:value="76.4" calcext:value-type="float">
            <text:p>76,4</text:p>
          </table:table-cell>
          <table:table-cell office:value-type="float" office:value="90.242796" calcext:value-type="float">
            <text:p>90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ana</text:p>
          </table:table-cell>
          <table:table-cell table:style-name="ce3" office:value-type="float" office:value="82.1" calcext:value-type="float">
            <text:p>82,1</text:p>
          </table:table-cell>
          <table:table-cell table:style-name="ce3" office:value-type="float" office:value="89.1" calcext:value-type="float">
            <text:p>89,1</text:p>
          </table:table-cell>
          <table:table-cell table:style-name="ce3" office:value-type="float" office:value="64.2" calcext:value-type="float">
            <text:p>64,2</text:p>
          </table:table-cell>
          <table:table-cell table:style-name="ce3" office:value-type="float" office:value="60.5" calcext:value-type="float">
            <text:p>60,5</text:p>
          </table:table-cell>
          <table:table-cell table:style-name="ce3" office:value-type="float" office:value="78" calcext:value-type="float">
            <text:p>78,0</text:p>
          </table:table-cell>
          <table:table-cell table:style-name="ce3" office:value-type="float" office:value="75.3" calcext:value-type="float">
            <text:p>75,3</text:p>
          </table:table-cell>
          <table:table-cell table:style-name="ce3" office:value-type="float" office:value="79.2" calcext:value-type="float">
            <text:p>79,2</text:p>
          </table:table-cell>
          <table:table-cell office:value-type="float" office:value="60.54717" calcext:value-type="float">
            <text:p>60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nds</text:p>
          </table:table-cell>
          <table:table-cell table:style-name="ce3" office:value-type="float" office:value="64.1" calcext:value-type="float">
            <text:p>64,1</text:p>
          </table:table-cell>
          <table:table-cell table:style-name="ce3" office:value-type="float" office:value="66.5" calcext:value-type="float">
            <text:p>66,5</text:p>
          </table:table-cell>
          <table:table-cell table:style-name="ce3" office:value-type="float" office:value="68.3" calcext:value-type="float">
            <text:p>68,3</text:p>
          </table:table-cell>
          <table:table-cell table:style-name="ce3" office:value-type="float" office:value="63.7" calcext:value-type="float">
            <text:p>63,7</text:p>
          </table:table-cell>
          <table:table-cell table:style-name="ce3" office:value-type="float" office:value="65" calcext:value-type="float">
            <text:p>65,0</text:p>
          </table:table-cell>
          <table:table-cell table:style-name="ce3" office:value-type="float" office:value="69.1" calcext:value-type="float">
            <text:p>69,1</text:p>
          </table:table-cell>
          <table:table-cell table:style-name="ce3" office:value-type="float" office:value="64.7" calcext:value-type="float">
            <text:p>64,7</text:p>
          </table:table-cell>
          <table:table-cell office:value-type="float" office:value="68.963145" calcext:value-type="float">
            <text:p>69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east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76.9" calcext:value-type="float">
            <text:p>76,9</text:p>
          </table:table-cell>
          <table:table-cell table:style-name="ce3" office:value-type="float" office:value="74.3" calcext:value-type="float">
            <text:p>74,3</text:p>
          </table:table-cell>
          <table:table-cell table:style-name="ce3" office:value-type="float" office:value="70.4" calcext:value-type="float">
            <text:p>70,4</text:p>
          </table:table-cell>
          <table:table-cell table:style-name="ce3" office:value-type="float" office:value="62.1" calcext:value-type="float">
            <text:p>62,1</text:p>
          </table:table-cell>
          <table:table-cell table:style-name="ce3" office:value-type="float" office:value="62.4" calcext:value-type="float">
            <text:p>62,4</text:p>
          </table:table-cell>
          <table:table-cell table:style-name="ce3" office:value-type="float" office:value="68.3" calcext:value-type="float">
            <text:p>68,3</text:p>
          </table:table-cell>
          <table:table-cell office:value-type="float" office:value="8.725169" calcext:value-type="float">
            <text:p>8,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pa</text:p>
          </table:table-cell>
          <table:table-cell table:style-name="ce3" office:value-type="float" office:value="69.5" calcext:value-type="float">
            <text:p>69,5</text:p>
          </table:table-cell>
          <table:table-cell table:style-name="ce3" office:value-type="float" office:value="69.3" calcext:value-type="float">
            <text:p>69,3</text:p>
          </table:table-cell>
          <table:table-cell table:style-name="ce3" office:value-type="float" office:value="60.5" calcext:value-type="float">
            <text:p>60,5</text:p>
          </table:table-cell>
          <table:table-cell table:style-name="ce3" office:value-type="float" office:value="57.3" calcext:value-type="float">
            <text:p>57,3</text:p>
          </table:table-cell>
          <table:table-cell table:style-name="ce3" office:value-type="float" office:value="59.3" calcext:value-type="float">
            <text:p>59,3</text:p>
          </table:table-cell>
          <table:table-cell table:style-name="ce3" office:value-type="float" office:value="61.3" calcext:value-type="float">
            <text:p>61,3</text:p>
          </table:table-cell>
          <table:table-cell table:style-name="ce3" office:value-type="float" office:value="62.1" calcext:value-type="float">
            <text:p>62,1</text:p>
          </table:table-cell>
          <table:table-cell office:value-type="float" office:value="59.300895" calcext:value-type="float">
            <text:p>59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r</text:p>
          </table:table-cell>
          <table:table-cell table:style-name="ce3" office:value-type="float" office:value="88.2" calcext:value-type="float">
            <text:p>88,2</text:p>
          </table:table-cell>
          <table:table-cell table:style-name="ce3" office:value-type="float" office:value="91.5" calcext:value-type="float">
            <text:p>91,5</text:p>
          </table:table-cell>
          <table:table-cell table:style-name="ce3" office:value-type="float" office:value="85.9" calcext:value-type="float">
            <text:p>85,9</text:p>
          </table:table-cell>
          <table:table-cell table:style-name="ce3" office:value-type="float" office:value="67.1" calcext:value-type="float">
            <text:p>67,1</text:p>
          </table:table-cell>
          <table:table-cell table:number-columns-repeated="2" table:style-name="ce3" office:value-type="float" office:value="69.9" calcext:value-type="float">
            <text:p>69,9</text:p>
          </table:table-cell>
          <table:table-cell table:style-name="ce3" office:value-type="float" office:value="70" calcext:value-type="float">
            <text:p>70,0</text:p>
          </table:table-cell>
          <table:table-cell office:value-type="float" office:value="0" calcext:value-type="float">
            <text:p>0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ess</text:p>
          </table:table-cell>
          <table:table-cell table:style-name="ce3" office:value-type="float" office:value="52.2" calcext:value-type="float">
            <text:p>52,2</text:p>
          </table:table-cell>
          <table:table-cell table:style-name="ce3" office:value-type="float" office:value="99.4" calcext:value-type="float">
            <text:p>99,4</text:p>
          </table:table-cell>
          <table:table-cell table:style-name="ce3" office:value-type="float" office:value="87.7" calcext:value-type="float">
            <text:p>87,7</text:p>
          </table:table-cell>
          <table:table-cell table:style-name="ce3" office:value-type="float" office:value="61.4" calcext:value-type="float">
            <text:p>61,4</text:p>
          </table:table-cell>
          <table:table-cell table:style-name="ce3" office:value-type="float" office:value="97.1" calcext:value-type="float">
            <text:p>97,1</text:p>
          </table:table-cell>
          <table:table-cell table:style-name="ce3" office:value-type="float" office:value="98.2" calcext:value-type="float">
            <text:p>98,2</text:p>
          </table:table-cell>
          <table:table-cell table:style-name="ce3" office:value-type="float" office:value="94.8" calcext:value-type="float">
            <text:p>94,8</text:p>
          </table:table-cell>
          <table:table-cell office:value-type="float" office:value="0" calcext:value-type="float">
            <text:p>0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</text:p>
          </table:table-cell>
          <table:table-cell table:style-name="ce3" office:value-type="float" office:value="53.1" calcext:value-type="float">
            <text:p>53,1</text:p>
          </table:table-cell>
          <table:table-cell table:style-name="ce3" office:value-type="float" office:value="54.4" calcext:value-type="float">
            <text:p>54,4</text:p>
          </table:table-cell>
          <table:table-cell table:style-name="ce3" office:value-type="float" office:value="53" calcext:value-type="float">
            <text:p>53,0</text:p>
          </table:table-cell>
          <table:table-cell table:style-name="ce3" office:value-type="float" office:value="49.4" calcext:value-type="float">
            <text:p>49,4</text:p>
          </table:table-cell>
          <table:table-cell table:style-name="ce3" office:value-type="float" office:value="54.7" calcext:value-type="float">
            <text:p>54,7</text:p>
          </table:table-cell>
          <table:table-cell table:style-name="ce3" office:value-type="float" office:value="53.7" calcext:value-type="float">
            <text:p>53,7</text:p>
          </table:table-cell>
          <table:table-cell table:style-name="ce3" office:value-type="float" office:value="49.4" calcext:value-type="float">
            <text:p>49,4</text:p>
          </table:table-cell>
          <table:table-cell office:value-type="float" office:value="44.897081" calcext:value-type="float">
            <text:p>44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raceptive</text:p>
          </table:table-cell>
          <table:table-cell table:style-name="ce3" office:value-type="float" office:value="53.9" calcext:value-type="float">
            <text:p>53,9</text:p>
          </table:table-cell>
          <table:table-cell table:style-name="ce3" office:value-type="float" office:value="53.8" calcext:value-type="float">
            <text:p>53,8</text:p>
          </table:table-cell>
          <table:table-cell table:style-name="ce3" office:value-type="float" office:value="46.9" calcext:value-type="float">
            <text:p>46,9</text:p>
          </table:table-cell>
          <table:table-cell table:style-name="ce3" office:value-type="float" office:value="47.9" calcext:value-type="float">
            <text:p>47,9</text:p>
          </table:table-cell>
          <table:table-cell table:style-name="ce3" office:value-type="float" office:value="35.7" calcext:value-type="float">
            <text:p>35,7</text:p>
          </table:table-cell>
          <table:table-cell table:style-name="ce3" office:value-type="float" office:value="37" calcext:value-type="float">
            <text:p>37,0</text:p>
          </table:table-cell>
          <table:table-cell table:style-name="ce3" office:value-type="float" office:value="38.3" calcext:value-type="float">
            <text:p>38,3</text:p>
          </table:table-cell>
          <table:table-cell office:value-type="float" office:value="33.33701" calcext:value-type="float">
            <text:p>3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x</text:p>
          </table:table-cell>
          <table:table-cell table:style-name="ce3" office:value-type="float" office:value="83.4" calcext:value-type="float">
            <text:p>83,4</text:p>
          </table:table-cell>
          <table:table-cell table:style-name="ce3" office:value-type="float" office:value="85.2" calcext:value-type="float">
            <text:p>85,2</text:p>
          </table:table-cell>
          <table:table-cell table:style-name="ce3" office:value-type="float" office:value="82.3" calcext:value-type="float">
            <text:p>82,3</text:p>
          </table:table-cell>
          <table:table-cell table:style-name="ce3" office:value-type="float" office:value="86.2" calcext:value-type="float">
            <text:p>86,2</text:p>
          </table:table-cell>
          <table:table-cell table:style-name="ce3" office:value-type="float" office:value="84.2" calcext:value-type="float">
            <text:p>84,2</text:p>
          </table:table-cell>
          <table:table-cell table:style-name="ce3" office:value-type="float" office:value="84.4" calcext:value-type="float">
            <text:p>84,4</text:p>
          </table:table-cell>
          <table:table-cell table:style-name="ce3" office:value-type="float" office:value="84.9" calcext:value-type="float">
            <text:p>84,9</text:p>
          </table:table-cell>
          <table:table-cell office:value-type="float" office:value="56.621751" calcext:value-type="float">
            <text:p>56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rmatology</text:p>
          </table:table-cell>
          <table:table-cell table:style-name="ce3" office:value-type="float" office:value="31" calcext:value-type="float">
            <text:p>31,0</text:p>
          </table:table-cell>
          <table:table-cell table:style-name="ce3" office:value-type="float" office:value="94.3" calcext:value-type="float">
            <text:p>94,3</text:p>
          </table:table-cell>
          <table:table-cell table:style-name="ce3" office:value-type="float" office:value="95.2" calcext:value-type="float">
            <text:p>95,2</text:p>
          </table:table-cell>
          <table:table-cell table:style-name="ce3" office:value-type="float" office:value="81.2" calcext:value-type="float">
            <text:p>81,2</text:p>
          </table:table-cell>
          <table:table-cell table:style-name="ce3" office:value-type="float" office:value="63.9" calcext:value-type="float">
            <text:p>63,9</text:p>
          </table:table-cell>
          <table:table-cell table:style-name="ce3" office:value-type="float" office:value="91" calcext:value-type="float">
            <text:p>91,0</text:p>
          </table:table-cell>
          <table:table-cell table:style-name="ce3" office:value-type="float" office:value="92.3" calcext:value-type="float">
            <text:p>92,3</text:p>
          </table:table-cell>
          <table:table-cell office:value-type="float" office:value="1.11154" calcext:value-type="float">
            <text:p>1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li</text:p>
          </table:table-cell>
          <table:table-cell table:style-name="ce3" office:value-type="float" office:value="78" calcext:value-type="float">
            <text:p>78,0</text:p>
          </table:table-cell>
          <table:table-cell table:style-name="ce3" office:value-type="float" office:value="79.4" calcext:value-type="float">
            <text:p>79,4</text:p>
          </table:table-cell>
          <table:table-cell table:style-name="ce3" office:value-type="float" office:value="77.3" calcext:value-type="float">
            <text:p>77,3</text:p>
          </table:table-cell>
          <table:table-cell table:style-name="ce3" office:value-type="float" office:value="74.6" calcext:value-type="float">
            <text:p>74,6</text:p>
          </table:table-cell>
          <table:table-cell table:style-name="ce3" office:value-type="float" office:value="82.7" calcext:value-type="float">
            <text:p>82,7</text:p>
          </table:table-cell>
          <table:table-cell table:style-name="ce3" office:value-type="float" office:value="83" calcext:value-type="float">
            <text:p>83,0</text:p>
          </table:table-cell>
          <table:table-cell table:style-name="ce3" office:value-type="float" office:value="80.6" calcext:value-type="float">
            <text:p>80,6</text:p>
          </table:table-cell>
          <table:table-cell office:value-type="float" office:value="75.285205" calcext:value-type="float">
            <text:p>75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</text:p>
          </table:table-cell>
          <table:table-cell table:style-name="ce3" office:value-type="float" office:value="66.9" calcext:value-type="float">
            <text:p>66,9</text:p>
          </table:table-cell>
          <table:table-cell table:style-name="ce3" office:value-type="float" office:value="67.4" calcext:value-type="float">
            <text:p>67,4</text:p>
          </table:table-cell>
          <table:table-cell table:style-name="ce3" office:value-type="float" office:value="62.5" calcext:value-type="float">
            <text:p>62,5</text:p>
          </table:table-cell>
          <table:table-cell table:style-name="ce3" office:value-type="float" office:value="61" calcext:value-type="float">
            <text:p>61,0</text:p>
          </table:table-cell>
          <table:table-cell table:style-name="ce3" office:value-type="float" office:value="62.8" calcext:value-type="float">
            <text:p>62,8</text:p>
          </table:table-cell>
          <table:table-cell table:style-name="ce3" office:value-type="float" office:value="61.7" calcext:value-type="float">
            <text:p>61,7</text:p>
          </table:table-cell>
          <table:table-cell table:style-name="ce3" office:value-type="float" office:value="65.4" calcext:value-type="float">
            <text:p>65,4</text:p>
          </table:table-cell>
          <table:table-cell office:value-type="float" office:value="63.294937" calcext:value-type="float">
            <text:p>6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berman</text:p>
          </table:table-cell>
          <table:table-cell table:style-name="ce3" office:value-type="float" office:value="71.2" calcext:value-type="float">
            <text:p>71,2</text:p>
          </table:table-cell>
          <table:table-cell table:style-name="ce3" office:value-type="float" office:value="73.1" calcext:value-type="float">
            <text:p>73,1</text:p>
          </table:table-cell>
          <table:table-cell table:style-name="ce3" office:value-type="float" office:value="71.1" calcext:value-type="float">
            <text:p>71,1</text:p>
          </table:table-cell>
          <table:table-cell table:style-name="ce3" office:value-type="float" office:value="73.5" calcext:value-type="float">
            <text:p>73,5</text:p>
          </table:table-cell>
          <table:table-cell table:number-columns-repeated="2" table:style-name="ce3" office:value-type="float" office:value="71.5" calcext:value-type="float">
            <text:p>71,5</text:p>
          </table:table-cell>
          <table:table-cell table:style-name="ce3" office:value-type="float" office:value="72.1" calcext:value-type="float">
            <text:p>72,1</text:p>
          </table:table-cell>
          <table:table-cell office:value-type="float" office:value="73.526882" calcext:value-type="float">
            <text:p>73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es-roth</text:p>
          </table:table-cell>
          <table:table-cell table:style-name="ce3" office:value-type="float" office:value="75" calcext:value-type="float">
            <text:p>75,0</text:p>
          </table:table-cell>
          <table:table-cell table:style-name="ce3" office:value-type="float" office:value="80" calcext:value-type="float">
            <text:p>80,0</text:p>
          </table:table-cell>
          <table:table-cell table:style-name="ce3" office:value-type="float" office:value="60" calcext:value-type="float">
            <text:p>60,0</text:p>
          </table:table-cell>
          <table:table-cell table:style-name="ce3" office:value-type="float" office:value="44.9" calcext:value-type="float">
            <text:p>44,9</text:p>
          </table:table-cell>
          <table:table-cell table:style-name="ce3" office:value-type="float" office:value="77.5" calcext:value-type="float">
            <text:p>77,5</text:p>
          </table:table-cell>
          <table:table-cell table:style-name="ce3" office:value-type="float" office:value="78.1" calcext:value-type="float">
            <text:p>78,1</text:p>
          </table:table-cell>
          <table:table-cell table:style-name="ce3" office:value-type="float" office:value="78.7" calcext:value-type="float">
            <text:p>78,7</text:p>
          </table:table-cell>
          <table:table-cell office:value-type="float" office:value="47.5" calcext:value-type="float">
            <text:p>47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</text:p>
          </table:table-cell>
          <table:table-cell table:style-name="ce3" office:value-type="float" office:value="76.6" calcext:value-type="float">
            <text:p>76,6</text:p>
          </table:table-cell>
          <table:table-cell table:style-name="ce3" office:value-type="float" office:value="78.5" calcext:value-type="float">
            <text:p>78,5</text:p>
          </table:table-cell>
          <table:table-cell table:style-name="ce3" office:value-type="float" office:value="75.9" calcext:value-type="float">
            <text:p>75,9</text:p>
          </table:table-cell>
          <table:table-cell table:style-name="ce3" office:value-type="float" office:value="77" calcext:value-type="float">
            <text:p>77,0</text:p>
          </table:table-cell>
          <table:table-cell table:style-name="ce3" office:value-type="float" office:value="75.9" calcext:value-type="float">
            <text:p>75,9</text:p>
          </table:table-cell>
          <table:table-cell table:style-name="ce3" office:value-type="float" office:value="76.6" calcext:value-type="float">
            <text:p>76,6</text:p>
          </table:table-cell>
          <table:table-cell table:style-name="ce3" office:value-type="float" office:value="79.6" calcext:value-type="float">
            <text:p>79,6</text:p>
          </table:table-cell>
          <table:table-cell office:value-type="float" office:value="45.925926" calcext:value-type="float">
            <text:p>45,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patitis</text:p>
          </table:table-cell>
          <table:table-cell table:style-name="ce3" office:value-type="float" office:value="81.9" calcext:value-type="float">
            <text:p>81,9</text:p>
          </table:table-cell>
          <table:table-cell table:style-name="ce3" office:value-type="float" office:value="83.9" calcext:value-type="float">
            <text:p>83,9</text:p>
          </table:table-cell>
          <table:table-cell table:style-name="ce3" office:value-type="float" office:value="85.9" calcext:value-type="float">
            <text:p>85,9</text:p>
          </table:table-cell>
          <table:table-cell table:style-name="ce3" office:value-type="float" office:value="77.3" calcext:value-type="float">
            <text:p>77,3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88.9" calcext:value-type="float">
            <text:p>88,9</text:p>
          </table:table-cell>
          <table:table-cell table:style-name="ce3" office:value-type="float" office:value="89.4" calcext:value-type="float">
            <text:p>89,4</text:p>
          </table:table-cell>
          <table:table-cell office:value-type="float" office:value="24.406926" calcext:value-type="float">
            <text:p>24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usevotes</text:p>
          </table:table-cell>
          <table:table-cell table:style-name="ce3" office:value-type="float" office:value="58" calcext:value-type="float">
            <text:p>58,0</text:p>
          </table:table-cell>
          <table:table-cell table:style-name="ce3" office:value-type="float" office:value="97" calcext:value-type="float">
            <text:p>97,0</text:p>
          </table:table-cell>
          <table:table-cell table:style-name="ce3" office:value-type="float" office:value="91" calcext:value-type="float">
            <text:p>91,0</text:p>
          </table:table-cell>
          <table:table-cell table:style-name="ce3" office:value-type="float" office:value="87.4" calcext:value-type="float">
            <text:p>87,4</text:p>
          </table:table-cell>
          <table:table-cell table:style-name="ce3" office:value-type="float" office:value="97.4" calcext:value-type="float">
            <text:p>97,4</text:p>
          </table:table-cell>
          <table:table-cell table:style-name="ce3" office:value-type="float" office:value="96.2" calcext:value-type="float">
            <text:p>96,2</text:p>
          </table:table-cell>
          <table:table-cell table:style-name="ce3" office:value-type="float" office:value="96" calcext:value-type="float">
            <text:p>96,0</text:p>
          </table:table-cell>
          <table:table-cell office:value-type="float" office:value="41.50627" calcext:value-type="float">
            <text:p>41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</text:p>
          </table:table-cell>
          <table:table-cell table:style-name="ce3" office:value-type="float" office:value="64.3" calcext:value-type="float">
            <text:p>64,3</text:p>
          </table:table-cell>
          <table:table-cell table:style-name="ce3" office:value-type="float" office:value="91.1" calcext:value-type="float">
            <text:p>91,1</text:p>
          </table:table-cell>
          <table:table-cell table:style-name="ce3" office:value-type="float" office:value="89.4" calcext:value-type="float">
            <text:p>89,4</text:p>
          </table:table-cell>
          <table:table-cell table:style-name="ce3" office:value-type="float" office:value="80.9" calcext:value-type="float">
            <text:p>80,9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90.9" calcext:value-type="float">
            <text:p>90,9</text:p>
          </table:table-cell>
          <table:table-cell table:style-name="ce3" office:value-type="float" office:value="90.6" calcext:value-type="float">
            <text:p>90,6</text:p>
          </table:table-cell>
          <table:table-cell office:value-type="float" office:value="65.539683" calcext:value-type="float">
            <text:p>65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is</text:p>
          </table:table-cell>
          <table:table-cell table:style-name="ce3" office:value-type="float" office:value="94.6" calcext:value-type="float">
            <text:p>94,6</text:p>
          </table:table-cell>
          <table:table-cell table:style-name="ce3" office:value-type="float" office:value="96" calcext:value-type="float">
            <text:p>96,0</text:p>
          </table:table-cell>
          <table:table-cell table:style-name="ce3" office:value-type="float" office:value="94" calcext:value-type="float">
            <text:p>94,0</text:p>
          </table:table-cell>
          <table:table-cell table:style-name="ce3" office:value-type="float" office:value="95.3" calcext:value-type="float">
            <text:p>95,3</text:p>
          </table:table-cell>
          <table:table-cell table:number-columns-repeated="2" table:style-name="ce3" office:value-type="float" office:value="96" calcext:value-type="float">
            <text:p>96,0</text:p>
          </table:table-cell>
          <table:table-cell table:style-name="ce3" office:value-type="float" office:value="96.6" calcext:value-type="float">
            <text:p>96,6</text:p>
          </table:table-cell>
          <table:table-cell office:value-type="float" office:value="93.333333" calcext:value-type="float">
            <text:p>9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k-2</text:p>
          </table:table-cell>
          <table:table-cell table:style-name="ce3" office:value-type="float" office:value="96.5" calcext:value-type="float">
            <text:p>96,5</text:p>
          </table:table-cell>
          <table:table-cell table:style-name="ce3" office:value-type="float" office:value="100" calcext:value-type="float">
            <text:p>100,0</text:p>
          </table:table-cell>
          <table:table-cell table:style-name="ce3" office:value-type="float" office:value="51.2" calcext:value-type="float">
            <text:p>51,2</text:p>
          </table:table-cell>
          <table:table-cell table:style-name="ce3" office:value-type="float" office:value="80.6" calcext:value-type="float">
            <text:p>80,6</text:p>
          </table:table-cell>
          <table:table-cell table:number-columns-repeated="2" table:style-name="ce3" office:value-type="float" office:value="100" calcext:value-type="float">
            <text:p>100,0</text:p>
          </table:table-cell>
          <table:table-cell table:style-name="ce3" office:value-type="float" office:value="98.4" calcext:value-type="float">
            <text:p>98,4</text:p>
          </table:table-cell>
          <table:table-cell office:value-type="float" office:value="0" calcext:value-type="float">
            <text:p>0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ement_libras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69.4" calcext:value-type="float">
            <text:p>69,4</text:p>
          </table:table-cell>
          <table:table-cell table:style-name="ce3" office:value-type="float" office:value="50" calcext:value-type="float">
            <text:p>50,0</text:p>
          </table:table-cell>
          <table:table-cell table:style-name="ce3" office:value-type="float" office:value="42.5" calcext:value-type="float">
            <text:p>42,5</text:p>
          </table:table-cell>
          <table:table-cell table:style-name="ce3" office:value-type="float" office:value="70.2" calcext:value-type="float">
            <text:p>70,2</text:p>
          </table:table-cell>
          <table:table-cell table:style-name="ce3" office:value-type="float" office:value="78.8" calcext:value-type="float">
            <text:p>78,8</text:p>
          </table:table-cell>
          <table:table-cell table:style-name="ce3" office:value-type="float" office:value="79.1" calcext:value-type="float">
            <text:p>79,1</text:p>
          </table:table-cell>
          <table:table-cell office:value-type="float" office:value="40.277778" calcext:value-type="float">
            <text:p>40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wthyroid</text:p>
          </table:table-cell>
          <table:table-cell table:style-name="ce3" office:value-type="float" office:value="95.3" calcext:value-type="float">
            <text:p>95,3</text:p>
          </table:table-cell>
          <table:table-cell table:style-name="ce3" office:value-type="float" office:value="92.5" calcext:value-type="float">
            <text:p>92,5</text:p>
          </table:table-cell>
          <table:table-cell table:style-name="ce3" office:value-type="float" office:value="95.3" calcext:value-type="float">
            <text:p>95,3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92.1" calcext:value-type="float">
            <text:p>92,1</text:p>
          </table:table-cell>
          <table:table-cell table:style-name="ce3" office:value-type="float" office:value="91.6" calcext:value-type="float">
            <text:p>91,6</text:p>
          </table:table-cell>
          <table:table-cell table:style-name="ce3" office:value-type="float" office:value="93" calcext:value-type="float">
            <text:p>93,0</text:p>
          </table:table-cell>
          <table:table-cell office:value-type="float" office:value="86.558442" calcext:value-type="float">
            <text:p>86,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</text:p>
          </table:table-cell>
          <table:table-cell table:style-name="ce3" office:value-type="float" office:value="75.7" calcext:value-type="float">
            <text:p>75,7</text:p>
          </table:table-cell>
          <table:table-cell table:style-name="ce3" office:value-type="float" office:value="73.9" calcext:value-type="float">
            <text:p>73,9</text:p>
          </table:table-cell>
          <table:table-cell table:style-name="ce3" office:value-type="float" office:value="72.5" calcext:value-type="float">
            <text:p>72,5</text:p>
          </table:table-cell>
          <table:table-cell table:style-name="ce3" office:value-type="float" office:value="73" calcext:value-type="float">
            <text:p>73,0</text:p>
          </table:table-cell>
          <table:table-cell table:style-name="ce3" office:value-type="float" office:value="74.8" calcext:value-type="float">
            <text:p>74,8</text:p>
          </table:table-cell>
          <table:table-cell table:style-name="ce3" office:value-type="float" office:value="73.4" calcext:value-type="float">
            <text:p>73,4</text:p>
          </table:table-cell>
          <table:table-cell table:style-name="ce3" office:value-type="float" office:value="73.3" calcext:value-type="float">
            <text:p>73,3</text:p>
          </table:table-cell>
          <table:table-cell office:value-type="float" office:value="75.520401" calcext:value-type="float">
            <text:p>75,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ng</text:p>
          </table:table-cell>
          <table:table-cell table:style-name="ce3" office:value-type="float" office:value="97" calcext:value-type="float">
            <text:p>97,0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91.8" calcext:value-type="float">
            <text:p>91,8</text:p>
          </table:table-cell>
          <table:table-cell table:style-name="ce3" office:value-type="float" office:value="71.4" calcext:value-type="float">
            <text:p>71,4</text:p>
          </table:table-cell>
          <table:table-cell table:style-name="ce3" office:value-type="float" office:value="92.1" calcext:value-type="float">
            <text:p>92,1</text:p>
          </table:table-cell>
          <table:table-cell table:style-name="ce3" office:value-type="float" office:value="93.3" calcext:value-type="float">
            <text:p>93,3</text:p>
          </table:table-cell>
          <table:table-cell table:style-name="ce3" office:value-type="float" office:value="92" calcext:value-type="float">
            <text:p>92,0</text:p>
          </table:table-cell>
          <table:table-cell office:value-type="float" office:value="71.081081" calcext:value-type="float">
            <text:p>71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gment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97.4" calcext:value-type="float">
            <text:p>97,4</text:p>
          </table:table-cell>
          <table:table-cell table:style-name="ce3" office:value-type="float" office:value="85.4" calcext:value-type="float">
            <text:p>85,4</text:p>
          </table:table-cell>
          <table:table-cell table:style-name="ce3" office:value-type="float" office:value="77.1" calcext:value-type="float">
            <text:p>77,1</text:p>
          </table:table-cell>
          <table:table-cell table:style-name="ce3" office:value-type="float" office:value="87" calcext:value-type="float">
            <text:p>87,0</text:p>
          </table:table-cell>
          <table:table-cell table:style-name="ce3" office:value-type="float" office:value="87.7" calcext:value-type="float">
            <text:p>87,7</text:p>
          </table:table-cell>
          <table:table-cell table:style-name="ce3" office:value-type="float" office:value="91.3" calcext:value-type="float">
            <text:p>91,3</text:p>
          </table:table-cell>
          <table:table-cell office:value-type="float" office:value="87.229437" calcext:value-type="float">
            <text:p>87,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</text:p>
          </table:table-cell>
          <table:table-cell table:style-name="ce3" office:value-type="float" office:value="56.2" calcext:value-type="float">
            <text:p>56,2</text:p>
          </table:table-cell>
          <table:table-cell table:style-name="ce3" office:value-type="float" office:value="70.5" calcext:value-type="float">
            <text:p>70,5</text:p>
          </table:table-cell>
          <table:table-cell table:style-name="ce3" office:value-type="float" office:value="68.7" calcext:value-type="float">
            <text:p>68,7</text:p>
          </table:table-cell>
          <table:table-cell table:style-name="ce3" office:value-type="float" office:value="66.6" calcext:value-type="float">
            <text:p>66,6</text:p>
          </table:table-cell>
          <table:table-cell table:style-name="ce3" office:value-type="float" office:value="71.7" calcext:value-type="float">
            <text:p>71,7</text:p>
          </table:table-cell>
          <table:table-cell table:style-name="ce3" office:value-type="float" office:value="79.8" calcext:value-type="float">
            <text:p>79,8</text:p>
          </table:table-cell>
          <table:table-cell table:style-name="ce3" office:value-type="float" office:value="77.3" calcext:value-type="float">
            <text:p>77,3</text:p>
          </table:table-cell>
          <table:table-cell office:value-type="float" office:value="11.071429" calcext:value-type="float">
            <text:p>11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yroid</text:p>
          </table:table-cell>
          <table:table-cell table:style-name="ce3" office:value-type="float" office:value="92.8" calcext:value-type="float">
            <text:p>92,8</text:p>
          </table:table-cell>
          <table:table-cell table:style-name="ce3" office:value-type="float" office:value="99.5" calcext:value-type="float">
            <text:p>99,5</text:p>
          </table:table-cell>
          <table:table-cell table:style-name="ce3" office:value-type="float" office:value="97.4" calcext:value-type="float">
            <text:p>97,4</text:p>
          </table:table-cell>
          <table:table-cell table:style-name="ce3" office:value-type="float" office:value="91.9" calcext:value-type="float">
            <text:p>91,9</text:p>
          </table:table-cell>
          <table:table-cell table:style-name="ce3" office:value-type="float" office:value="92.8" calcext:value-type="float">
            <text:p>92,8</text:p>
          </table:table-cell>
          <table:table-cell table:number-columns-repeated="2" table:style-name="ce3" office:value-type="float" office:value="93" calcext:value-type="float">
            <text:p>93,0</text:p>
          </table:table-cell>
          <table:table-cell office:value-type="float" office:value="92.069444" calcext:value-type="float">
            <text:p>92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hicle</text:p>
          </table:table-cell>
          <table:table-cell table:style-name="ce3" office:value-type="float" office:value="66.7" calcext:value-type="float">
            <text:p>66,7</text:p>
          </table:table-cell>
          <table:table-cell table:style-name="ce3" office:value-type="float" office:value="74.1" calcext:value-type="float">
            <text:p>74,1</text:p>
          </table:table-cell>
          <table:table-cell table:style-name="ce3" office:value-type="float" office:value="61.9" calcext:value-type="float">
            <text:p>61,9</text:p>
          </table:table-cell>
          <table:table-cell table:style-name="ce3" office:value-type="float" office:value="51.8" calcext:value-type="float">
            <text:p>51,8</text:p>
          </table:table-cell>
          <table:table-cell table:style-name="ce3" office:value-type="float" office:value="63.9" calcext:value-type="float">
            <text:p>63,9</text:p>
          </table:table-cell>
          <table:table-cell table:style-name="ce3" office:value-type="float" office:value="62.8" calcext:value-type="float">
            <text:p>62,8</text:p>
          </table:table-cell>
          <table:table-cell table:style-name="ce3" office:value-type="float" office:value="67.5" calcext:value-type="float">
            <text:p>67,5</text:p>
          </table:table-cell>
          <table:table-cell office:value-type="float" office:value="65.008403" calcext:value-type="float">
            <text:p>65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wel</text:p>
          </table:table-cell>
          <table:table-cell table:style-name="ce3" office:value-type="float" office:value="43.7" calcext:value-type="float">
            <text:p>43,7</text:p>
          </table:table-cell>
          <table:table-cell table:style-name="ce3" office:value-type="float" office:value="81.5" calcext:value-type="float">
            <text:p>81,5</text:p>
          </table:table-cell>
          <table:table-cell table:style-name="ce3" office:value-type="float" office:value="26.9" calcext:value-type="float">
            <text:p>26,9</text:p>
          </table:table-cell>
          <table:table-cell table:style-name="ce3" office:value-type="float" office:value="38.6" calcext:value-type="float">
            <text:p>38,6</text:p>
          </table:table-cell>
          <table:table-cell table:style-name="ce3" office:value-type="float" office:value="76.9" calcext:value-type="float">
            <text:p>76,9</text:p>
          </table:table-cell>
          <table:table-cell table:style-name="ce3" office:value-type="float" office:value="71.7" calcext:value-type="float">
            <text:p>71,7</text:p>
          </table:table-cell>
          <table:table-cell table:style-name="ce3" office:value-type="float" office:value="85.7" calcext:value-type="float">
            <text:p>85,7</text:p>
          </table:table-cell>
          <table:table-cell office:value-type="float" office:value="79.393939" calcext:value-type="float">
            <text:p>79,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</text:p>
          </table:table-cell>
          <table:table-cell table:style-name="ce3" office:value-type="float" office:value="94" calcext:value-type="float">
            <text:p>94,0</text:p>
          </table:table-cell>
          <table:table-cell table:style-name="ce3" office:value-type="float" office:value="95.2" calcext:value-type="float">
            <text:p>95,2</text:p>
          </table:table-cell>
          <table:table-cell table:style-name="ce3" office:value-type="float" office:value="94" calcext:value-type="float">
            <text:p>94,0</text:p>
          </table:table-cell>
          <table:table-cell table:style-name="ce3" office:value-type="float" office:value="90.6" calcext:value-type="float">
            <text:p>90,6</text:p>
          </table:table-cell>
          <table:table-cell table:style-name="ce3" office:value-type="float" office:value="94.5" calcext:value-type="float">
            <text:p>94,5</text:p>
          </table:table-cell>
          <table:table-cell table:number-columns-repeated="2" table:style-name="ce3" office:value-type="float" office:value="94.7" calcext:value-type="float">
            <text:p>94,7</text:p>
          </table:table-cell>
          <table:table-cell office:value-type="float" office:value="93.323935" calcext:value-type="float">
            <text:p>93,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ne</text:p>
          </table:table-cell>
          <table:table-cell table:style-name="ce3" office:value-type="float" office:value="97.7" calcext:value-type="float">
            <text:p>97,7</text:p>
          </table:table-cell>
          <table:table-cell table:style-name="ce3" office:value-type="float" office:value="94.9" calcext:value-type="float">
            <text:p>94,9</text:p>
          </table:table-cell>
          <table:table-cell table:style-name="ce3" office:value-type="float" office:value="97.1" calcext:value-type="float">
            <text:p>97,1</text:p>
          </table:table-cell>
          <table:table-cell table:style-name="ce3" office:value-type="float" office:value="92" calcext:value-type="float">
            <text:p>92,0</text:p>
          </table:table-cell>
          <table:table-cell table:style-name="ce3" office:value-type="float" office:value="96" calcext:value-type="float">
            <text:p>96,0</text:p>
          </table:table-cell>
          <table:table-cell table:style-name="ce3" office:value-type="float" office:value="95.4" calcext:value-type="float">
            <text:p>95,4</text:p>
          </table:table-cell>
          <table:table-cell table:style-name="ce3" office:value-type="float" office:value="93.2" calcext:value-type="float">
            <text:p>93,2</text:p>
          </table:table-cell>
          <table:table-cell office:value-type="float" office:value="94.96732" calcext:value-type="float">
            <text:p>95,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sconsin</text:p>
          </table:table-cell>
          <table:table-cell table:style-name="ce3" office:value-type="float" office:value="95.5" calcext:value-type="float">
            <text:p>95,5</text:p>
          </table:table-cell>
          <table:table-cell table:style-name="ce3" office:value-type="float" office:value="94.7" calcext:value-type="float">
            <text:p>94,7</text:p>
          </table:table-cell>
          <table:table-cell table:style-name="ce3" office:value-type="float" office:value="96.5" calcext:value-type="float">
            <text:p>96,5</text:p>
          </table:table-cell>
          <table:table-cell table:style-name="ce3" office:value-type="float" office:value="93.4" calcext:value-type="float">
            <text:p>93,4</text:p>
          </table:table-cell>
          <table:table-cell table:style-name="ce3" office:value-type="float" office:value="93.1" calcext:value-type="float">
            <text:p>93,1</text:p>
          </table:table-cell>
          <table:table-cell table:style-name="ce3" office:value-type="float" office:value="93.8" calcext:value-type="float">
            <text:p>93,8</text:p>
          </table:table-cell>
          <table:table-cell table:style-name="ce3" office:value-type="float" office:value="93.4" calcext:value-type="float">
            <text:p>93,4</text:p>
          </table:table-cell>
          <table:table-cell office:value-type="float" office:value="40.11029" calcext:value-type="float">
            <text:p>40,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</text:p>
          </table:table-cell>
          <table:table-cell table:style-name="ce3" office:value-type="float" office:value="46.3" calcext:value-type="float">
            <text:p>46,3</text:p>
          </table:table-cell>
          <table:table-cell table:style-name="ce3" office:value-type="float" office:value="92.8" calcext:value-type="float">
            <text:p>92,8</text:p>
          </table:table-cell>
          <table:table-cell table:style-name="ce3" office:value-type="float" office:value="94.4" calcext:value-type="float">
            <text:p>94,4</text:p>
          </table:table-cell>
          <table:table-cell table:style-name="ce3" office:value-type="float" office:value="84.5" calcext:value-type="float">
            <text:p>84,5</text:p>
          </table:table-cell>
          <table:table-cell table:style-name="ce3" office:value-type="float" office:value="90.2" calcext:value-type="float">
            <text:p>90,2</text:p>
          </table:table-cell>
          <table:table-cell table:style-name="ce3" office:value-type="float" office:value="95.8" calcext:value-type="float">
            <text:p>95,8</text:p>
          </table:table-cell>
          <table:table-cell table:style-name="ce3" office:value-type="float" office:value="96.1" calcext:value-type="float">
            <text:p>96,1</text:p>
          </table:table-cell>
          <table:table-cell office:value-type="float" office:value="60.5" calcext:value-type="float">
            <text:p>60,5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AVERAGE([.B8:.B44])" office:value-type="float" office:value="71.9378378378378" calcext:value-type="float">
            <text:p>71,9</text:p>
          </table:table-cell>
          <table:table-cell table:style-name="ce2" table:formula="of:=AVERAGE([.C8:.C44])" office:value-type="float" office:value="83.2405405405405" calcext:value-type="float">
            <text:p>83,2</text:p>
          </table:table-cell>
          <table:table-cell table:style-name="ce2" table:formula="of:=AVERAGE([.D8:.D44])" office:value-type="float" office:value="76.3675675675676" calcext:value-type="float">
            <text:p>76,4</text:p>
          </table:table-cell>
          <table:table-cell table:style-name="ce2" table:formula="of:=AVERAGE([.E8:.E44])" office:value-type="float" office:value="71.6216216216216" calcext:value-type="float">
            <text:p>71,6</text:p>
          </table:table-cell>
          <table:table-cell table:style-name="ce2" table:formula="of:=AVERAGE([.F8:.F44])" office:value-type="float" office:value="78.6189189189189" calcext:value-type="float">
            <text:p>78,6</text:p>
          </table:table-cell>
          <table:table-cell table:style-name="ce2" table:formula="of:=AVERAGE([.G8:.G44])" office:value-type="float" office:value="80.2891891891892" calcext:value-type="float">
            <text:p>80,3</text:p>
          </table:table-cell>
          <table:table-cell table:style-name="ce2" table:formula="of:=AVERAGE([.H8:.H44])" office:value-type="float" office:value="81.2162162162162" calcext:value-type="float">
            <text:p>81,2</text:p>
          </table:table-cell>
          <table:table-cell table:style-name="ce2" table:formula="of:=AVERAGE([.I8:.I44])" office:value-type="float" office:value="55.6506959189189" calcext:value-type="float">
            <text:p>55,7</text:p>
          </table:table-cell>
          <table:table-cell table:number-columns-repeated="1015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14" table:default-cell-style-name="Default"/>
        <table:table-column table:style-name="co14" table:number-columns-repeated="10" table:default-cell-style-name="ce5"/>
        <table:table-column table:style-name="co14" table:number-columns-repeated="1013" table:default-cell-style-name="Default"/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1"/>
          <table:table-cell table:style-name="ce1" office:value-type="string" calcext:value-type="string">
            <text:p>Qchi<text:span text:style-name="T1">3</text:span>-MR_d=2</text:p>
          </table:table-cell>
          <table:table-cell table:style-name="ce1" office:value-type="string" calcext:value-type="string">
            <text:p>Qchi<text:span text:style-name="T1">2</text:span>-MR<text:span text:style-name="T1">_d=2</text:span></text:p>
          </table:table-cell>
          <table:table-cell table:style-name="ce1" office:value-type="string" calcext:value-type="string">
            <text:p>Qchi<text:span text:style-name="T1">2</text:span></text:p>
          </table:table-cell>
          <table:table-cell table:style-name="ce1" office:value-type="string" calcext:value-type="string">
            <text:p>Logitboost</text:p>
          </table:table-cell>
          <table:table-cell table:style-name="ce1" office:value-type="string" calcext:value-type="string">
            <text:p>C4.5</text:p>
          </table:table-cell>
          <table:table-cell table:style-name="ce1" office:value-type="string" calcext:value-type="string">
            <text:p>Naive Bayes</text:p>
          </table:table-cell>
          <table:table-cell table:style-name="ce1" office:value-type="string" calcext:value-type="string">
            <text:p>SGERD</text:p>
          </table:table-cell>
          <table:table-cell table:style-name="ce1" office:value-type="string" calcext:value-type="string">
            <text:p>SLAVE</text:p>
          </table:table-cell>
          <table:table-cell table:style-name="ce1" office:value-type="string" calcext:value-type="string">
            <text:p>SLAVE2</text:p>
          </table:table-cell>
          <table:table-cell table:style-name="ce1" office:value-type="string" calcext:value-type="string">
            <text:p>NSLV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86.090909" calcext:value-type="float">
            <text:p>86,09</text:p>
          </table:table-cell>
          <table:table-cell office:value-type="float" office:value="85.909091" calcext:value-type="float">
            <text:p>85,91</text:p>
          </table:table-cell>
          <table:table-cell office:value-type="float" office:value="84" calcext:value-type="float">
            <text:p>84,00</text:p>
          </table:table-cell>
          <table:table-cell office:value-type="float" office:value="80.2" calcext:value-type="float">
            <text:p>80,20</text:p>
          </table:table-cell>
          <table:table-cell office:value-type="float" office:value="83.2" calcext:value-type="float">
            <text:p>83,20</text:p>
          </table:table-cell>
          <table:table-cell table:style-name="ce6" office:value-type="float" office:value="87" calcext:value-type="float">
            <text:p>87,00</text:p>
          </table:table-cell>
          <table:table-cell office:value-type="float" office:value="83.1" calcext:value-type="float">
            <text:p>83,10</text:p>
          </table:table-cell>
          <table:table-cell office:value-type="float" office:value="84.2" calcext:value-type="float">
            <text:p>84,20</text:p>
          </table:table-cell>
          <table:table-cell table:number-columns-repeated="2" office:value-type="float" office:value="84.1" calcext:value-type="float">
            <text:p>84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75.072464" calcext:value-type="float">
            <text:p>75,07</text:p>
          </table:table-cell>
          <table:table-cell office:value-type="float" office:value="76.376812" calcext:value-type="float">
            <text:p>76,38</text:p>
          </table:table-cell>
          <table:table-cell office:value-type="float" office:value="76.086957" calcext:value-type="float">
            <text:p>76,09</text:p>
          </table:table-cell>
          <table:table-cell office:value-type="float" office:value="86" calcext:value-type="float">
            <text:p>86,00</text:p>
          </table:table-cell>
          <table:table-cell office:value-type="float" office:value="85.7" calcext:value-type="float">
            <text:p>85,70</text:p>
          </table:table-cell>
          <table:table-cell office:value-type="float" office:value="83.3" calcext:value-type="float">
            <text:p>83,30</text:p>
          </table:table-cell>
          <table:table-cell office:value-type="float" office:value="85.5" calcext:value-type="float">
            <text:p>85,50</text:p>
          </table:table-cell>
          <table:table-cell office:value-type="float" office:value="84.2" calcext:value-type="float">
            <text:p>84,20</text:p>
          </table:table-cell>
          <table:table-cell table:number-columns-repeated="2" office:value-type="float" office:value="85" calcext:value-type="float">
            <text:p>85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tomobile</text:p>
          </table:table-cell>
          <table:table-cell office:value-type="float" office:value="46.734758" calcext:value-type="float">
            <text:p>46,73</text:p>
          </table:table-cell>
          <table:table-cell office:value-type="float" office:value="47.661462" calcext:value-type="float">
            <text:p>47,66</text:p>
          </table:table-cell>
          <table:table-cell office:value-type="float" office:value="43.332625" calcext:value-type="float">
            <text:p>43,33</text:p>
          </table:table-cell>
          <table:table-cell office:value-type="float" office:value="43.6" calcext:value-type="float">
            <text:p>43,60</text:p>
          </table:table-cell>
          <table:table-cell office:value-type="float" office:value="80.9" calcext:value-type="float">
            <text:p>80,90</text:p>
          </table:table-cell>
          <table:table-cell office:value-type="float" office:value="75.6" calcext:value-type="float">
            <text:p>75,60</text:p>
          </table:table-cell>
          <table:table-cell office:value-type="float" office:value="47.5" calcext:value-type="float">
            <text:p>47,50</text:p>
          </table:table-cell>
          <table:table-cell office:value-type="float" office:value="72.9" calcext:value-type="float">
            <text:p>72,90</text:p>
          </table:table-cell>
          <table:table-cell office:value-type="float" office:value="77.8" calcext:value-type="float">
            <text:p>77,80</text:p>
          </table:table-cell>
          <table:table-cell office:value-type="float" office:value="78.5" calcext:value-type="float">
            <text:p>78,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table:style-name="ce6" office:value-type="float" office:value="90.242796" calcext:value-type="float">
            <text:p>90,24</text:p>
          </table:table-cell>
          <table:table-cell office:value-type="float" office:value="85.119572" calcext:value-type="float">
            <text:p>85,12</text:p>
          </table:table-cell>
          <table:table-cell office:value-type="float" office:value="84.968607" calcext:value-type="float">
            <text:p>84,97</text:p>
          </table:table-cell>
          <table:table-cell office:value-type="float" office:value="88.4" calcext:value-type="float">
            <text:p>88,40</text:p>
          </table:table-cell>
          <table:table-cell office:value-type="float" office:value="76.7" calcext:value-type="float">
            <text:p>76,70</text:p>
          </table:table-cell>
          <table:table-cell office:value-type="float" office:value="71.2" calcext:value-type="float">
            <text:p>71,20</text:p>
          </table:table-cell>
          <table:table-cell office:value-type="float" office:value="75.9" calcext:value-type="float">
            <text:p>75,90</text:p>
          </table:table-cell>
          <table:table-cell office:value-type="float" office:value="66.2" calcext:value-type="float">
            <text:p>66,20</text:p>
          </table:table-cell>
          <table:table-cell office:value-type="float" office:value="66.8" calcext:value-type="float">
            <text:p>66,80</text:p>
          </table:table-cell>
          <table:table-cell office:value-type="float" office:value="76.4" calcext:value-type="float">
            <text:p>76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60.54717" calcext:value-type="float">
            <text:p>60,55</text:p>
          </table:table-cell>
          <table:table-cell office:value-type="float" office:value="55.169811" calcext:value-type="float">
            <text:p>55,17</text:p>
          </table:table-cell>
          <table:table-cell office:value-type="float" office:value="51.716981" calcext:value-type="float">
            <text:p>51,72</text:p>
          </table:table-cell>
          <table:table-cell office:value-type="float" office:value="82.1" calcext:value-type="float">
            <text:p>82,10</text:p>
          </table:table-cell>
          <table:table-cell office:value-type="float" office:value="89.1" calcext:value-type="float">
            <text:p>89,10</text:p>
          </table:table-cell>
          <table:table-cell office:value-type="float" office:value="64.2" calcext:value-type="float">
            <text:p>64,20</text:p>
          </table:table-cell>
          <table:table-cell office:value-type="float" office:value="60.5" calcext:value-type="float">
            <text:p>60,50</text:p>
          </table:table-cell>
          <table:table-cell office:value-type="float" office:value="78" calcext:value-type="float">
            <text:p>78,00</text:p>
          </table:table-cell>
          <table:table-cell office:value-type="float" office:value="75.3" calcext:value-type="float">
            <text:p>75,30</text:p>
          </table:table-cell>
          <table:table-cell office:value-type="float" office:value="79.2" calcext:value-type="float">
            <text:p>79,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68.963145" calcext:value-type="float">
            <text:p>68,96</text:p>
          </table:table-cell>
          <table:table-cell office:value-type="float" office:value="64.354535" calcext:value-type="float">
            <text:p>64,35</text:p>
          </table:table-cell>
          <table:table-cell office:value-type="float" office:value="63.064215" calcext:value-type="float">
            <text:p>63,06</text:p>
          </table:table-cell>
          <table:table-cell office:value-type="float" office:value="64.1" calcext:value-type="float">
            <text:p>64,10</text:p>
          </table:table-cell>
          <table:table-cell office:value-type="float" office:value="66.5" calcext:value-type="float">
            <text:p>66,50</text:p>
          </table:table-cell>
          <table:table-cell office:value-type="float" office:value="68.3" calcext:value-type="float">
            <text:p>68,30</text:p>
          </table:table-cell>
          <table:table-cell office:value-type="float" office:value="63.7" calcext:value-type="float">
            <text:p>63,70</text:p>
          </table:table-cell>
          <table:table-cell office:value-type="float" office:value="65" calcext:value-type="float">
            <text:p>65,00</text:p>
          </table:table-cell>
          <table:table-cell office:value-type="float" office:value="69.1" calcext:value-type="float">
            <text:p>69,10</text:p>
          </table:table-cell>
          <table:table-cell office:value-type="float" office:value="64.7" calcext:value-type="float">
            <text:p>64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east</text:p>
          </table:table-cell>
          <table:table-cell table:number-columns-repeated="3" office:value-type="float" office:value="8.725169" calcext:value-type="float">
            <text:p>8,73</text:p>
          </table:table-cell>
          <table:table-cell office:value-type="float" office:value="71.2" calcext:value-type="float">
            <text:p>71,20</text:p>
          </table:table-cell>
          <table:table-cell office:value-type="float" office:value="76.9" calcext:value-type="float">
            <text:p>76,90</text:p>
          </table:table-cell>
          <table:table-cell office:value-type="float" office:value="74.3" calcext:value-type="float">
            <text:p>74,30</text:p>
          </table:table-cell>
          <table:table-cell office:value-type="float" office:value="70.4" calcext:value-type="float">
            <text:p>70,40</text:p>
          </table:table-cell>
          <table:table-cell office:value-type="float" office:value="62.1" calcext:value-type="float">
            <text:p>62,10</text:p>
          </table:table-cell>
          <table:table-cell office:value-type="float" office:value="62.4" calcext:value-type="float">
            <text:p>62,40</text:p>
          </table:table-cell>
          <table:table-cell office:value-type="float" office:value="68.3" calcext:value-type="float">
            <text:p>68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9.300895" calcext:value-type="float">
            <text:p>59,30</text:p>
          </table:table-cell>
          <table:table-cell office:value-type="float" office:value="57.892383" calcext:value-type="float">
            <text:p>57,89</text:p>
          </table:table-cell>
          <table:table-cell office:value-type="float" office:value="57.883979" calcext:value-type="float">
            <text:p>57,88</text:p>
          </table:table-cell>
          <table:table-cell office:value-type="float" office:value="69.5" calcext:value-type="float">
            <text:p>69,50</text:p>
          </table:table-cell>
          <table:table-cell office:value-type="float" office:value="69.3" calcext:value-type="float">
            <text:p>69,30</text:p>
          </table:table-cell>
          <table:table-cell office:value-type="float" office:value="60.5" calcext:value-type="float">
            <text:p>60,50</text:p>
          </table:table-cell>
          <table:table-cell office:value-type="float" office:value="57.3" calcext:value-type="float">
            <text:p>57,30</text:p>
          </table:table-cell>
          <table:table-cell office:value-type="float" office:value="59.3" calcext:value-type="float">
            <text:p>59,30</text:p>
          </table:table-cell>
          <table:table-cell office:value-type="float" office:value="61.3" calcext:value-type="float">
            <text:p>61,30</text:p>
          </table:table-cell>
          <table:table-cell office:value-type="float" office:value="62.1" calcext:value-type="float">
            <text:p>62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44.897081" calcext:value-type="float">
            <text:p>44,90</text:p>
          </table:table-cell>
          <table:table-cell office:value-type="float" office:value="53.24175" calcext:value-type="float">
            <text:p>53,24</text:p>
          </table:table-cell>
          <table:table-cell office:value-type="float" office:value="46.5736" calcext:value-type="float">
            <text:p>46,57</text:p>
          </table:table-cell>
          <table:table-cell office:value-type="float" office:value="53.1" calcext:value-type="float">
            <text:p>53,10</text:p>
          </table:table-cell>
          <table:table-cell office:value-type="float" office:value="54.4" calcext:value-type="float">
            <text:p>54,40</text:p>
          </table:table-cell>
          <table:table-cell office:value-type="float" office:value="53" calcext:value-type="float">
            <text:p>53,00</text:p>
          </table:table-cell>
          <table:table-cell office:value-type="float" office:value="49.4" calcext:value-type="float">
            <text:p>49,40</text:p>
          </table:table-cell>
          <table:table-cell office:value-type="float" office:value="54.7" calcext:value-type="float">
            <text:p>54,70</text:p>
          </table:table-cell>
          <table:table-cell office:value-type="float" office:value="53.7" calcext:value-type="float">
            <text:p>53,70</text:p>
          </table:table-cell>
          <table:table-cell office:value-type="float" office:value="49.4" calcext:value-type="float">
            <text:p>49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aceptive</text:p>
          </table:table-cell>
          <table:table-cell office:value-type="float" office:value="33.33701" calcext:value-type="float">
            <text:p>33,34</text:p>
          </table:table-cell>
          <table:table-cell office:value-type="float" office:value="28.241405" calcext:value-type="float">
            <text:p>28,24</text:p>
          </table:table-cell>
          <table:table-cell office:value-type="float" office:value="28.583839" calcext:value-type="float">
            <text:p>28,58</text:p>
          </table:table-cell>
          <table:table-cell office:value-type="float" office:value="53.9" calcext:value-type="float">
            <text:p>53,90</text:p>
          </table:table-cell>
          <table:table-cell office:value-type="float" office:value="53.8" calcext:value-type="float">
            <text:p>53,80</text:p>
          </table:table-cell>
          <table:table-cell office:value-type="float" office:value="46.9" calcext:value-type="float">
            <text:p>46,90</text:p>
          </table:table-cell>
          <table:table-cell office:value-type="float" office:value="47.9" calcext:value-type="float">
            <text:p>47,90</text:p>
          </table:table-cell>
          <table:table-cell office:value-type="float" office:value="35.7" calcext:value-type="float">
            <text:p>35,70</text:p>
          </table:table-cell>
          <table:table-cell office:value-type="float" office:value="37" calcext:value-type="float">
            <text:p>37,00</text:p>
          </table:table-cell>
          <table:table-cell office:value-type="float" office:value="38.3" calcext:value-type="float">
            <text:p>38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6.621751" calcext:value-type="float">
            <text:p>56,62</text:p>
          </table:table-cell>
          <table:table-cell office:value-type="float" office:value="57.685342" calcext:value-type="float">
            <text:p>57,69</text:p>
          </table:table-cell>
          <table:table-cell office:value-type="float" office:value="56.920398" calcext:value-type="float">
            <text:p>56,92</text:p>
          </table:table-cell>
          <table:table-cell office:value-type="float" office:value="83.4" calcext:value-type="float">
            <text:p>83,40</text:p>
          </table:table-cell>
          <table:table-cell office:value-type="float" office:value="85.2" calcext:value-type="float">
            <text:p>85,20</text:p>
          </table:table-cell>
          <table:table-cell office:value-type="float" office:value="82.3" calcext:value-type="float">
            <text:p>82,30</text:p>
          </table:table-cell>
          <table:table-cell office:value-type="float" office:value="86.2" calcext:value-type="float">
            <text:p>86,20</text:p>
          </table:table-cell>
          <table:table-cell office:value-type="float" office:value="84.2" calcext:value-type="float">
            <text:p>84,20</text:p>
          </table:table-cell>
          <table:table-cell office:value-type="float" office:value="84.4" calcext:value-type="float">
            <text:p>84,40</text:p>
          </table:table-cell>
          <table:table-cell office:value-type="float" office:value="84.9" calcext:value-type="float">
            <text:p>84,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matology</text:p>
          </table:table-cell>
          <table:table-cell table:number-columns-repeated="3" office:value-type="float" office:value="1.11154" calcext:value-type="float">
            <text:p>1,11</text:p>
          </table:table-cell>
          <table:table-cell office:value-type="float" office:value="31" calcext:value-type="float">
            <text:p>31,00</text:p>
          </table:table-cell>
          <table:table-cell office:value-type="float" office:value="94.3" calcext:value-type="float">
            <text:p>94,30</text:p>
          </table:table-cell>
          <table:table-cell office:value-type="float" office:value="95.2" calcext:value-type="float">
            <text:p>95,20</text:p>
          </table:table-cell>
          <table:table-cell office:value-type="float" office:value="81.2" calcext:value-type="float">
            <text:p>81,20</text:p>
          </table:table-cell>
          <table:table-cell office:value-type="float" office:value="63.9" calcext:value-type="float">
            <text:p>63,90</text:p>
          </table:table-cell>
          <table:table-cell office:value-type="float" office:value="91" calcext:value-type="float">
            <text:p>91,00</text:p>
          </table:table-cell>
          <table:table-cell office:value-type="float" office:value="92.3" calcext:value-type="float">
            <text:p>92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coli</text:p>
          </table:table-cell>
          <table:table-cell office:value-type="float" office:value="75.285205" calcext:value-type="float">
            <text:p>75,29</text:p>
          </table:table-cell>
          <table:table-cell office:value-type="float" office:value="60.124777" calcext:value-type="float">
            <text:p>60,12</text:p>
          </table:table-cell>
          <table:table-cell office:value-type="float" office:value="70.87344" calcext:value-type="float">
            <text:p>70,87</text:p>
          </table:table-cell>
          <table:table-cell office:value-type="float" office:value="78" calcext:value-type="float">
            <text:p>78,00</text:p>
          </table:table-cell>
          <table:table-cell office:value-type="float" office:value="79.4" calcext:value-type="float">
            <text:p>79,40</text:p>
          </table:table-cell>
          <table:table-cell office:value-type="float" office:value="77.3" calcext:value-type="float">
            <text:p>77,30</text:p>
          </table:table-cell>
          <table:table-cell office:value-type="float" office:value="74.6" calcext:value-type="float">
            <text:p>74,60</text:p>
          </table:table-cell>
          <table:table-cell office:value-type="float" office:value="82.7" calcext:value-type="float">
            <text:p>82,70</text:p>
          </table:table-cell>
          <table:table-cell office:value-type="float" office:value="83" calcext:value-type="float">
            <text:p>83,00</text:p>
          </table:table-cell>
          <table:table-cell office:value-type="float" office:value="80.6" calcext:value-type="float">
            <text:p>80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63.294937" calcext:value-type="float">
            <text:p>63,29</text:p>
          </table:table-cell>
          <table:table-cell office:value-type="float" office:value="45.449526" calcext:value-type="float">
            <text:p>45,45</text:p>
          </table:table-cell>
          <table:table-cell office:value-type="float" office:value="47.700922" calcext:value-type="float">
            <text:p>47,70</text:p>
          </table:table-cell>
          <table:table-cell office:value-type="float" office:value="66.9" calcext:value-type="float">
            <text:p>66,90</text:p>
          </table:table-cell>
          <table:table-cell office:value-type="float" office:value="67.4" calcext:value-type="float">
            <text:p>67,40</text:p>
          </table:table-cell>
          <table:table-cell office:value-type="float" office:value="62.5" calcext:value-type="float">
            <text:p>62,50</text:p>
          </table:table-cell>
          <table:table-cell office:value-type="float" office:value="61" calcext:value-type="float">
            <text:p>61,00</text:p>
          </table:table-cell>
          <table:table-cell office:value-type="float" office:value="62.8" calcext:value-type="float">
            <text:p>62,80</text:p>
          </table:table-cell>
          <table:table-cell office:value-type="float" office:value="61.7" calcext:value-type="float">
            <text:p>61,70</text:p>
          </table:table-cell>
          <table:table-cell office:value-type="float" office:value="65.4" calcext:value-type="float">
            <text:p>65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berman</text:p>
          </table:table-cell>
          <table:table-cell table:number-columns-repeated="2" table:style-name="ce6" office:value-type="float" office:value="73.526882" calcext:value-type="float">
            <text:p>73,53</text:p>
          </table:table-cell>
          <table:table-cell office:value-type="float" office:value="72.870968" calcext:value-type="float">
            <text:p>72,87</text:p>
          </table:table-cell>
          <table:table-cell office:value-type="float" office:value="71.2" calcext:value-type="float">
            <text:p>71,20</text:p>
          </table:table-cell>
          <table:table-cell office:value-type="float" office:value="73.1" calcext:value-type="float">
            <text:p>73,10</text:p>
          </table:table-cell>
          <table:table-cell office:value-type="float" office:value="71.1" calcext:value-type="float">
            <text:p>71,10</text:p>
          </table:table-cell>
          <table:table-cell office:value-type="float" office:value="73.5" calcext:value-type="float">
            <text:p>73,50</text:p>
          </table:table-cell>
          <table:table-cell table:number-columns-repeated="2" office:value-type="float" office:value="71.5" calcext:value-type="float">
            <text:p>71,50</text:p>
          </table:table-cell>
          <table:table-cell office:value-type="float" office:value="72.1" calcext:value-type="float">
            <text:p>72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-roth</text:p>
          </table:table-cell>
          <table:table-cell table:number-columns-repeated="3" office:value-type="float" office:value="47.5" calcext:value-type="float">
            <text:p>47,50</text:p>
          </table:table-cell>
          <table:table-cell office:value-type="float" office:value="75" calcext:value-type="float">
            <text:p>75,00</text:p>
          </table:table-cell>
          <table:table-cell office:value-type="float" office:value="80" calcext:value-type="float">
            <text:p>80,00</text:p>
          </table:table-cell>
          <table:table-cell office:value-type="float" office:value="60" calcext:value-type="float">
            <text:p>60,00</text:p>
          </table:table-cell>
          <table:table-cell office:value-type="float" office:value="44.9" calcext:value-type="float">
            <text:p>44,90</text:p>
          </table:table-cell>
          <table:table-cell office:value-type="float" office:value="77.5" calcext:value-type="float">
            <text:p>77,50</text:p>
          </table:table-cell>
          <table:table-cell office:value-type="float" office:value="78.1" calcext:value-type="float">
            <text:p>78,10</text:p>
          </table:table-cell>
          <table:table-cell office:value-type="float" office:value="78.7" calcext:value-type="float">
            <text:p>78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45.925926" calcext:value-type="float">
            <text:p>45,93</text:p>
          </table:table-cell>
          <table:table-cell office:value-type="float" office:value="44.444444" calcext:value-type="float">
            <text:p>44,44</text:p>
          </table:table-cell>
          <table:table-cell office:value-type="float" office:value="76.6" calcext:value-type="float">
            <text:p>76,60</text:p>
          </table:table-cell>
          <table:table-cell office:value-type="float" office:value="78.5" calcext:value-type="float">
            <text:p>78,50</text:p>
          </table:table-cell>
          <table:table-cell office:value-type="float" office:value="75.9" calcext:value-type="float">
            <text:p>75,90</text:p>
          </table:table-cell>
          <table:table-cell office:value-type="float" office:value="77" calcext:value-type="float">
            <text:p>77,00</text:p>
          </table:table-cell>
          <table:table-cell office:value-type="float" office:value="75.9" calcext:value-type="float">
            <text:p>75,90</text:p>
          </table:table-cell>
          <table:table-cell office:value-type="float" office:value="76.6" calcext:value-type="float">
            <text:p>76,60</text:p>
          </table:table-cell>
          <table:table-cell office:value-type="float" office:value="79.6" calcext:value-type="float">
            <text:p>79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patitis</text:p>
          </table:table-cell>
          <table:table-cell office:value-type="float" office:value="24.406926" calcext:value-type="float">
            <text:p>24,41</text:p>
          </table:table-cell>
          <table:table-cell office:value-type="float" office:value="25.316017" calcext:value-type="float">
            <text:p>25,32</text:p>
          </table:table-cell>
          <table:table-cell office:value-type="float" office:value="24.406926" calcext:value-type="float">
            <text:p>24,41</text:p>
          </table:table-cell>
          <table:table-cell office:value-type="float" office:value="81.9" calcext:value-type="float">
            <text:p>81,90</text:p>
          </table:table-cell>
          <table:table-cell office:value-type="float" office:value="83.9" calcext:value-type="float">
            <text:p>83,90</text:p>
          </table:table-cell>
          <table:table-cell office:value-type="float" office:value="85.9" calcext:value-type="float">
            <text:p>85,90</text:p>
          </table:table-cell>
          <table:table-cell office:value-type="float" office:value="77.3" calcext:value-type="float">
            <text:p>77,30</text:p>
          </table:table-cell>
          <table:table-cell office:value-type="float" office:value="87" calcext:value-type="float">
            <text:p>87,00</text:p>
          </table:table-cell>
          <table:table-cell office:value-type="float" office:value="88.9" calcext:value-type="float">
            <text:p>88,90</text:p>
          </table:table-cell>
          <table:table-cell office:value-type="float" office:value="89.4" calcext:value-type="float">
            <text:p>89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evotes</text:p>
          </table:table-cell>
          <table:table-cell table:number-columns-repeated="3" office:value-type="float" office:value="41.50627" calcext:value-type="float">
            <text:p>41,51</text:p>
          </table:table-cell>
          <table:table-cell office:value-type="float" office:value="58" calcext:value-type="float">
            <text:p>58,00</text:p>
          </table:table-cell>
          <table:table-cell office:value-type="float" office:value="97" calcext:value-type="float">
            <text:p>97,00</text:p>
          </table:table-cell>
          <table:table-cell office:value-type="float" office:value="91" calcext:value-type="float">
            <text:p>91,00</text:p>
          </table:table-cell>
          <table:table-cell office:value-type="float" office:value="87.4" calcext:value-type="float">
            <text:p>87,40</text:p>
          </table:table-cell>
          <table:table-cell office:value-type="float" office:value="97.4" calcext:value-type="float">
            <text:p>97,40</text:p>
          </table:table-cell>
          <table:table-cell office:value-type="float" office:value="96.2" calcext:value-type="float">
            <text:p>96,20</text:p>
          </table:table-cell>
          <table:table-cell office:value-type="float" office:value="96" calcext:value-type="float">
            <text:p>96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65.539683" calcext:value-type="float">
            <text:p>65,54</text:p>
          </table:table-cell>
          <table:table-cell office:value-type="float" office:value="60.968254" calcext:value-type="float">
            <text:p>60,97</text:p>
          </table:table-cell>
          <table:table-cell office:value-type="float" office:value="56.674603" calcext:value-type="float">
            <text:p>56,67</text:p>
          </table:table-cell>
          <table:table-cell office:value-type="float" office:value="64.3" calcext:value-type="float">
            <text:p>64,30</text:p>
          </table:table-cell>
          <table:table-cell office:value-type="float" office:value="91.1" calcext:value-type="float">
            <text:p>91,10</text:p>
          </table:table-cell>
          <table:table-cell office:value-type="float" office:value="89.4" calcext:value-type="float">
            <text:p>89,40</text:p>
          </table:table-cell>
          <table:table-cell office:value-type="float" office:value="80.9" calcext:value-type="float">
            <text:p>80,90</text:p>
          </table:table-cell>
          <table:table-cell office:value-type="float" office:value="85.4" calcext:value-type="float">
            <text:p>85,40</text:p>
          </table:table-cell>
          <table:table-cell office:value-type="float" office:value="90.9" calcext:value-type="float">
            <text:p>90,90</text:p>
          </table:table-cell>
          <table:table-cell office:value-type="float" office:value="90.6" calcext:value-type="float">
            <text:p>90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93.333333" calcext:value-type="float">
            <text:p>93,33</text:p>
          </table:table-cell>
          <table:table-cell office:value-type="float" office:value="66" calcext:value-type="float">
            <text:p>66,00</text:p>
          </table:table-cell>
          <table:table-cell office:value-type="float" office:value="89.333333" calcext:value-type="float">
            <text:p>89,33</text:p>
          </table:table-cell>
          <table:table-cell office:value-type="float" office:value="94.6" calcext:value-type="float">
            <text:p>94,60</text:p>
          </table:table-cell>
          <table:table-cell office:value-type="float" office:value="96" calcext:value-type="float">
            <text:p>96,00</text:p>
          </table:table-cell>
          <table:table-cell office:value-type="float" office:value="94" calcext:value-type="float">
            <text:p>94,00</text:p>
          </table:table-cell>
          <table:table-cell office:value-type="float" office:value="95.3" calcext:value-type="float">
            <text:p>95,30</text:p>
          </table:table-cell>
          <table:table-cell table:number-columns-repeated="2" office:value-type="float" office:value="96" calcext:value-type="float">
            <text:p>96,00</text:p>
          </table:table-cell>
          <table:table-cell office:value-type="float" office:value="96.6" calcext:value-type="float">
            <text:p>96,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vement_libras</text:p>
          </table:table-cell>
          <table:table-cell office:value-type="float" office:value="40.277778" calcext:value-type="float">
            <text:p>40,28</text:p>
          </table:table-cell>
          <table:table-cell office:value-type="float" office:value="46.111111" calcext:value-type="float">
            <text:p>46,11</text:p>
          </table:table-cell>
          <table:table-cell office:value-type="float" office:value="34.166667" calcext:value-type="float">
            <text:p>34,17</text:p>
          </table:table-cell>
          <table:table-cell office:value-type="float" office:value="5.5" calcext:value-type="float">
            <text:p>5,50</text:p>
          </table:table-cell>
          <table:table-cell office:value-type="float" office:value="69.4" calcext:value-type="float">
            <text:p>69,40</text:p>
          </table:table-cell>
          <table:table-cell office:value-type="float" office:value="50" calcext:value-type="float">
            <text:p>50,00</text:p>
          </table:table-cell>
          <table:table-cell office:value-type="float" office:value="42.5" calcext:value-type="float">
            <text:p>42,50</text:p>
          </table:table-cell>
          <table:table-cell office:value-type="float" office:value="70.2" calcext:value-type="float">
            <text:p>70,20</text:p>
          </table:table-cell>
          <table:table-cell office:value-type="float" office:value="78.8" calcext:value-type="float">
            <text:p>78,80</text:p>
          </table:table-cell>
          <table:table-cell office:value-type="float" office:value="79.1" calcext:value-type="float">
            <text:p>79,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wthyroid</text:p>
          </table:table-cell>
          <table:table-cell office:value-type="float" office:value="86.558442" calcext:value-type="float">
            <text:p>86,56</text:p>
          </table:table-cell>
          <table:table-cell office:value-type="float" office:value="79.112554" calcext:value-type="float">
            <text:p>79,11</text:p>
          </table:table-cell>
          <table:table-cell office:value-type="float" office:value="84.69697" calcext:value-type="float">
            <text:p>84,70</text:p>
          </table:table-cell>
          <table:table-cell office:value-type="float" office:value="95.3" calcext:value-type="float">
            <text:p>95,30</text:p>
          </table:table-cell>
          <table:table-cell office:value-type="float" office:value="92.5" calcext:value-type="float">
            <text:p>92,50</text:p>
          </table:table-cell>
          <table:table-cell office:value-type="float" office:value="95.3" calcext:value-type="float">
            <text:p>95,30</text:p>
          </table:table-cell>
          <table:table-cell office:value-type="float" office:value="87" calcext:value-type="float">
            <text:p>87,00</text:p>
          </table:table-cell>
          <table:table-cell office:value-type="float" office:value="92.1" calcext:value-type="float">
            <text:p>92,10</text:p>
          </table:table-cell>
          <table:table-cell office:value-type="float" office:value="91.6" calcext:value-type="float">
            <text:p>91,60</text:p>
          </table:table-cell>
          <table:table-cell office:value-type="float" office:value="93" calcext:value-type="float">
            <text:p>93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75.520401" calcext:value-type="float">
            <text:p>75,52</text:p>
          </table:table-cell>
          <table:table-cell office:value-type="float" office:value="67.194647" calcext:value-type="float">
            <text:p>67,19</text:p>
          </table:table-cell>
          <table:table-cell office:value-type="float" office:value="69.019796" calcext:value-type="float">
            <text:p>69,02</text:p>
          </table:table-cell>
          <table:table-cell office:value-type="float" office:value="75.7" calcext:value-type="float">
            <text:p>75,70</text:p>
          </table:table-cell>
          <table:table-cell office:value-type="float" office:value="73.9" calcext:value-type="float">
            <text:p>73,90</text:p>
          </table:table-cell>
          <table:table-cell office:value-type="float" office:value="72.5" calcext:value-type="float">
            <text:p>72,50</text:p>
          </table:table-cell>
          <table:table-cell office:value-type="float" office:value="73" calcext:value-type="float">
            <text:p>73,00</text:p>
          </table:table-cell>
          <table:table-cell office:value-type="float" office:value="74.8" calcext:value-type="float">
            <text:p>74,80</text:p>
          </table:table-cell>
          <table:table-cell office:value-type="float" office:value="73.4" calcext:value-type="float">
            <text:p>73,40</text:p>
          </table:table-cell>
          <table:table-cell office:value-type="float" office:value="73.3" calcext:value-type="float">
            <text:p>73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71.081081" calcext:value-type="float">
            <text:p>71,08</text:p>
          </table:table-cell>
          <table:table-cell office:value-type="float" office:value="75.459459" calcext:value-type="float">
            <text:p>75,46</text:p>
          </table:table-cell>
          <table:table-cell office:value-type="float" office:value="73.027027" calcext:value-type="float">
            <text:p>73,03</text:p>
          </table:table-cell>
          <table:table-cell office:value-type="float" office:value="97" calcext:value-type="float">
            <text:p>97,00</text:p>
          </table:table-cell>
          <table:table-cell office:value-type="float" office:value="90.2" calcext:value-type="float">
            <text:p>90,20</text:p>
          </table:table-cell>
          <table:table-cell office:value-type="float" office:value="91.8" calcext:value-type="float">
            <text:p>91,80</text:p>
          </table:table-cell>
          <table:table-cell office:value-type="float" office:value="71.4" calcext:value-type="float">
            <text:p>71,40</text:p>
          </table:table-cell>
          <table:table-cell office:value-type="float" office:value="92.1" calcext:value-type="float">
            <text:p>92,10</text:p>
          </table:table-cell>
          <table:table-cell office:value-type="float" office:value="93.3" calcext:value-type="float">
            <text:p>93,30</text:p>
          </table:table-cell>
          <table:table-cell office:value-type="float" office:value="92" calcext:value-type="float">
            <text:p>92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87.229437" calcext:value-type="float">
            <text:p>87,23</text:p>
          </table:table-cell>
          <table:table-cell office:value-type="float" office:value="73.679654" calcext:value-type="float">
            <text:p>73,68</text:p>
          </table:table-cell>
          <table:table-cell office:value-type="float" office:value="78.008658" calcext:value-type="float">
            <text:p>78,01</text:p>
          </table:table-cell>
          <table:table-cell office:value-type="float" office:value="85.4" calcext:value-type="float">
            <text:p>85,40</text:p>
          </table:table-cell>
          <table:table-cell office:value-type="float" office:value="97.4" calcext:value-type="float">
            <text:p>97,40</text:p>
          </table:table-cell>
          <table:table-cell office:value-type="float" office:value="85.4" calcext:value-type="float">
            <text:p>85,40</text:p>
          </table:table-cell>
          <table:table-cell office:value-type="float" office:value="77.1" calcext:value-type="float">
            <text:p>77,10</text:p>
          </table:table-cell>
          <table:table-cell office:value-type="float" office:value="87" calcext:value-type="float">
            <text:p>87,00</text:p>
          </table:table-cell>
          <table:table-cell office:value-type="float" office:value="87.7" calcext:value-type="float">
            <text:p>87,70</text:p>
          </table:table-cell>
          <table:table-cell office:value-type="float" office:value="91.3" calcext:value-type="float">
            <text:p>91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11.071429" calcext:value-type="float">
            <text:p>11,07</text:p>
          </table:table-cell>
          <table:table-cell office:value-type="float" office:value="54.857143" calcext:value-type="float">
            <text:p>54,86</text:p>
          </table:table-cell>
          <table:table-cell office:value-type="float" office:value="40.809524" calcext:value-type="float">
            <text:p>40,81</text:p>
          </table:table-cell>
          <table:table-cell office:value-type="float" office:value="56.2" calcext:value-type="float">
            <text:p>56,20</text:p>
          </table:table-cell>
          <table:table-cell office:value-type="float" office:value="70.5" calcext:value-type="float">
            <text:p>70,50</text:p>
          </table:table-cell>
          <table:table-cell office:value-type="float" office:value="68.7" calcext:value-type="float">
            <text:p>68,70</text:p>
          </table:table-cell>
          <table:table-cell office:value-type="float" office:value="66.6" calcext:value-type="float">
            <text:p>66,60</text:p>
          </table:table-cell>
          <table:table-cell office:value-type="float" office:value="71.7" calcext:value-type="float">
            <text:p>71,70</text:p>
          </table:table-cell>
          <table:table-cell office:value-type="float" office:value="79.8" calcext:value-type="float">
            <text:p>79,80</text:p>
          </table:table-cell>
          <table:table-cell office:value-type="float" office:value="77.3" calcext:value-type="float">
            <text:p>77,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92.069444" calcext:value-type="float">
            <text:p>92,07</text:p>
          </table:table-cell>
          <table:table-cell office:value-type="float" office:value="92.013889" calcext:value-type="float">
            <text:p>92,01</text:p>
          </table:table-cell>
          <table:table-cell office:value-type="float" office:value="91.805556" calcext:value-type="float">
            <text:p>91,81</text:p>
          </table:table-cell>
          <table:table-cell office:value-type="float" office:value="92.8" calcext:value-type="float">
            <text:p>92,80</text:p>
          </table:table-cell>
          <table:table-cell office:value-type="float" office:value="99.5" calcext:value-type="float">
            <text:p>99,50</text:p>
          </table:table-cell>
          <table:table-cell office:value-type="float" office:value="97.4" calcext:value-type="float">
            <text:p>97,40</text:p>
          </table:table-cell>
          <table:table-cell office:value-type="float" office:value="91.9" calcext:value-type="float">
            <text:p>91,90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93" calcext:value-type="float">
            <text:p>93,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65.008403" calcext:value-type="float">
            <text:p>65,01</text:p>
          </table:table-cell>
          <table:table-cell office:value-type="float" office:value="53.19888" calcext:value-type="float">
            <text:p>53,20</text:p>
          </table:table-cell>
          <table:table-cell office:value-type="float" office:value="58.408964" calcext:value-type="float">
            <text:p>58,41</text:p>
          </table:table-cell>
          <table:table-cell office:value-type="float" office:value="66.7" calcext:value-type="float">
            <text:p>66,70</text:p>
          </table:table-cell>
          <table:table-cell office:value-type="float" office:value="74.1" calcext:value-type="float">
            <text:p>74,10</text:p>
          </table:table-cell>
          <table:table-cell office:value-type="float" office:value="61.9" calcext:value-type="float">
            <text:p>61,90</text:p>
          </table:table-cell>
          <table:table-cell office:value-type="float" office:value="51.8" calcext:value-type="float">
            <text:p>51,80</text:p>
          </table:table-cell>
          <table:table-cell office:value-type="float" office:value="63.9" calcext:value-type="float">
            <text:p>63,90</text:p>
          </table:table-cell>
          <table:table-cell office:value-type="float" office:value="62.8" calcext:value-type="float">
            <text:p>62,80</text:p>
          </table:table-cell>
          <table:table-cell office:value-type="float" office:value="67.5" calcext:value-type="float">
            <text:p>67,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79.393939" calcext:value-type="float">
            <text:p>79,39</text:p>
          </table:table-cell>
          <table:table-cell office:value-type="float" office:value="61.818182" calcext:value-type="float">
            <text:p>61,82</text:p>
          </table:table-cell>
          <table:table-cell office:value-type="float" office:value="72.323232" calcext:value-type="float">
            <text:p>72,32</text:p>
          </table:table-cell>
          <table:table-cell office:value-type="float" office:value="43.7" calcext:value-type="float">
            <text:p>43,70</text:p>
          </table:table-cell>
          <table:table-cell office:value-type="float" office:value="81.5" calcext:value-type="float">
            <text:p>81,50</text:p>
          </table:table-cell>
          <table:table-cell office:value-type="float" office:value="26.9" calcext:value-type="float">
            <text:p>26,90</text:p>
          </table:table-cell>
          <table:table-cell office:value-type="float" office:value="38.6" calcext:value-type="float">
            <text:p>38,60</text:p>
          </table:table-cell>
          <table:table-cell office:value-type="float" office:value="76.9" calcext:value-type="float">
            <text:p>76,90</text:p>
          </table:table-cell>
          <table:table-cell office:value-type="float" office:value="71.7" calcext:value-type="float">
            <text:p>71,70</text:p>
          </table:table-cell>
          <table:table-cell office:value-type="float" office:value="85.7" calcext:value-type="float">
            <text:p>85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93.323935" calcext:value-type="float">
            <text:p>93,32</text:p>
          </table:table-cell>
          <table:table-cell office:value-type="float" office:value="86.81391" calcext:value-type="float">
            <text:p>86,81</text:p>
          </table:table-cell>
          <table:table-cell office:value-type="float" office:value="89.805764" calcext:value-type="float">
            <text:p>89,81</text:p>
          </table:table-cell>
          <table:table-cell office:value-type="float" office:value="94" calcext:value-type="float">
            <text:p>94,00</text:p>
          </table:table-cell>
          <table:table-cell office:value-type="float" office:value="95.2" calcext:value-type="float">
            <text:p>95,20</text:p>
          </table:table-cell>
          <table:table-cell office:value-type="float" office:value="94" calcext:value-type="float">
            <text:p>94,00</text:p>
          </table:table-cell>
          <table:table-cell office:value-type="float" office:value="90.6" calcext:value-type="float">
            <text:p>90,60</text:p>
          </table:table-cell>
          <table:table-cell office:value-type="float" office:value="94.5" calcext:value-type="float">
            <text:p>94,50</text:p>
          </table:table-cell>
          <table:table-cell table:number-columns-repeated="2" office:value-type="float" office:value="94.7" calcext:value-type="float">
            <text:p>94,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94.96732" calcext:value-type="float">
            <text:p>94,97</text:p>
          </table:table-cell>
          <table:table-cell office:value-type="float" office:value="92.156863" calcext:value-type="float">
            <text:p>92,16</text:p>
          </table:table-cell>
          <table:table-cell office:value-type="float" office:value="86.535948" calcext:value-type="float">
            <text:p>86,54</text:p>
          </table:table-cell>
          <table:table-cell office:value-type="float" office:value="97.7" calcext:value-type="float">
            <text:p>97,70</text:p>
          </table:table-cell>
          <table:table-cell office:value-type="float" office:value="94.9" calcext:value-type="float">
            <text:p>94,90</text:p>
          </table:table-cell>
          <table:table-cell office:value-type="float" office:value="97.1" calcext:value-type="float">
            <text:p>97,10</text:p>
          </table:table-cell>
          <table:table-cell office:value-type="float" office:value="92" calcext:value-type="float">
            <text:p>92,00</text:p>
          </table:table-cell>
          <table:table-cell office:value-type="float" office:value="96" calcext:value-type="float">
            <text:p>96,00</text:p>
          </table:table-cell>
          <table:table-cell office:value-type="float" office:value="95.4" calcext:value-type="float">
            <text:p>95,40</text:p>
          </table:table-cell>
          <table:table-cell office:value-type="float" office:value="93.2" calcext:value-type="float">
            <text:p>93,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sconsin</text:p>
          </table:table-cell>
          <table:table-cell table:number-columns-repeated="3" office:value-type="float" office:value="40.11029" calcext:value-type="float">
            <text:p>40,11</text:p>
          </table:table-cell>
          <table:table-cell office:value-type="float" office:value="95.5" calcext:value-type="float">
            <text:p>95,50</text:p>
          </table:table-cell>
          <table:table-cell office:value-type="float" office:value="94.7" calcext:value-type="float">
            <text:p>94,70</text:p>
          </table:table-cell>
          <table:table-cell office:value-type="float" office:value="96.5" calcext:value-type="float">
            <text:p>96,50</text:p>
          </table:table-cell>
          <table:table-cell office:value-type="float" office:value="93.4" calcext:value-type="float">
            <text:p>93,40</text:p>
          </table:table-cell>
          <table:table-cell office:value-type="float" office:value="93.1" calcext:value-type="float">
            <text:p>93,10</text:p>
          </table:table-cell>
          <table:table-cell office:value-type="float" office:value="93.8" calcext:value-type="float">
            <text:p>93,80</text:p>
          </table:table-cell>
          <table:table-cell office:value-type="float" office:value="93.4" calcext:value-type="float">
            <text:p>93,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table:number-columns-repeated="3" office:value-type="float" office:value="60.5" calcext:value-type="float">
            <text:p>60,50</text:p>
          </table:table-cell>
          <table:table-cell office:value-type="float" office:value="46.3" calcext:value-type="float">
            <text:p>46,30</text:p>
          </table:table-cell>
          <table:table-cell office:value-type="float" office:value="92.8" calcext:value-type="float">
            <text:p>92,80</text:p>
          </table:table-cell>
          <table:table-cell office:value-type="float" office:value="94.4" calcext:value-type="float">
            <text:p>94,40</text:p>
          </table:table-cell>
          <table:table-cell office:value-type="float" office:value="84.5" calcext:value-type="float">
            <text:p>84,50</text:p>
          </table:table-cell>
          <table:table-cell office:value-type="float" office:value="90.2" calcext:value-type="float">
            <text:p>90,20</text:p>
          </table:table-cell>
          <table:table-cell office:value-type="float" office:value="95.8" calcext:value-type="float">
            <text:p>95,80</text:p>
          </table:table-cell>
          <table:table-cell office:value-type="float" office:value="96.1" calcext:value-type="float">
            <text:p>96,1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AVERAGE([.B3:.B36])" office:value-type="float" office:value="60.5610514411765" calcext:value-type="float">
            <text:p>60,56</text:p>
          </table:table-cell>
          <table:table-cell table:style-name="ce7" table:formula="of:=AVERAGE([.C3:.C36])" office:value-type="float" office:value="57.9656795882353" calcext:value-type="float">
            <text:p>57,97</text:p>
          </table:table-cell>
          <table:table-cell table:style-name="ce7" table:formula="of:=AVERAGE([.D3:.D36])" office:value-type="float" office:value="58.1616827058824" calcext:value-type="float">
            <text:p>58,16</text:p>
          </table:table-cell>
          <table:table-cell table:style-name="ce7" table:formula="of:=AVERAGE([.E3:.E36])" office:value-type="float" office:value="71.3176470588235" calcext:value-type="float">
            <text:p>71,32</text:p>
          </table:table-cell>
          <table:table-cell table:style-name="ce7" table:formula="of:=AVERAGE([.F3:.F36])" office:value-type="float" office:value="82.0294117647059" calcext:value-type="float">
            <text:p>82,03</text:p>
          </table:table-cell>
          <table:table-cell table:style-name="ce7" table:formula="of:=AVERAGE([.G3:.G36])" office:value-type="float" office:value="76.4941176470588" calcext:value-type="float">
            <text:p>76,49</text:p>
          </table:table-cell>
          <table:table-cell table:style-name="ce7" table:formula="of:=AVERAGE([.H3:.H36])" office:value-type="float" office:value="71.7911764705882" calcext:value-type="float">
            <text:p>71,79</text:p>
          </table:table-cell>
          <table:table-cell table:style-name="ce7" table:formula="of:=AVERAGE([.I3:.I36])" office:value-type="float" office:value="77.7029411764706" calcext:value-type="float">
            <text:p>77,70</text:p>
          </table:table-cell>
          <table:table-cell table:style-name="ce7" table:formula="of:=AVERAGE([.J3:.J36])" office:value-type="float" office:value="79.4882352941176" calcext:value-type="float">
            <text:p>79,49</text:p>
          </table:table-cell>
          <table:table-cell table:style-name="ce7" table:formula="of:=AVERAGE([.K3:.K36])" office:value-type="float" office:value="80.6411764705882" calcext:value-type="float">
            <text:p>80,64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1T09:28:59.261526294</dc:date>
    <meta:editing-duration>P4DT21H43M2S</meta:editing-duration>
    <meta:editing-cycles>2</meta:editing-cycles>
    <meta:generator>LibreOffice/7.3.7.2$Linux_X86_64 LibreOffice_project/30$Build-2</meta:generator>
    <meta:document-statistic meta:table-count="4" meta:cell-count="4303" meta:object-count="0"/>
  </office:meta>
</office:document-meta>
</file>